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3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29.96pt"/>
    </style:style>
    <style:style style:name="co5" style:family="table-column">
      <style:table-column-properties fo:break-before="auto" style:column-width="62.5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30.84pt" fo:break-before="auto" style:use-optimal-row-height="false"/>
    </style:style>
    <style:style style:name="ro6" style:family="table-row">
      <style:table-row-properties style:row-height="44.11pt" fo:break-before="auto" style:use-optimal-row-height="fals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35.21pt" fo:break-before="auto" style:use-optimal-row-height="true"/>
    </style:style>
    <style:style style:name="ro9" style:family="table-row">
      <style:table-row-properties style:row-height="35.6pt" fo:break-before="auto" style:use-optimal-row-height="true"/>
    </style:style>
    <style:style style:name="ro10" style:family="table-row">
      <style:table-row-properties style:row-height="13.1pt" fo:break-before="auto" style:use-optimal-row-height="true"/>
    </style:style>
    <style:style style:name="ro11" style:family="table-row">
      <style:table-row-properties style:row-height="24.35pt" fo:break-before="auto" style:use-optimal-row-height="true"/>
    </style:style>
    <style:style style:name="ro12" style:family="table-row">
      <style:table-row-properties style:row-height="35.26pt" fo:break-before="auto" style:use-optimal-row-height="true"/>
    </style:style>
    <style:style style:name="ro13" style:family="table-row">
      <style:table-row-properties style:row-height="24.69pt" fo:break-before="auto" style:use-optimal-row-height="true"/>
    </style:style>
    <style:style style:name="ro14" style:family="table-row">
      <style:table-row-properties style:row-height="68.66pt" fo:break-before="auto" style:use-optimal-row-height="true"/>
    </style:style>
    <style:style style:name="ro15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2">
      <style:table-cell-properties fo:wrap-option="wrap"/>
    </style:style>
    <style:style style:name="ce2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22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wrap-option="wrap"/>
    </style:style>
    <style:style style:name="ce12" style:family="table-cell" style:parent-style-name="Default" style:data-style-name="N123">
      <style:table-cell-properties fo:wrap-option="wrap"/>
    </style:style>
    <style:style style:name="ce13" style:family="table-cell" style:parent-style-name="Default" style:data-style-name="N2">
      <style:table-cell-properties fo:wrap-option="wrap"/>
      <style:text-properties style:font-name="Liberation Sans" fo:font-style="italic" style:text-underline-style="solid" style:text-underline-width="auto" style:text-underline-color="font-color" style:font-name-asian="Noto Sans CJK SC Regular" style:font-style-asian="italic" style:font-name-complex="FreeSans" style:font-style-complex="italic"/>
    </style:style>
    <style:style style:name="ce14" style:family="table-cell" style:parent-style-name="Default" style:data-style-name="N124">
      <style:table-cell-properties fo:wrap-option="wrap"/>
    </style:style>
    <style:style style:name="ce15" style:family="table-cell" style:parent-style-name="Default" style:data-style-name="N122">
      <style:table-cell-properties fo:wrap-option="wrap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6" style:family="table-cell" style:parent-style-name="Default" style:data-style-name="N10">
      <style:table-cell-properties fo:wrap-option="wrap"/>
    </style:style>
    <style:style style:name="ce17" style:family="table-cell" style:parent-style-name="Default" style:data-style-name="N10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wrap-option="wrap"/>
    </style:style>
    <style:style style:name="ce19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wrap-option="wrap"/>
    </style:style>
    <style:style style:name="ce21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fo:wrap-option="wrap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3">
      <style:table-cell-properties fo:wrap-option="wrap"/>
    </style:style>
    <style:style style:name="ce25" style:family="table-cell" style:parent-style-name="Default" style:data-style-name="N11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omparison" table:style-name="ta1">
        <office:forms form:automatic-focus="false" form:apply-design-mode="false"/>
        <table:table-column table:style-name="co1" table:number-columns-repeated="9" table:default-cell-style-name="ce1"/>
        <table:table-column table:style-name="co1" table:default-cell-style-name="ce12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1" table:default-cell-style-name="ce18"/>
        <table:table-column table:style-name="co1" table:default-cell-style-name="ce20"/>
        <table:table-column table:style-name="co1" table:number-columns-repeated="1004" table:default-cell-style-name="ce1"/>
        <table:table-column table:style-name="co1" table:number-columns-repeated="4" table:default-cell-style-name="ce5"/>
        <table:table-row table:style-name="ro1">
          <table:table-cell/>
          <table:table-cell table:style-name="ce3" office:value-type="string" calcext:value-type="string">
            <text:p>8 is </text:p>
          </table:table-cell>
          <table:table-cell table:style-name="ce7" office:value-type="string" calcext:value-type="string">
            <text:p>Management consulting</text:p>
          </table:table-cell>
          <table:table-cell table:style-name="ce7"/>
          <table:table-cell table:number-columns-repeated="2" table:style-name="ce4" office:value-type="string" calcext:value-type="string">
            <text:p>Management consulting</text:p>
          </table:table-cell>
          <table:table-cell table:style-name="ce4" table:number-columns-repeated="3"/>
          <table:table-cell table:style-name="ce9" office:value-type="string" calcext:value-type="string">
            <text:p>Precision engineering</text:p>
          </table:table-cell>
          <table:table-cell table:style-name="ce9"/>
          <table:table-cell office:value-type="string" calcext:value-type="string">
            <text:p>Current condition at Mapper</text:p>
          </table:table-cell>
          <table:table-cell table:number-columns-repeated="6"/>
          <table:table-cell table:style-name="ce6"/>
          <table:table-cell table:number-columns-repeated="1005"/>
        </table:table-row>
        <table:table-row table:style-name="ro2">
          <table:table-cell/>
          <table:table-cell table:style-name="ce4" office:value-type="string" calcext:value-type="string">
            <text:p>“/5”</text:p>
          </table:table-cell>
          <table:table-cell table:style-name="ce4" office:value-type="float" office:value="4" calcext:value-type="float">
            <text:p>4.0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9" office:value-type="float" office:value="12.5" calcext:value-type="float">
            <text:p>12.500</text:p>
          </table:table-cell>
          <table:table-cell table:style-name="ce9"/>
          <table:table-cell table:style-name="ce14" office:value-type="float" office:value="3" calcext:value-type="float">
            <text:p>3.0000</text:p>
          </table:table-cell>
          <table:table-cell table:style-name="ce14"/>
          <table:table-cell table:number-columns-repeated="3"/>
          <table:table-cell table:formula="of:=SUM([.C2:.L2])*10" office:value-type="float" office:value="280" calcext:value-type="float">
            <text:p>280.0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string" calcext:value-type="string">
            <text:p>Options //10</text:p>
          </table:table-cell>
          <table:table-cell table:style-name="ce3" office:value-type="string" calcext:value-type="string">
            <text:p>Skills</text:p>
          </table:table-cell>
          <table:table-cell table:style-name="ce3" office:value-type="string" calcext:value-type="string">
            <text:p>(80k)</text:p>
          </table:table-cell>
          <table:table-cell table:style-name="ce3" office:value-type="string" calcext:value-type="string">
            <text:p>Connections </text:p>
          </table:table-cell>
          <table:table-cell table:style-name="ce3" office:value-type="string" calcext:value-type="string">
            <text:p>Credentials</text:p>
          </table:table-cell>
          <table:table-cell table:style-name="ce3" office:value-type="string" calcext:value-type="string">
            <text:p>Runway</text:p>
          </table:table-cell>
          <table:table-cell table:style-name="ce3" office:value-type="string" calcext:value-type="string">
            <text:p>CC total</text:p>
          </table:table-cell>
          <table:table-cell table:style-name="ce3" office:value-type="string" calcext:value-type="string">
            <text:p>Impact: number of lives saved estimated</text:p>
          </table:table-cell>
          <table:table-cell table:style-name="ce10" office:value-type="string" calcext:value-type="string">
            <text:p>Impact</text:p>
          </table:table-cell>
          <table:table-cell table:style-name="ce10" office:value-type="string" calcext:value-type="string">
            <text:p>IT</text:p>
          </table:table-cell>
          <table:table-cell table:style-name="ce6" office:value-type="string" calcext:value-type="string">
            <text:p>Supporting conditions/Job satisfaction</text:p>
          </table:table-cell>
          <table:table-cell table:style-name="ce6" office:value-type="string" calcext:value-type="string">
            <text:p>ST</text:p>
          </table:table-cell>
          <table:table-cell table:style-name="ce17" office:value-type="string" calcext:value-type="string">
            <text:p>confidence in impact</text:p>
          </table:table-cell>
          <table:table-cell table:style-name="ce19" office:value-type="string" calcext:value-type="string">
            <text:p>Total</text:p>
          </table:table-cell>
          <table:table-cell table:style-name="ce21" office:value-type="string" calcext:value-type="string">
            <text:p>Personal fit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6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DS</text:p>
          </table:table-cell>
          <table:table-cell table:style-name="ce4" office:value-type="string" calcext:value-type="string">
            <text:p>DS for direct giving</text:p>
          </table:table-cell>
          <table:table-cell table:style-name="ce4" office:value-type="float" office:value="8" calcext:value-type="float">
            <text:p>8.0</text:p>
          </table:table-cell>
          <table:table-cell table:style-name="ce4"/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4]*[.C$2]+[.E4]*[.E$2]+[.F4]*[.F$2]+[.G4]*[.G$2]" office:value-type="float" office:value="85.75" calcext:value-type="float">
            <text:p>85.8</text:p>
          </table:table-cell>
          <table:table-cell table:style-name="ce4" office:value-type="float" office:value="970" calcext:value-type="float">
            <text:p>970.0</text:p>
          </table:table-cell>
          <table:table-cell table:style-name="ce11" table:formula="of:=[.I4]/130*[.N4]" office:value-type="float" office:value="6.93923076923077" calcext:value-type="float">
            <text:p>6.94</text:p>
          </table:table-cell>
          <table:table-cell table:style-name="ce13" table:formula="of:=[.J4]*[.J$2]" office:value-type="float" office:value="86.7403846153846" calcext:value-type="float">
            <text:p>86.74</text:p>
          </table:table-cell>
          <table:table-cell office:value-type="float" office:value="8" calcext:value-type="float">
            <text:p>8.0</text:p>
          </table:table-cell>
          <table:table-cell table:style-name="ce15" table:formula="of:=[.L4]*[.L$2]" office:value-type="float" office:value="24" calcext:value-type="float">
            <text:p>24.0</text:p>
          </table:table-cell>
          <table:table-cell office:value-type="percentage" office:value="0.93" calcext:value-type="percentage">
            <text:p>93%</text:p>
          </table:table-cell>
          <table:table-cell table:formula="of:=[.H4]+[.K4]+[.M4]" office:value-type="float" office:value="196.490384615385" calcext:value-type="float">
            <text:p>196</text:p>
          </table:table-cell>
          <table:table-cell table:style-name="ce22" office:value-type="percentage" office:value="0.744" calcext:value-type="percentage">
            <text:p>74.40%</text:p>
          </table:table-cell>
          <table:table-cell table:formula="of:=([.C4]*[.C$2]+[.E4]*[.E$2]+[.F4]*[.F$2]+[.G4]*[.G$2]+[.J4]*[.J$2]+[.L4]*[.L$2])*[.P4]" office:value-type="float" office:value="146.188846153846" calcext:value-type="float">
            <text:p>146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S</text:p>
          </table:table-cell>
          <table:table-cell table:style-name="ce4" office:value-type="string" calcext:value-type="string">
            <text:p>DS for earning to give NL</text:p>
          </table:table-cell>
          <table:table-cell table:style-name="ce4" office:value-type="float" office:value="8" calcext:value-type="float">
            <text:p>8.0</text:p>
          </table:table-cell>
          <table:table-cell table:style-name="ce4"/>
          <table:table-cell table:style-name="ce5" office:value-type="float" office:value="5.5" calcext:value-type="float">
            <text:p>5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5]*[.C$2]+[.E5]*[.E$2]+[.F5]*[.F$2]+[.G5]*[.G$2]" office:value-type="float" office:value="88.75" calcext:value-type="float">
            <text:p>88.8</text:p>
          </table:table-cell>
          <table:table-cell table:style-name="ce4" office:value-type="float" office:value="202" calcext:value-type="float">
            <text:p>202.0</text:p>
          </table:table-cell>
          <table:table-cell table:style-name="ce11" table:formula="of:=[.I5]/130*[.N5]" office:value-type="float" office:value="1.47615384615385" calcext:value-type="float">
            <text:p>1.48</text:p>
          </table:table-cell>
          <table:table-cell table:style-name="ce13" table:formula="of:=[.J5]*[.J$2]" office:value-type="float" office:value="18.4519230769231" calcext:value-type="float">
            <text:p>18.45</text:p>
          </table:table-cell>
          <table:table-cell office:value-type="float" office:value="8" calcext:value-type="float">
            <text:p>8.0</text:p>
          </table:table-cell>
          <table:table-cell table:style-name="ce15" table:formula="of:=[.L5]*[.L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.H5]+[.K5]+[.M5]" office:value-type="float" office:value="131.201923076923" calcext:value-type="float">
            <text:p>131</text:p>
          </table:table-cell>
          <table:table-cell office:value-type="percentage" office:value="0.93" calcext:value-type="percentage">
            <text:p>93.00%</text:p>
          </table:table-cell>
          <table:table-cell table:formula="of:=([.C5]*[.C$2]+[.E5]*[.E$2]+[.F5]*[.F$2]+[.G5]*[.G$2]+[.J5]*[.J$2]+[.L5]*[.L$2])*[.P5]" office:value-type="float" office:value="122.017788461538" calcext:value-type="float">
            <text:p>122.0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sign engineering for earning to give NL</text:p>
          </table:table-cell>
          <table:table-cell table:style-name="ce4" office:value-type="float" office:value="6.5" calcext:value-type="float">
            <text:p>6.5</text:p>
          </table:table-cell>
          <table:table-cell table:style-name="ce4"/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8" table:formula="of:=[.C6]*[.C$2]+[.E6]*[.E$2]+[.F6]*[.F$2]+[.G6]*[.G$2]" office:value-type="float" office:value="71" calcext:value-type="float">
            <text:p>71.0</text:p>
          </table:table-cell>
          <table:table-cell table:style-name="ce4" office:value-type="float" office:value="174" calcext:value-type="float">
            <text:p>174.0</text:p>
          </table:table-cell>
          <table:table-cell table:style-name="ce11" table:formula="of:=[.I6]/130*[.N6]" office:value-type="float" office:value="1.20461538461538" calcext:value-type="float">
            <text:p>1.20</text:p>
          </table:table-cell>
          <table:table-cell table:style-name="ce13" table:formula="of:=[.J6]*[.J$2]" office:value-type="float" office:value="15.0576923076923" calcext:value-type="float">
            <text:p>15.06</text:p>
          </table:table-cell>
          <table:table-cell office:value-type="float" office:value="8" calcext:value-type="float">
            <text:p>8.0</text:p>
          </table:table-cell>
          <table:table-cell table:style-name="ce15" table:formula="of:=[.L6]*[.L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.H6]+[.K6]+[.M6]" office:value-type="float" office:value="110.057692307692" calcext:value-type="float">
            <text:p>110</text:p>
          </table:table-cell>
          <table:table-cell table:style-name="ce22" office:value-type="percentage" office:value="0.95" calcext:value-type="percentage">
            <text:p>95.00%</text:p>
          </table:table-cell>
          <table:table-cell table:formula="of:=([.C6]*[.C$2]+[.E6]*[.E$2]+[.F6]*[.F$2]+[.G6]*[.G$2]+[.J6]*[.J$2]+[.L6]*[.L$2])*[.P6]" office:value-type="float" office:value="104.554807692308" calcext:value-type="float">
            <text:p>104.6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sign engineering for earning to give (sales initiative)</text:p>
          </table:table-cell>
          <table:table-cell table:style-name="ce4" office:value-type="float" office:value="6.5" calcext:value-type="float">
            <text:p>6.5</text:p>
          </table:table-cell>
          <table:table-cell table:style-name="ce4"/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8" table:formula="of:=[.C7]*[.C$2]+[.E7]*[.E$2]+[.F7]*[.F$2]+[.G7]*[.G$2]" office:value-type="float" office:value="71" calcext:value-type="float">
            <text:p>71.0</text:p>
          </table:table-cell>
          <table:table-cell table:style-name="ce4" table:formula="of:=[.I6]*2" office:value-type="float" office:value="348" calcext:value-type="float">
            <text:p>348.0</text:p>
          </table:table-cell>
          <table:table-cell table:style-name="ce11" table:formula="of:=[.I7]/130*[.N7]" office:value-type="float" office:value="2.27538461538462" calcext:value-type="float">
            <text:p>2.28</text:p>
          </table:table-cell>
          <table:table-cell table:style-name="ce13" table:formula="of:=[.J7]*[.J$2]" office:value-type="float" office:value="28.4423076923077" calcext:value-type="float">
            <text:p>28.44</text:p>
          </table:table-cell>
          <table:table-cell office:value-type="float" office:value="8" calcext:value-type="float">
            <text:p>8.0</text:p>
          </table:table-cell>
          <table:table-cell table:style-name="ce15" table:formula="of:=[.L7]*[.L$2]" office:value-type="float" office:value="24" calcext:value-type="float">
            <text:p>24.0</text:p>
          </table:table-cell>
          <table:table-cell office:value-type="percentage" office:value="0.85" calcext:value-type="percentage">
            <text:p>85%</text:p>
          </table:table-cell>
          <table:table-cell table:formula="of:=[.H7]+[.K7]+[.M7]" office:value-type="float" office:value="123.442307692308" calcext:value-type="float">
            <text:p>123</text:p>
          </table:table-cell>
          <table:table-cell table:style-name="ce22" office:value-type="percentage" office:value="0.65" calcext:value-type="percentage">
            <text:p>65.00%</text:p>
          </table:table-cell>
          <table:table-cell table:formula="of:=([.C7]*[.C$2]+[.E7]*[.E$2]+[.F7]*[.F$2]+[.G7]*[.G$2]+[.J7]*[.J$2]+[.L7]*[.L$2])*[.P7]" office:value-type="float" office:value="80.2375" calcext:value-type="float">
            <text:p>80.2</text:p>
          </table:table-cell>
          <table:table-cell table:number-columns-repeated="1007"/>
        </table:table-row>
        <table:table-row table:style-name="ro5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 in US</text:p>
          </table:table-cell>
          <table:table-cell table:style-name="ce4" office:value-type="float" office:value="6.5" calcext:value-type="float">
            <text:p>6.5</text:p>
          </table:table-cell>
          <table:table-cell table:style-name="ce4"/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8" table:formula="of:=[.C8]*[.C$2]+[.E8]*[.E$2]+[.F8]*[.F$2]+[.G8]*[.G$2]" office:value-type="float" office:value="71" calcext:value-type="float">
            <text:p>71.0</text:p>
          </table:table-cell>
          <table:table-cell table:style-name="ce4" office:value-type="float" office:value="330" calcext:value-type="float">
            <text:p>330.0</text:p>
          </table:table-cell>
          <table:table-cell table:style-name="ce11" table:formula="of:=[.I8]/130*[.N8]" office:value-type="float" office:value="2.28461538461538" calcext:value-type="float">
            <text:p>2.28</text:p>
          </table:table-cell>
          <table:table-cell table:style-name="ce13" table:formula="of:=[.J8]*[.J$2]" office:value-type="float" office:value="28.5576923076923" calcext:value-type="float">
            <text:p>28.56</text:p>
          </table:table-cell>
          <table:table-cell office:value-type="float" office:value="9" calcext:value-type="float">
            <text:p>9.0</text:p>
          </table:table-cell>
          <table:table-cell table:style-name="ce15" table:formula="of:=[.L8]*[.L$2]" office:value-type="float" office:value="27" calcext:value-type="float">
            <text:p>27.0</text:p>
          </table:table-cell>
          <table:table-cell office:value-type="percentage" office:value="0.9" calcext:value-type="percentage">
            <text:p>90%</text:p>
          </table:table-cell>
          <table:table-cell table:formula="of:=[.H8]+[.K8]+[.M8]" office:value-type="float" office:value="126.557692307692" calcext:value-type="float">
            <text:p>127</text:p>
          </table:table-cell>
          <table:table-cell table:style-name="ce22" office:value-type="percentage" office:value="0.48" calcext:value-type="percentage">
            <text:p>48.00%</text:p>
          </table:table-cell>
          <table:table-cell table:formula="of:=([.C8]*[.C$2]+[.E8]*[.E$2]+[.F8]*[.F$2]+[.G8]*[.G$2]+[.J8]*[.J$2]+[.L8]*[.L$2])*[.P8]" office:value-type="float" office:value="60.7476923076923" calcext:value-type="float">
            <text:p>60.7</text:p>
          </table:table-cell>
          <table:table-cell table:number-columns-repeated="1007"/>
        </table:table-row>
        <table:table-row table:style-name="ro6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sign engineering for direct giving</text:p>
          </table:table-cell>
          <table:table-cell table:style-name="ce4" office:value-type="float" office:value="5" calcext:value-type="float">
            <text:p>5.0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6" calcext:value-type="float">
            <text:p>6.0</text:p>
          </table:table-cell>
          <table:table-cell table:style-name="ce8" table:formula="of:=[.C9]*[.C$2]+[.E9]*[.E$2]+[.F9]*[.F$2]+[.G9]*[.G$2]" office:value-type="float" office:value="58.5" calcext:value-type="float">
            <text:p>58.5</text:p>
          </table:table-cell>
          <table:table-cell table:style-name="ce5" office:value-type="float" office:value="970" calcext:value-type="float">
            <office:annotation draw:style-name="gr1" draw:text-style-name="P2" svg:width="82.18pt" svg:height="28.09pt" svg:x="593.01pt" svg:y="222.6pt" draw:caption-point-x="-17.29pt" draw:caption-point-y="42.8pt">
              <dc:date>2018-06-21T00:00:00</dc:date>
              <text:p text:style-name="P1"><text:span text:style-name="T1">Should be &gt; 970 lives</text:span></text:p>
            </office:annotation>
            <text:p>970</text:p>
          </table:table-cell>
          <table:table-cell table:style-name="ce11" table:formula="of:=[.I9]/130*[.N9]" office:value-type="float" office:value="6.71538461538462" calcext:value-type="float">
            <text:p>6.72</text:p>
          </table:table-cell>
          <table:table-cell table:style-name="ce13" table:formula="of:=[.J9]*[.J$2]" office:value-type="float" office:value="83.9423076923077" calcext:value-type="float">
            <text:p>83.94</text:p>
          </table:table-cell>
          <table:table-cell office:value-type="float" office:value="8" calcext:value-type="float">
            <text:p>8.0</text:p>
          </table:table-cell>
          <table:table-cell table:style-name="ce15" table:formula="of:=[.L9]*[.L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.H9]+[.K9]+[.M9]" office:value-type="float" office:value="166.442307692308" calcext:value-type="float">
            <text:p>166</text:p>
          </table:table-cell>
          <table:table-cell table:style-name="ce22" office:value-type="percentage" office:value="0.35" calcext:value-type="percentage">
            <text:p>35.00%</text:p>
          </table:table-cell>
          <table:table-cell table:formula="of:=([.C9]*[.C$2]+[.E9]*[.E$2]+[.F9]*[.F$2]+[.G9]*[.G$2]+[.J9]*[.J$2]+[.L9]*[.L$2])*[.P9]" office:value-type="float" office:value="58.2548076923077" calcext:value-type="float">
            <text:p>58.3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DS</text:p>
          </table:table-cell>
          <table:table-cell table:style-name="ce4" office:value-type="string" calcext:value-type="string">
            <text:p>DS for earning to give moving to US</text:p>
          </table:table-cell>
          <table:table-cell table:style-name="ce4" office:value-type="float" office:value="8" calcext:value-type="float">
            <text:p>8.0</text:p>
          </table:table-cell>
          <table:table-cell table:style-name="ce4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0]*[.C$2]+[.E10]*[.E$2]+[.F10]*[.F$2]+[.G10]*[.G$2]" office:value-type="float" office:value="88.75" calcext:value-type="float">
            <text:p>88.8</text:p>
          </table:table-cell>
          <table:table-cell table:style-name="ce4" office:value-type="float" office:value="400" calcext:value-type="float">
            <text:p>400.0</text:p>
          </table:table-cell>
          <table:table-cell table:style-name="ce11" table:formula="of:=[.I10]/130*[.N10]" office:value-type="float" office:value="2.92307692307692" calcext:value-type="float">
            <text:p>2.92</text:p>
          </table:table-cell>
          <table:table-cell table:style-name="ce13" table:formula="of:=[.J10]*[.J$2]" office:value-type="float" office:value="36.5384615384615" calcext:value-type="float">
            <text:p>36.54</text:p>
          </table:table-cell>
          <table:table-cell office:value-type="float" office:value="8" calcext:value-type="float">
            <text:p>8.0</text:p>
          </table:table-cell>
          <table:table-cell table:style-name="ce15" table:formula="of:=[.L10]*[.L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.H10]+[.K10]+[.M10]" office:value-type="float" office:value="149.288461538462" calcext:value-type="float">
            <text:p>149</text:p>
          </table:table-cell>
          <table:table-cell office:value-type="percentage" office:value="0.372" calcext:value-type="percentage">
            <text:p>37.20%</text:p>
          </table:table-cell>
          <table:table-cell table:formula="of:=([.C10]*[.C$2]+[.E10]*[.E$2]+[.F10]*[.F$2]+[.G10]*[.G$2]+[.J10]*[.J$2]+[.L10]*[.L$2])*[.P10]" office:value-type="float" office:value="55.5353076923077" calcext:value-type="float">
            <text:p>55.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C</text:p>
          </table:table-cell>
          <table:table-cell table:style-name="ce5" office:value-type="string" calcext:value-type="string">
            <text:p>MC earning to give NON-PARTNER 5 years leave</text:p>
          </table:table-cell>
          <table:table-cell table:style-name="ce4" office:value-type="float" office:value="10" calcext:value-type="float">
            <text:p>10.0</text:p>
          </table:table-cell>
          <table:table-cell table:style-name="ce4"/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1]*[.C$2]+[.E11]*[.E$2]+[.F11]*[.F$2]+[.G11]*[.G$2]" office:value-type="float" office:value="106" calcext:value-type="float">
            <text:p>106.0</text:p>
          </table:table-cell>
          <table:table-cell table:style-name="ce4" office:value-type="float" office:value="700" calcext:value-type="float">
            <text:p>700.0</text:p>
          </table:table-cell>
          <table:table-cell table:style-name="ce11" table:formula="of:=[.I11]/130*[.N11]" office:value-type="float" office:value="4.84615384615385" calcext:value-type="float">
            <text:p>4.85</text:p>
          </table:table-cell>
          <table:table-cell table:style-name="ce13" table:formula="of:=[.J11]*[.J$2]" office:value-type="float" office:value="60.5769230769231" calcext:value-type="float">
            <text:p>60.58</text:p>
          </table:table-cell>
          <table:table-cell office:value-type="float" office:value="7" calcext:value-type="float">
            <text:p>7.0</text:p>
          </table:table-cell>
          <table:table-cell table:style-name="ce15" table:formula="of:=[.L11]*[.L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.H11]+[.K11]+[.M11]" office:value-type="float" office:value="187.576923076923" calcext:value-type="float">
            <text:p>188</text:p>
          </table:table-cell>
          <table:table-cell office:value-type="percentage" office:value="0.189" calcext:value-type="percentage">
            <text:p>18.90%</text:p>
          </table:table-cell>
          <table:table-cell table:formula="of:=([.C11]*[.C$2]+[.E11]*[.E$2]+[.F11]*[.F$2]+[.G11]*[.G$2]+[.J11]*[.J$2]+[.L11]*[.L$2])*[.P11]" office:value-type="float" office:value="35.4520384615385" calcext:value-type="float">
            <text:p>35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</text:p>
          </table:table-cell>
          <table:table-cell table:style-name="ce5" office:value-type="string" calcext:value-type="string">
            <text:p>MC direct work</text:p>
          </table:table-cell>
          <table:table-cell table:style-name="ce4" office:value-type="float" office:value="10" calcext:value-type="float">
            <text:p>10.0</text:p>
          </table:table-cell>
          <table:table-cell table:style-name="ce4"/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2]*[.C$2]+[.E12]*[.E$2]+[.F12]*[.F$2]+[.G12]*[.G$2]" office:value-type="float" office:value="106" calcext:value-type="float">
            <text:p>106.0</text:p>
          </table:table-cell>
          <table:table-cell table:style-name="ce4" office:value-type="float" office:value="970" calcext:value-type="float">
            <text:p>970.0</text:p>
          </table:table-cell>
          <table:table-cell table:style-name="ce11" table:formula="of:=[.I12]/130*[.N12]" office:value-type="float" office:value="6.71538461538462" calcext:value-type="float">
            <text:p>6.72</text:p>
          </table:table-cell>
          <table:table-cell table:style-name="ce13" table:formula="of:=[.J12]*[.J$2]" office:value-type="float" office:value="83.9423076923077" calcext:value-type="float">
            <text:p>83.94</text:p>
          </table:table-cell>
          <table:table-cell office:value-type="float" office:value="7" calcext:value-type="float">
            <text:p>7.0</text:p>
          </table:table-cell>
          <table:table-cell table:style-name="ce15" table:formula="of:=[.L12]*[.L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.H12]+[.K12]+[.M12]" office:value-type="float" office:value="210.942307692308" calcext:value-type="float">
            <text:p>211</text:p>
          </table:table-cell>
          <table:table-cell office:value-type="percentage" office:value="0.168" calcext:value-type="percentage">
            <text:p>16.80%</text:p>
          </table:table-cell>
          <table:table-cell table:formula="of:=([.C12]*[.C$2]+[.E12]*[.E$2]+[.F12]*[.F$2]+[.G12]*[.G$2]+[.J12]*[.J$2]+[.L12]*[.L$2])*[.P12]" office:value-type="float" office:value="35.4383076923077" calcext:value-type="float">
            <text:p>35.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b</text:p>
          </table:table-cell>
          <table:table-cell table:style-name="ce5" office:value-type="string" calcext:value-type="string">
            <text:p>Direct work</text:p>
          </table:table-cell>
          <table:table-cell table:style-name="ce4" office:value-type="float" office:value="8.5" calcext:value-type="float">
            <text:p>8.5</text:p>
          </table:table-cell>
          <table:table-cell table:style-name="ce4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3]*[.C$2]+[.E13]*[.E$2]+[.F13]*[.F$2]+[.G13]*[.G$2]" office:value-type="float" office:value="94" calcext:value-type="float">
            <text:p>94.0</text:p>
          </table:table-cell>
          <table:table-cell table:style-name="ce4" office:value-type="float" office:value="1000" calcext:value-type="float">
            <text:p>1000.0</text:p>
          </table:table-cell>
          <table:table-cell table:style-name="ce11" table:formula="of:=[.I13]/130*[.N13]" office:value-type="float" office:value="6.92307692307692" calcext:value-type="float">
            <text:p>6.92</text:p>
          </table:table-cell>
          <table:table-cell table:style-name="ce13" table:formula="of:=[.J13]*[.J$2]" office:value-type="float" office:value="86.5384615384616" calcext:value-type="float">
            <text:p>86.54</text:p>
          </table:table-cell>
          <table:table-cell office:value-type="float" office:value="3" calcext:value-type="float">
            <text:p>3.0</text:p>
          </table:table-cell>
          <table:table-cell table:style-name="ce15" table:formula="of:=[.L13]*[.L$2]" office:value-type="float" office:value="9" calcext:value-type="float">
            <text:p>9.0</text:p>
          </table:table-cell>
          <table:table-cell office:value-type="percentage" office:value="0.9" calcext:value-type="percentage">
            <text:p>90%</text:p>
          </table:table-cell>
          <table:table-cell table:formula="of:=[.H13]+[.K13]+[.M13]" office:value-type="float" office:value="189.538461538462" calcext:value-type="float">
            <text:p>190</text:p>
          </table:table-cell>
          <table:table-cell office:value-type="percentage" office:value="0.1" calcext:value-type="percentage">
            <text:p>10.00%</text:p>
          </table:table-cell>
          <table:table-cell table:formula="of:=([.C13]*[.C$2]+[.E13]*[.E$2]+[.F13]*[.F$2]+[.G13]*[.G$2]+[.J13]*[.J$2]+[.L13]*[.L$2])*[.P13]" office:value-type="float" office:value="18.9538461538462" calcext:value-type="float">
            <text:p>19.0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MC</text:p>
          </table:table-cell>
          <table:table-cell table:style-name="ce5" office:value-type="string" calcext:value-type="string">
            <text:p>MC earning to give PARTNER</text:p>
          </table:table-cell>
          <table:table-cell table:style-name="ce4" office:value-type="float" office:value="10" calcext:value-type="float">
            <text:p>10.0</text:p>
          </table:table-cell>
          <table:table-cell table:style-name="ce4"/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4]*[.C$2]+[.E14]*[.E$2]+[.F14]*[.F$2]+[.G14]*[.G$2]" office:value-type="float" office:value="106" calcext:value-type="float">
            <text:p>106.0</text:p>
          </table:table-cell>
          <table:table-cell table:style-name="ce4" office:value-type="float" office:value="1250" calcext:value-type="float">
            <text:p>1250.0</text:p>
          </table:table-cell>
          <table:table-cell table:style-name="ce11" table:formula="of:=[.I14]/130*[.N14]" office:value-type="float" office:value="9.13461538461539" calcext:value-type="float">
            <text:p>9.13</text:p>
          </table:table-cell>
          <table:table-cell table:style-name="ce13" table:formula="of:=[.J14]*[.J$2]" office:value-type="float" office:value="114.182692307692" calcext:value-type="float">
            <text:p>114.18</text:p>
          </table:table-cell>
          <table:table-cell office:value-type="float" office:value="7" calcext:value-type="float">
            <text:p>7.0</text:p>
          </table:table-cell>
          <table:table-cell table:style-name="ce15" table:formula="of:=[.L14]*[.L$2]" office:value-type="float" office:value="21" calcext:value-type="float">
            <text:p>21.0</text:p>
          </table:table-cell>
          <table:table-cell office:value-type="percentage" office:value="0.95" calcext:value-type="percentage">
            <text:p>95%</text:p>
          </table:table-cell>
          <table:table-cell table:formula="of:=[.H14]+[.K14]+[.M14]" office:value-type="float" office:value="241.182692307692" calcext:value-type="float">
            <text:p>241</text:p>
          </table:table-cell>
          <table:table-cell office:value-type="percentage" office:value="0.013" calcext:value-type="percentage">
            <text:p>1.30%</text:p>
          </table:table-cell>
          <table:table-cell table:formula="of:=([.C14]*[.C$2]+[.E14]*[.E$2]+[.F14]*[.F$2]+[.G14]*[.G$2]+[.J14]*[.J$2]+[.L14]*[.L$2])*[.P14]" office:value-type="float" office:value="3.135375" calcext:value-type="float">
            <text:p>3.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b</text:p>
          </table:table-cell>
          <table:table-cell table:style-name="ce5" office:value-type="string" calcext:value-type="string">
            <text:p>earning to give</text:p>
          </table:table-cell>
          <table:table-cell table:style-name="ce4" office:value-type="float" office:value="9" calcext:value-type="float">
            <text:p>9.0</text:p>
          </table:table-cell>
          <table:table-cell table:style-name="ce4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5]*[.C$2]+[.E15]*[.E$2]+[.F15]*[.F$2]+[.G15]*[.G$2]" office:value-type="float" office:value="96" calcext:value-type="float">
            <text:p>96.0</text:p>
          </table:table-cell>
          <table:table-cell table:style-name="ce4" office:value-type="float" office:value="3771" calcext:value-type="float">
            <text:p>3771.0</text:p>
          </table:table-cell>
          <table:table-cell table:style-name="ce11" table:formula="of:=[.I15]/130*[.N15]" office:value-type="float" office:value="26.1069230769231" calcext:value-type="float">
            <text:p>26.11</text:p>
          </table:table-cell>
          <table:table-cell table:style-name="ce13" table:formula="of:=[.J15]*[.J$2]" office:value-type="float" office:value="326.336538461538" calcext:value-type="float">
            <text:p>326.34</text:p>
          </table:table-cell>
          <table:table-cell office:value-type="float" office:value="3" calcext:value-type="float">
            <text:p>3.0</text:p>
          </table:table-cell>
          <table:table-cell table:style-name="ce15" table:formula="of:=[.L15]*[.L$2]" office:value-type="float" office:value="9" calcext:value-type="float">
            <text:p>9.0</text:p>
          </table:table-cell>
          <table:table-cell office:value-type="percentage" office:value="0.9" calcext:value-type="percentage">
            <text:p>90%</text:p>
          </table:table-cell>
          <table:table-cell table:formula="of:=[.H15]+[.K15]+[.M15]" office:value-type="float" office:value="431.336538461538" calcext:value-type="float">
            <text:p>431</text:p>
          </table:table-cell>
          <table:table-cell office:value-type="percentage" office:value="0.002" calcext:value-type="percentage">
            <text:p>0.20%</text:p>
          </table:table-cell>
          <table:table-cell table:formula="of:=([.C15]*[.C$2]+[.E15]*[.E$2]+[.F15]*[.F$2]+[.G15]*[.G$2]+[.J15]*[.J$2]+[.L15]*[.L$2])*[.P15]" office:value-type="float" office:value="0.862673076923077" calcext:value-type="float">
            <text:p>0.9</text:p>
          </table:table-cell>
          <table:table-cell table:number-columns-repeated="1007"/>
        </table:table-row>
        <table:table-row table:style-name="ro7">
          <table:table-cell/>
          <table:table-cell office:value-type="string" calcext:value-type="string">
            <text:p>Economics PhD with rare chance</text:p>
          </table:table-cell>
          <table:table-cell table:style-name="ce4" office:value-type="float" office:value="9" calcext:value-type="float">
            <text:p>9.0</text:p>
          </table:table-cell>
          <table:table-cell table:style-name="ce4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8" table:formula="of:=[.C16]*[.C$2]+[.E16]*[.E$2]+[.F16]*[.F$2]+[.G16]*[.G$2]" office:value-type="float" office:value="97.5" calcext:value-type="float">
            <text:p>97.5</text:p>
          </table:table-cell>
          <table:table-cell table:style-name="ce4" office:value-type="float" office:value="750" calcext:value-type="float">
            <text:p>750.0</text:p>
          </table:table-cell>
          <table:table-cell table:style-name="ce11" table:formula="of:=[.I16]/130*[.N16]" office:value-type="float" office:value="5.19230769230769" calcext:value-type="float">
            <text:p>5.19</text:p>
          </table:table-cell>
          <table:table-cell table:style-name="ce13" table:formula="of:=[.J16]*[.J$2]" office:value-type="float" office:value="64.9038461538462" calcext:value-type="float">
            <text:p>64.90</text:p>
          </table:table-cell>
          <table:table-cell office:value-type="float" office:value="7" calcext:value-type="float">
            <text:p>7.0</text:p>
          </table:table-cell>
          <table:table-cell table:style-name="ce15" table:formula="of:=[.L16]*[.L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.H16]+[.K16]+[.M16]" office:value-type="float" office:value="183.403846153846" calcext:value-type="float">
            <text:p>183</text:p>
          </table:table-cell>
          <table:table-cell office:value-type="percentage" office:value="0.06" calcext:value-type="percentage">
            <text:p>6.00%</text:p>
          </table:table-cell>
          <table:table-cell table:formula="of:=([.C16]*[.C$2]+[.E16]*[.E$2]+[.F16]*[.F$2]+[.G16]*[.G$2]+[.J16]*[.J$2]+[.L16]*[.L$2])*[.P16]" office:value-type="float" office:value="11.0042307692308" calcext:value-type="float">
            <text:p>11.0</text:p>
          </table:table-cell>
          <table:table-cell table:number-columns-repeated="1007"/>
        </table:table-row>
        <table:table-row table:style-name="ro7">
          <table:table-cell/>
          <table:table-cell office:value-type="string" calcext:value-type="string">
            <text:p>Econ phd not including rare chance</text:p>
          </table:table-cell>
          <table:table-cell table:style-name="ce4" office:value-type="float" office:value="9" calcext:value-type="float">
            <text:p>9.0</text:p>
          </table:table-cell>
          <table:table-cell table:style-name="ce4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8" table:formula="of:=[.C17]*[.C$2]+[.E17]*[.E$2]+[.F17]*[.F$2]+[.G17]*[.G$2]" office:value-type="float" office:value="97.5" calcext:value-type="float">
            <text:p>97.5</text:p>
          </table:table-cell>
          <table:table-cell table:style-name="ce4" office:value-type="float" office:value="500" calcext:value-type="float">
            <text:p>500.0</text:p>
          </table:table-cell>
          <table:table-cell table:style-name="ce11" table:formula="of:=[.I17]/130*[.N17]" office:value-type="float" office:value="3.46153846153846" calcext:value-type="float">
            <text:p>3.46</text:p>
          </table:table-cell>
          <table:table-cell table:style-name="ce13" table:formula="of:=[.J17]*[.J$2]" office:value-type="float" office:value="43.2692307692308" calcext:value-type="float">
            <text:p>43.27</text:p>
          </table:table-cell>
          <table:table-cell office:value-type="float" office:value="7" calcext:value-type="float">
            <text:p>7.0</text:p>
          </table:table-cell>
          <table:table-cell table:style-name="ce15" table:formula="of:=[.L17]*[.L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.H17]+[.K17]+[.M17]" office:value-type="float" office:value="161.769230769231" calcext:value-type="float">
            <text:p>162</text:p>
          </table:table-cell>
          <table:table-cell office:value-type="percentage" office:value="0.85" calcext:value-type="percentage">
            <text:p>85.00%</text:p>
          </table:table-cell>
          <table:table-cell table:formula="of:=([.C17]*[.C$2]+[.E17]*[.E$2]+[.F17]*[.F$2]+[.G17]*[.G$2]+[.J17]*[.J$2]+[.L17]*[.L$2])*[.P17]" office:value-type="float" office:value="137.503846153846" calcext:value-type="float">
            <text:p>137.5</text:p>
          </table:table-cell>
          <table:table-cell table:number-columns-repeated="1007"/>
        </table:table-row>
        <table:table-row table:style-name="ro7">
          <table:table-cell/>
          <table:table-cell office:value-type="string" calcext:value-type="string">
            <text:p>Working in an NGO like 80k hours</text:p>
          </table:table-cell>
          <table:table-cell office:value-type="float" office:value="7" calcext:value-type="float">
            <text:p>7.0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7" calcext:value-type="float">
            <text:p>7.0</text:p>
          </table:table-cell>
          <table:table-cell office:value-type="float" office:value="6" calcext:value-type="float">
            <text:p>6.0</text:p>
          </table:table-cell>
          <table:table-cell table:style-name="ce8" table:formula="of:=[.C18]*[.C$2]+[.E18]*[.E$2]+[.F18]*[.F$2]+[.G18]*[.G$2]" office:value-type="float" office:value="88.5" calcext:value-type="float">
            <text:p>88.5</text:p>
          </table:table-cell>
          <table:table-cell office:value-type="float" office:value="970" calcext:value-type="float">
            <text:p>970.0</text:p>
          </table:table-cell>
          <table:table-cell table:style-name="ce11" table:formula="of:=[.I18]/130*[.N18]" office:value-type="float" office:value="7.08846153846154" calcext:value-type="float">
            <text:p>7.09</text:p>
          </table:table-cell>
          <table:table-cell table:style-name="ce13" table:formula="of:=[.J18]*[.J$2]" office:value-type="float" office:value="88.6057692307692" calcext:value-type="float">
            <text:p>88.61</text:p>
          </table:table-cell>
          <table:table-cell office:value-type="float" office:value="8" calcext:value-type="float">
            <text:p>8.0</text:p>
          </table:table-cell>
          <table:table-cell table:style-name="ce15" table:formula="of:=[.L18]*[.L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.H18]+[.K18]+[.M18]" office:value-type="float" office:value="201.105769230769" calcext:value-type="float">
            <text:p>201</text:p>
          </table:table-cell>
          <table:table-cell office:value-type="percentage" office:value="0.416" calcext:value-type="percentage">
            <text:p>41.60%</text:p>
          </table:table-cell>
          <table:table-cell table:formula="of:=([.C18]*[.C$2]+[.E18]*[.E$2]+[.F18]*[.F$2]+[.G18]*[.G$2]+[.J18]*[.J$2]+[.L18]*[.L$2])*[.P18]" office:value-type="float" office:value="83.66" calcext:value-type="float">
            <text:p>83.7</text:p>
          </table:table-cell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machine learning PhD</text:p>
          </table:table-cell>
          <table:table-cell table:number-columns-repeated="5"/>
          <table:table-cell table:style-name="ce8" table:formula="of:=[.C19]*[.C$2]+[.E19]*[.E$2]+[.F19]*[.F$2]+[.G19]*[.G$2]" office:value-type="float" office:value="0" calcext:value-type="float">
            <text:p>0.0</text:p>
          </table:table-cell>
          <table:table-cell/>
          <table:table-cell table:style-name="ce11" table:formula="of:=[.I19]/130*[.N19]" office:value-type="float" office:value="0" calcext:value-type="float">
            <text:p>0.00</text:p>
          </table:table-cell>
          <table:table-cell table:style-name="ce13" table:formula="of:=[.J19]*[.J$2]" office:value-type="float" office:value="0" calcext:value-type="float">
            <text:p>0.00</text:p>
          </table:table-cell>
          <table:table-cell/>
          <table:table-cell table:style-name="ce15" table:formula="of:=[.L19]*[.L$2]" office:value-type="float" office:value="0" calcext:value-type="float">
            <text:p>0.0</text:p>
          </table:table-cell>
          <table:table-cell/>
          <table:table-cell table:formula="of:=[.H19]+[.K19]+[.M19]" office:value-type="float" office:value="0" calcext:value-type="float">
            <text:p>0</text:p>
          </table:table-cell>
          <table:table-cell/>
          <table:table-cell table:formula="of:=([.C19]*[.C$2]+[.E19]*[.E$2]+[.F19]*[.F$2]+[.G19]*[.G$2]+[.J19]*[.J$2]+[.L19]*[.L$2])*[.P19]" office:value-type="float" office:value="0" calcext:value-type="float">
            <text:p>0.0</text:p>
          </table:table-cell>
          <table:table-cell table:number-columns-repeated="1007"/>
        </table:table-row>
        <table:table-row table:style-name="ro2">
          <table:table-cell/>
          <table:table-cell table:style-name="ce5"/>
          <table:table-cell table:number-columns-repeated="5"/>
          <table:table-cell table:style-name="ce8" table:formula="of:=[.C20]*[.C$2]+[.E20]*[.E$2]+[.F20]*[.F$2]+[.G20]*[.G$2]" office:value-type="float" office:value="0" calcext:value-type="float">
            <text:p>0.0</text:p>
          </table:table-cell>
          <table:table-cell/>
          <table:table-cell table:style-name="ce11" table:formula="of:=[.I20]/130*[.N20]" office:value-type="float" office:value="0" calcext:value-type="float">
            <text:p>0.00</text:p>
          </table:table-cell>
          <table:table-cell table:style-name="ce13" table:formula="of:=[.J20]*[.J$2]" office:value-type="float" office:value="0" calcext:value-type="float">
            <text:p>0.00</text:p>
          </table:table-cell>
          <table:table-cell/>
          <table:table-cell table:style-name="ce15" table:formula="of:=[.L20]*[.L$2]" office:value-type="float" office:value="0" calcext:value-type="float">
            <text:p>0.0</text:p>
          </table:table-cell>
          <table:table-cell/>
          <table:table-cell table:formula="of:=[.H20]+[.K20]+[.M20]" office:value-type="float" office:value="0" calcext:value-type="float">
            <text:p>0</text:p>
          </table:table-cell>
          <table:table-cell/>
          <table:table-cell table:formula="of:=([.C20]*[.C$2]+[.E20]*[.E$2]+[.F20]*[.F$2]+[.G20]*[.G$2]+[.J20]*[.J$2]+[.L20]*[.L$2])*[.P20]" office:value-type="float" office:value="0" calcext:value-type="float">
            <text:p>0.0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tartng up</text:p>
          </table:table-cell>
          <table:table-cell office:value-type="float" office:value="8" calcext:value-type="float">
            <text:p>8.0</text:p>
          </table:table-cell>
          <table:table-cell/>
          <table:table-cell office:value-type="float" office:value="7" calcext:value-type="float">
            <text:p>7.0</text:p>
          </table:table-cell>
          <table:table-cell table:number-columns-repeated="2" office:value-type="float" office:value="6" calcext:value-type="float">
            <text:p>6.0</text:p>
          </table:table-cell>
          <table:table-cell table:style-name="ce8" table:formula="of:=[.C21]*[.C$2]+[.E21]*[.E$2]+[.F21]*[.F$2]+[.G21]*[.G$2]" office:value-type="float" office:value="86" calcext:value-type="float">
            <text:p>86.0</text:p>
          </table:table-cell>
          <table:table-cell office:value-type="float" office:value="8000" calcext:value-type="float">
            <text:p>8000.0</text:p>
          </table:table-cell>
          <table:table-cell table:style-name="ce11" table:formula="of:=[.I21]/130*[.N21]" office:value-type="float" office:value="55.3846153846154" calcext:value-type="float">
            <text:p>55.38</text:p>
          </table:table-cell>
          <table:table-cell table:style-name="ce13" table:formula="of:=[.J21]*[.J$2]" office:value-type="float" office:value="692.307692307692" calcext:value-type="float">
            <text:p>692.31</text:p>
          </table:table-cell>
          <table:table-cell office:value-type="float" office:value="6" calcext:value-type="float">
            <text:p>6.0</text:p>
          </table:table-cell>
          <table:table-cell table:style-name="ce15" table:formula="of:=[.L21]*[.L$2]" office:value-type="float" office:value="18" calcext:value-type="float">
            <text:p>18.0</text:p>
          </table:table-cell>
          <table:table-cell office:value-type="percentage" office:value="0.9" calcext:value-type="percentage">
            <text:p>90%</text:p>
          </table:table-cell>
          <table:table-cell table:formula="of:=[.H21]+[.K21]+[.M21]" office:value-type="float" office:value="796.307692307692" calcext:value-type="float">
            <text:p>796</text:p>
          </table:table-cell>
          <table:table-cell office:value-type="percentage" office:value="0.0003" calcext:value-type="percentage">
            <text:p>0.03%</text:p>
          </table:table-cell>
          <table:table-cell table:formula="of:=([.C21]*[.C$2]+[.E21]*[.E$2]+[.F21]*[.F$2]+[.G21]*[.G$2]+[.J21]*[.J$2]+[.L21]*[.L$2])*[.P21]" office:value-type="float" office:value="0.238892307692308" calcext:value-type="float">
            <text:p>0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working in a startup</text:p>
          </table:table-cell>
          <table:table-cell office:value-type="float" office:value="8" calcext:value-type="float">
            <text:p>8.0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7" calcext:value-type="float">
            <text:p>7.0</text:p>
          </table:table-cell>
          <table:table-cell office:value-type="float" office:value="6" calcext:value-type="float">
            <text:p>6.0</text:p>
          </table:table-cell>
          <table:table-cell table:style-name="ce8" table:formula="of:=[.C22]*[.C$2]+[.E22]*[.E$2]+[.F22]*[.F$2]+[.G22]*[.G$2]" office:value-type="float" office:value="86.5" calcext:value-type="float">
            <text:p>86.5</text:p>
          </table:table-cell>
          <table:table-cell office:value-type="float" office:value="40" calcext:value-type="float">
            <text:p>40.0</text:p>
          </table:table-cell>
          <table:table-cell table:style-name="ce11" table:formula="of:=[.I22]/130*[.N22]" office:value-type="float" office:value="0.276923076923077" calcext:value-type="float">
            <text:p>0.28</text:p>
          </table:table-cell>
          <table:table-cell table:style-name="ce13" table:formula="of:=[.J22]*[.J$2]" office:value-type="float" office:value="3.46153846153846" calcext:value-type="float">
            <text:p>3.46</text:p>
          </table:table-cell>
          <table:table-cell office:value-type="float" office:value="8" calcext:value-type="float">
            <text:p>8.0</text:p>
          </table:table-cell>
          <table:table-cell table:style-name="ce15" table:formula="of:=[.L22]*[.L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.H22]+[.K22]+[.M22]" office:value-type="float" office:value="113.961538461538" calcext:value-type="float">
            <text:p>114</text:p>
          </table:table-cell>
          <table:table-cell/>
          <table:table-cell table:formula="of:=([.C22]*[.C$2]+[.E22]*[.E$2]+[.F22]*[.F$2]+[.G22]*[.G$2]+[.J22]*[.J$2]+[.L22]*[.L$2])*[.P22]" office:value-type="float" office:value="0" calcext:value-type="float">
            <text:p>0.0</text:p>
          </table:table-cell>
          <table:table-cell table:number-columns-repeated="1007"/>
        </table:table-row>
        <table:table-row table:style-name="ro2">
          <table:table-cell table:number-columns-repeated="7"/>
          <table:table-cell table:style-name="ce8" table:formula="of:=[.C23]*[.C$2]+[.E23]*[.E$2]+[.F23]*[.F$2]+[.G23]*[.G$2]" office:value-type="float" office:value="0" calcext:value-type="float">
            <text:p>0.0</text:p>
          </table:table-cell>
          <table:table-cell/>
          <table:table-cell table:style-name="ce11" table:formula="of:=[.I23]/130*[.N23]" office:value-type="float" office:value="0" calcext:value-type="float">
            <text:p>0.00</text:p>
          </table:table-cell>
          <table:table-cell table:style-name="ce13" table:formula="of:=[.J23]*[.J$2]" office:value-type="float" office:value="0" calcext:value-type="float">
            <text:p>0.00</text:p>
          </table:table-cell>
          <table:table-cell/>
          <table:table-cell table:style-name="ce15" table:formula="of:=[.L23]*[.L$2]" office:value-type="float" office:value="0" calcext:value-type="float">
            <text:p>0.0</text:p>
          </table:table-cell>
          <table:table-cell/>
          <table:table-cell table:formula="of:=[.H23]+[.K23]+[.M23]" office:value-type="float" office:value="0" calcext:value-type="float">
            <text:p>0</text:p>
          </table:table-cell>
          <table:table-cell/>
          <table:table-cell table:formula="of:=([.C23]*[.C$2]+[.E23]*[.E$2]+[.F23]*[.F$2]+[.G23]*[.G$2]+[.J23]*[.J$2]+[.L23]*[.L$2])*[.P23]" office:value-type="float" office:value="0" calcext:value-type="float">
            <text:p>0.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oftware engineering</text:p>
          </table:table-cell>
          <table:table-cell office:value-type="float" office:value="7" calcext:value-type="float">
            <text:p>7.0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.0</text:p>
          </table:table-cell>
          <table:table-cell table:style-name="ce8" table:formula="of:=[.C24]*[.C$2]+[.E24]*[.E$2]+[.F24]*[.F$2]+[.G24]*[.G$2]" office:value-type="float" office:value="85.75" calcext:value-type="float">
            <text:p>85.8</text:p>
          </table:table-cell>
          <table:table-cell office:value-type="float" office:value="450" calcext:value-type="float">
            <text:p>450.0</text:p>
          </table:table-cell>
          <table:table-cell table:style-name="ce11" table:formula="of:=[.I24]/130*[.N24]" office:value-type="float" office:value="3.11538461538462" calcext:value-type="float">
            <text:p>3.12</text:p>
          </table:table-cell>
          <table:table-cell table:style-name="ce13" table:formula="of:=[.J24]*[.J$2]" office:value-type="float" office:value="38.9423076923077" calcext:value-type="float">
            <text:p>38.94</text:p>
          </table:table-cell>
          <table:table-cell office:value-type="float" office:value="8" calcext:value-type="float">
            <text:p>8.0</text:p>
          </table:table-cell>
          <table:table-cell table:style-name="ce15" table:formula="of:=[.L24]*[.L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.H24]+[.K24]+[.M24]" office:value-type="float" office:value="148.692307692308" calcext:value-type="float">
            <text:p>149</text:p>
          </table:table-cell>
          <table:table-cell office:value-type="percentage" office:value="0.48" calcext:value-type="percentage">
            <text:p>48.00%</text:p>
          </table:table-cell>
          <table:table-cell table:formula="of:=([.C24]*[.C$2]+[.E24]*[.E$2]+[.F24]*[.F$2]+[.G24]*[.G$2]+[.J24]*[.J$2]+[.L24]*[.L$2])*[.P24]" office:value-type="float" office:value="71.3723076923077" calcext:value-type="float">
            <text:p>71.4</text:p>
          </table:table-cell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80k stuf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gressional staffer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compunding" table:style-name="ta1"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8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000" calcext:value-type="float">
            <text:p>53,000</text:p>
          </table:table-cell>
          <table:table-cell table:formula="of:=[.$H$9]*[.B2]" office:value-type="float" office:value="10600" calcext:value-type="float">
            <text:p>10,6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2.65" calcext:value-type="float">
            <text:p>2.7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55120" calcext:value-type="float">
            <text:p>55,120</text:p>
          </table:table-cell>
          <table:table-cell table:formula="of:=[.$H$9]*[.B3]" office:value-type="float" office:value="11024" calcext:value-type="float">
            <text:p>11,024</text:p>
          </table:table-cell>
          <table:table-cell table:style-name="ce24"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2.70196078431373" calcext:value-type="float">
            <text:p>2.7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57324.8" calcext:value-type="float">
            <text:p>57,325</text:p>
          </table:table-cell>
          <table:table-cell table:formula="of:=[.$H$9]*[.B4]" office:value-type="float" office:value="11464.96" calcext:value-type="float">
            <text:p>11,465</text:p>
          </table:table-cell>
          <table:table-cell table:style-name="ce24"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2.75494040753556" calcext:value-type="float">
            <text:p>2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59617.792" calcext:value-type="float">
            <text:p>59,618</text:p>
          </table:table-cell>
          <table:table-cell table:formula="of:=[.$H$9]*[.B5]" office:value-type="float" office:value="11923.5584" calcext:value-type="float">
            <text:p>11,924</text:p>
          </table:table-cell>
          <table:table-cell table:style-name="ce24"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2.80895884689901" calcext:value-type="float">
            <text:p>2.8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62002.50368" calcext:value-type="float">
            <text:p>62,003</text:p>
          </table:table-cell>
          <table:table-cell table:formula="of:=[.$H$9]*[.B6]" office:value-type="float" office:value="12400.500736" calcext:value-type="float">
            <text:p>12,401</text:p>
          </table:table-cell>
          <table:table-cell table:style-name="ce24"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2.86403647134801" calcext:value-type="float">
            <text:p>2.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68202.754048" calcext:value-type="float">
            <text:p>68,203</text:p>
          </table:table-cell>
          <table:table-cell table:formula="of:=[.$H$9]*[.B7]" office:value-type="float" office:value="13640.5508096" calcext:value-type="float">
            <text:p>13,641</text:p>
          </table:table-cell>
          <table:table-cell table:style-name="ce24"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3.08866678282628" calcext:value-type="float">
            <text:p>3.1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70930.86420992" calcext:value-type="float">
            <text:p>70,931</text:p>
          </table:table-cell>
          <table:table-cell table:formula="of:=[.$H$9]*[.B8]" office:value-type="float" office:value="14186.172841984" calcext:value-type="float">
            <text:p>14,186</text:p>
          </table:table-cell>
          <table:table-cell table:style-name="ce24"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3.14922887660719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1+[.$H$4])^(1)" office:value-type="float" office:value="73768.0987783168" calcext:value-type="float">
            <text:p>73,768</text:p>
          </table:table-cell>
          <table:table-cell table:formula="of:=[.$H$9]*[.B9]" office:value-type="float" office:value="14753.6197556634" calcext:value-type="float">
            <text:p>14,754</text:p>
          </table:table-cell>
          <table:table-cell table:style-name="ce24"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3.21097846242302" calcext:value-type="float">
            <text:p>3.2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76718.8227294495" calcext:value-type="float">
            <text:p>76,719</text:p>
          </table:table-cell>
          <table:table-cell table:formula="of:=[.$H$9]*[.B10]" office:value-type="float" office:value="15343.7645458899" calcext:value-type="float">
            <text:p>15,344</text:p>
          </table:table-cell>
          <table:table-cell table:style-name="ce24"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3.27393882443131" calcext:value-type="float">
            <text:p>3.3</text:p>
          </table:table-cell>
          <table:table-cell table:formula="of:=SUM([.E2:.E9])" office:value-type="float" office:value="23.2287706319528" calcext:value-type="float">
            <text:p>23.228770632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79787.5756386275" calcext:value-type="float">
            <text:p>79,788</text:p>
          </table:table-cell>
          <table:table-cell table:formula="of:=[.$H$9]*[.B11]" office:value-type="float" office:value="15957.5151277255" calcext:value-type="float">
            <text:p>15,958</text:p>
          </table:table-cell>
          <table:table-cell table:style-name="ce24"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3.33813370334173" calcext:value-type="float">
            <text:p>3.3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87766.3332024902" calcext:value-type="float">
            <text:p>87,766</text:p>
          </table:table-cell>
          <table:table-cell table:formula="of:=[.$H$9]*[.B12]" office:value-type="float" office:value="17553.2666404981" calcext:value-type="float">
            <text:p>17,553</text:p>
          </table:table-cell>
          <table:table-cell table:style-name="ce24"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3.59994811144696" calcext:value-type="float">
            <text:p>3.6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91276.9865305899" calcext:value-type="float">
            <text:p>91,277</text:p>
          </table:table-cell>
          <table:table-cell table:formula="of:=[.$H$9]*[.B13]" office:value-type="float" office:value="18255.397306118" calcext:value-type="float">
            <text:p>18,255</text:p>
          </table:table-cell>
          <table:table-cell table:style-name="ce24"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3.67053532931847" calcext:value-type="float">
            <text:p>3.7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94928.0659918134" calcext:value-type="float">
            <text:p>94,928</text:p>
          </table:table-cell>
          <table:table-cell table:formula="of:=[.$H$9]*[.B14]" office:value-type="float" office:value="18985.6131983627" calcext:value-type="float">
            <text:p>18,986</text:p>
          </table:table-cell>
          <table:table-cell table:style-name="ce24"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3.7425066102855" calcext:value-type="float">
            <text:p>3.7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98725.188631486" calcext:value-type="float">
            <text:p>98,725</text:p>
          </table:table-cell>
          <table:table-cell table:formula="of:=[.$H$9]*[.B15]" office:value-type="float" office:value="19745.0377262972" calcext:value-type="float">
            <text:p>19,745</text:p>
          </table:table-cell>
          <table:table-cell table:style-name="ce24"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3.81588909284012" calcext:value-type="float">
            <text:p>3.8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102674.196176745" calcext:value-type="float">
            <text:p>102,674</text:p>
          </table:table-cell>
          <table:table-cell table:formula="of:=[.$H$9]*[.B16]" office:value-type="float" office:value="20534.8392353491" calcext:value-type="float">
            <text:p>20,535</text:p>
          </table:table-cell>
          <table:table-cell table:style-name="ce24"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3.89071044760169" calcext:value-type="float">
            <text:p>3.9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112941.61579442" calcext:value-type="float">
            <text:p>112,942</text:p>
          </table:table-cell>
          <table:table-cell table:formula="of:=[.$H$9]*[.B17]" office:value-type="float" office:value="22588.323158884" calcext:value-type="float">
            <text:p>22,588</text:p>
          </table:table-cell>
          <table:table-cell table:style-name="ce24"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4.1958642081979" calcext:value-type="float">
            <text:p>4.2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117459.280426197" calcext:value-type="float">
            <text:p>117,459</text:p>
          </table:table-cell>
          <table:table-cell table:formula="of:=[.$H$9]*[.B18]" office:value-type="float" office:value="23491.8560852394" calcext:value-type="float">
            <text:p>23,492</text:p>
          </table:table-cell>
          <table:table-cell table:style-name="ce24"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4.27813605541747" calcext:value-type="float">
            <text:p>4.3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122157.651643245" calcext:value-type="float">
            <text:p>122,158</text:p>
          </table:table-cell>
          <table:table-cell table:formula="of:=[.$H$9]*[.B19]" office:value-type="float" office:value="24431.5303286489" calcext:value-type="float">
            <text:p>24,432</text:p>
          </table:table-cell>
          <table:table-cell table:style-name="ce24"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4.36202107611193" calcext:value-type="float">
            <text:p>4.4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127043.957708974" calcext:value-type="float">
            <text:p>127,044</text:p>
          </table:table-cell>
          <table:table-cell table:formula="of:=[.$H$9]*[.B20]" office:value-type="float" office:value="25408.7915417949" calcext:value-type="float">
            <text:p>25,409</text:p>
          </table:table-cell>
          <table:table-cell table:style-name="ce24"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4.44755090113373" calcext:value-type="float">
            <text:p>4.4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132125.716017333" calcext:value-type="float">
            <text:p>132,126</text:p>
          </table:table-cell>
          <table:table-cell table:formula="of:=[.$H$9]*[.B21]" office:value-type="float" office:value="26425.1432034667" calcext:value-type="float">
            <text:p>26,425</text:p>
          </table:table-cell>
          <table:table-cell table:style-name="ce24"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4.53475778154812" calcext:value-type="float">
            <text:p>4.5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145338.287619067" calcext:value-type="float">
            <text:p>145,338</text:p>
          </table:table-cell>
          <table:table-cell table:formula="of:=[.$H$9]*[.B22]" office:value-type="float" office:value="29067.6575238134" calcext:value-type="float">
            <text:p>29,068</text:p>
          </table:table-cell>
          <table:table-cell table:style-name="ce24"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4.89042505853228" calcext:value-type="float">
            <text:p>4.9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151151.819123829" calcext:value-type="float">
            <text:p>151,152</text:p>
          </table:table-cell>
          <table:table-cell table:formula="of:=[.$H$9]*[.B23]" office:value-type="float" office:value="30230.3638247659" calcext:value-type="float">
            <text:p>30,230</text:p>
          </table:table-cell>
          <table:table-cell table:style-name="ce24"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4.98631574595448" calcext:value-type="float">
            <text:p>5.0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157197.891888783" calcext:value-type="float">
            <text:p>157,198</text:p>
          </table:table-cell>
          <table:table-cell table:formula="of:=[.$H$9]*[.B24]" office:value-type="float" office:value="31439.5783777565" calcext:value-type="float">
            <text:p>31,440</text:p>
          </table:table-cell>
          <table:table-cell table:style-name="ce24"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5.08408664293398" calcext:value-type="float">
            <text:p>5.1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163485.807564334" calcext:value-type="float">
            <text:p>163,486</text:p>
          </table:table-cell>
          <table:table-cell table:formula="of:=[.$H$9]*[.B25]" office:value-type="float" office:value="32697.1615128668" calcext:value-type="float">
            <text:p>32,697</text:p>
          </table:table-cell>
          <table:table-cell table:style-name="ce24"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5.18377461632485" calcext:value-type="float">
            <text:p>5.2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170025.239866907" calcext:value-type="float">
            <text:p>170,025</text:p>
          </table:table-cell>
          <table:table-cell table:formula="of:=[.$H$9]*[.B26]" office:value-type="float" office:value="34005.0479733815" calcext:value-type="float">
            <text:p>34,005</text:p>
          </table:table-cell>
          <table:table-cell table:style-name="ce24"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5.28541725586063" calcext:value-type="float">
            <text:p>5.3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187027.763853598" calcext:value-type="float">
            <text:p>187,028</text:p>
          </table:table-cell>
          <table:table-cell table:formula="of:=[.$H$9]*[.B27]" office:value-type="float" office:value="37405.5527707196" calcext:value-type="float">
            <text:p>37,406</text:p>
          </table:table-cell>
          <table:table-cell table:style-name="ce24"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5.69995978573205" calcext:value-type="float">
            <text:p>5.7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194508.874407742" calcext:value-type="float">
            <text:p>194,509</text:p>
          </table:table-cell>
          <table:table-cell table:formula="of:=[.$H$9]*[.B28]" office:value-type="float" office:value="38901.7748815484" calcext:value-type="float">
            <text:p>38,902</text:p>
          </table:table-cell>
          <table:table-cell table:style-name="ce24"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5.81172370309935" calcext:value-type="float">
            <text:p>5.8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202289.229384052" calcext:value-type="float">
            <text:p>202,289</text:p>
          </table:table-cell>
          <table:table-cell table:formula="of:=[.$H$9]*[.B29]" office:value-type="float" office:value="40457.8458768104" calcext:value-type="float">
            <text:p>40,458</text:p>
          </table:table-cell>
          <table:table-cell table:style-name="ce24"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5.92567906982679" calcext:value-type="float">
            <text:p>5.9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210380.798559414" calcext:value-type="float">
            <text:p>210,381</text:p>
          </table:table-cell>
          <table:table-cell table:formula="of:=[.$H$9]*[.B30]" office:value-type="float" office:value="42076.1597118828" calcext:value-type="float">
            <text:p>42,076</text:p>
          </table:table-cell>
          <table:table-cell table:style-name="ce24"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6.04186885550966" calcext:value-type="float">
            <text:p>6.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218796.03050179" calcext:value-type="float">
            <text:p>218,796</text:p>
          </table:table-cell>
          <table:table-cell table:formula="of:=[.$H$9]*[.B31]" office:value-type="float" office:value="43759.2061003581" calcext:value-type="float">
            <text:p>43,759</text:p>
          </table:table-cell>
          <table:table-cell table:style-name="ce24"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6.16033687228436" calcext:value-type="float">
            <text:p>6.2</text:p>
          </table:table-cell>
          <table:table-cell table:formula="of:=SUM([.E2:.E30])" office:value-type="float" office:value="119.288013507402" calcext:value-type="float">
            <text:p>119.2880135074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240675.633551969" calcext:value-type="float">
            <text:p>240,676</text:p>
          </table:table-cell>
          <table:table-cell table:formula="of:=[.$H$9]*[.B32]" office:value-type="float" office:value="48135.1267103939" calcext:value-type="float">
            <text:p>48,135</text:p>
          </table:table-cell>
          <table:table-cell table:style-name="ce24"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6.64350054854196" calcext:value-type="float">
            <text:p>6.6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250302.658894048" calcext:value-type="float">
            <text:p>250,303</text:p>
          </table:table-cell>
          <table:table-cell table:formula="of:=[.$H$9]*[.B33]" office:value-type="float" office:value="50060.5317788096" calcext:value-type="float">
            <text:p>50,061</text:p>
          </table:table-cell>
          <table:table-cell table:style-name="ce24"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6.77376526518004" calcext:value-type="float">
            <text:p>6.8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260314.76524981" calcext:value-type="float">
            <text:p>260,315</text:p>
          </table:table-cell>
          <table:table-cell table:formula="of:=[.$H$9]*[.B34]" office:value-type="float" office:value="52062.953049962" calcext:value-type="float">
            <text:p>52,063</text:p>
          </table:table-cell>
          <table:table-cell table:style-name="ce24"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6.90658419194827" calcext:value-type="float">
            <text:p>6.9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270727.355859802" calcext:value-type="float">
            <text:p>270,727</text:p>
          </table:table-cell>
          <table:table-cell table:formula="of:=[.$H$9]*[.B35]" office:value-type="float" office:value="54145.4711719605" calcext:value-type="float">
            <text:p>54,145</text:p>
          </table:table-cell>
          <table:table-cell table:style-name="ce24"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7.04200741139824" calcext:value-type="float">
            <text:p>7.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281556.450094195" calcext:value-type="float">
            <text:p>281,556</text:p>
          </table:table-cell>
          <table:table-cell table:formula="of:=[.$H$9]*[.B36]" office:value-type="float" office:value="56311.2900188389" calcext:value-type="float">
            <text:p>56,311</text:p>
          </table:table-cell>
          <table:table-cell table:style-name="ce24"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7.18008598809232" calcext:value-type="float">
            <text:p>7.2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292818.708097962" calcext:value-type="float">
            <text:p>292,819</text:p>
          </table:table-cell>
          <table:table-cell table:formula="of:=[.$H$9]*[.B37]" office:value-type="float" office:value="58563.7416195925" calcext:value-type="float">
            <text:p>58,564</text:p>
          </table:table-cell>
          <table:table-cell table:style-name="ce24"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7.32087198785884" calcext:value-type="float">
            <text:p>7.3</text:p>
          </table:table-cell>
          <table:table-cell table:formula="of:=SUM([.E2:.E37])" office:value-type="float" office:value="167.315165772706" calcext:value-type="float">
            <text:p>167.3151657727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322100.578907759" calcext:value-type="float">
            <text:p>322,101</text:p>
          </table:table-cell>
          <table:table-cell table:formula="of:=[.$H$9]*[.B38]" office:value-type="float" office:value="64420.1157815517" calcext:value-type="float">
            <text:p>64,420</text:p>
          </table:table-cell>
          <table:table-cell table:style-name="ce24"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7.89505802612228" calcext:value-type="float">
            <text:p>7.9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334984.602064069" calcext:value-type="float">
            <text:p>334,985</text:p>
          </table:table-cell>
          <table:table-cell table:formula="of:=[.$H$9]*[.B39]" office:value-type="float" office:value="66996.9204128138" calcext:value-type="float">
            <text:p>66,997</text:p>
          </table:table-cell>
          <table:table-cell table:style-name="ce24"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8.04986308545801" calcext:value-type="float">
            <text:p>8.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348383.986146632" calcext:value-type="float">
            <text:p>348,384</text:p>
          </table:table-cell>
          <table:table-cell table:formula="of:=[.$H$9]*[.B40]" office:value-type="float" office:value="69676.7972293264" calcext:value-type="float">
            <text:p>69,677</text:p>
          </table:table-cell>
          <table:table-cell table:style-name="ce24"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8.20770353811405" calcext:value-type="float">
            <text:p>8.2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362319.345592497" calcext:value-type="float">
            <text:p>362,319</text:p>
          </table:table-cell>
          <table:table-cell table:formula="of:=[.$H$9]*[.B41]" office:value-type="float" office:value="72463.8691184994" calcext:value-type="float">
            <text:p>72,464</text:p>
          </table:table-cell>
          <table:table-cell table:style-name="ce24"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8.36863890160648" calcext:value-type="float">
            <text:p>8.4</text:p>
          </table:table-cell>
          <table:table-cell table:number-columns-repeated="1019"/>
        </table:table-row>
        <table:table-row table:style-name="ro2">
          <table:table-cell/>
          <table:table-cell table:formula="of:=AVERAGE([.B2:.B41])" office:value-type="float" office:value="162698.950760897" calcext:value-type="float">
            <text:p>162,699</text:p>
          </table:table-cell>
          <table:table-cell table:number-columns-repeated="2"/>
          <table:table-cell table:formula="of:=SUM([.E2:.E41])" office:value-type="float" office:value="199.836429324007" calcext:value-type="float">
            <text:p>199.8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" table:style-name="ta1"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7" table:default-cell-style-name="ce5"/>
        <table:table-row table:style-name="ro9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000" calcext:value-type="float">
            <text:p>120,000</text:p>
          </table:table-cell>
          <table:table-cell table:formula="of:=[.$H$9]*[.B2]" office:value-type="float" office:value="24000" calcext:value-type="float">
            <text:p>24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6" calcext:value-type="float">
            <text:p>6.0</text:p>
          </table:table-cell>
          <table:table-cell table:number-columns-repeated="7"/>
        </table:table-row>
        <table:table-row table:style-name="ro10">
          <table:table-cell office:value-type="float" office:value="2" calcext:value-type="float">
            <text:p>2</text:p>
          </table:table-cell>
          <table:table-cell table:formula="of:=[.B2]*(1+[.$H$4])^(1)" office:value-type="float" office:value="124800" calcext:value-type="float">
            <text:p>124,800</text:p>
          </table:table-cell>
          <table:table-cell table:formula="of:=[.$H$9]*[.B3]" office:value-type="float" office:value="24960" calcext:value-type="float">
            <text:p>24,96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6.11764705882353" calcext:value-type="float">
            <text:p>6.1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29792" calcext:value-type="float">
            <text:p>129,792</text:p>
          </table:table-cell>
          <table:table-cell table:formula="of:=[.$H$9]*[.B4]" office:value-type="float" office:value="25958.4" calcext:value-type="float">
            <text:p>25,958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6.23760092272203" calcext:value-type="float">
            <text:p>6.2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  <table:table-cell table:number-columns-repeated="4"/>
        </table:table-row>
        <table:table-row table:style-name="ro10">
          <table:table-cell office:value-type="float" office:value="4" calcext:value-type="float">
            <text:p>4</text:p>
          </table:table-cell>
          <table:table-cell table:formula="of:=[.B4]*(1+[.$H$4])^(1)" office:value-type="float" office:value="134983.68" calcext:value-type="float">
            <text:p>134,984</text:p>
          </table:table-cell>
          <table:table-cell table:formula="of:=[.$H$9]*[.B5]" office:value-type="float" office:value="26996.736" calcext:value-type="float">
            <text:p>26,997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6.35990682316756" calcext:value-type="float">
            <text:p>6.4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4"/>
        </table:table-row>
        <table:table-row table:style-name="ro10">
          <table:table-cell office:value-type="float" office:value="5" calcext:value-type="float">
            <text:p>5</text:p>
          </table:table-cell>
          <table:table-cell table:formula="of:=[.B5]*(1+[.$H$4])^(1)" office:value-type="float" office:value="140383.0272" calcext:value-type="float">
            <text:p>140,383</text:p>
          </table:table-cell>
          <table:table-cell table:formula="of:=[.$H$9]*[.B6]" office:value-type="float" office:value="28076.60544" calcext:value-type="float">
            <text:p>28,077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6.48461087852379" calcext:value-type="float">
            <text:p>6.5</text:p>
          </table:table-cell>
          <table:table-cell table:number-columns-repeated="7"/>
        </table:table-row>
        <table:table-row table:style-name="ro11">
          <table:table-cell office:value-type="float" office:value="6" calcext:value-type="float">
            <text:p>6</text:p>
          </table:table-cell>
          <table:table-cell table:formula="of:=[.B6]*(1+[.$H$7])^(1)" office:value-type="float" office:value="154421.32992" calcext:value-type="float">
            <text:p>154,421</text:p>
          </table:table-cell>
          <table:table-cell table:formula="of:=[.$H$9]*[.B7]" office:value-type="float" office:value="30884.265984" calcext:value-type="float">
            <text:p>30,884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6.99320781017271" calcext:value-type="float">
            <text:p>7.0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0">
          <table:table-cell office:value-type="float" office:value="7" calcext:value-type="float">
            <text:p>7</text:p>
          </table:table-cell>
          <table:table-cell table:formula="of:=[.B7]*(1+[.$H$4])^(1)" office:value-type="float" office:value="160598.1831168" calcext:value-type="float">
            <text:p>160,598</text:p>
          </table:table-cell>
          <table:table-cell table:formula="of:=[.$H$9]*[.B8]" office:value-type="float" office:value="32119.63662336" calcext:value-type="float">
            <text:p>32,120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7.13032953194081" calcext:value-type="float">
            <text:p>7.1</text:p>
          </table:table-cell>
          <table:table-cell table:number-columns-repeated="7"/>
        </table:table-row>
        <table:table-row table:style-name="ro11">
          <table:table-cell office:value-type="float" office:value="8" calcext:value-type="float">
            <text:p>8</text:p>
          </table:table-cell>
          <table:table-cell table:formula="of:=[.B8]*(1+[.$H$4])^(1)" office:value-type="float" office:value="167022.110441472" calcext:value-type="float">
            <text:p>167,022</text:p>
          </table:table-cell>
          <table:table-cell table:formula="of:=[.$H$9]*[.B9]" office:value-type="float" office:value="33404.4220882944" calcext:value-type="float">
            <text:p>33,404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7.27013991492004" calcext:value-type="float">
            <text:p>7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  <table:table-cell table:number-columns-repeated="4"/>
        </table:table-row>
        <table:table-row table:style-name="ro10">
          <table:table-cell office:value-type="float" office:value="9" calcext:value-type="float">
            <text:p>9</text:p>
          </table:table-cell>
          <table:table-cell table:formula="of:=[.B9]*(1+[.$H$4])^(1)" office:value-type="float" office:value="173702.994859131" calcext:value-type="float">
            <text:p>173,703</text:p>
          </table:table-cell>
          <table:table-cell table:formula="of:=[.$H$9]*[.B10]" office:value-type="float" office:value="34740.5989718262" calcext:value-type="float">
            <text:p>34,741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7.41269167795768" calcext:value-type="float">
            <text:p>7.4</text:p>
          </table:table-cell>
          <table:table-cell table:formula="of:=SUM([.E2:.E9])" office:value-type="float" office:value="52.5934429402705" calcext:value-type="float">
            <text:p>52.5934429403</text:p>
          </table:table-cell>
          <table:table-cell table:number-columns-repeated="6"/>
        </table:table-row>
        <table:table-row table:style-name="ro10">
          <table:table-cell office:value-type="float" office:value="10" calcext:value-type="float">
            <text:p>10</text:p>
          </table:table-cell>
          <table:table-cell table:formula="of:=[.B10]*(1+[.$H$4])^(1)" office:value-type="float" office:value="180651.114653496" calcext:value-type="float">
            <text:p>180,651</text:p>
          </table:table-cell>
          <table:table-cell table:formula="of:=[.$H$9]*[.B11]" office:value-type="float" office:value="36130.2229306992" calcext:value-type="float">
            <text:p>36,130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7.55803857360391" calcext:value-type="float">
            <text:p>7.6</text:p>
          </table:table-cell>
          <table:table-cell table:number-columns-repeated="7"/>
        </table:table-row>
        <table:table-row table:style-name="ro10">
          <table:table-cell office:value-type="float" office:value="11" calcext:value-type="float">
            <text:p>11</text:p>
          </table:table-cell>
          <table:table-cell table:formula="of:=[.B11]*(1+[.$H$7])^(1)" office:value-type="float" office:value="198716.226118846" calcext:value-type="float">
            <text:p>198,716</text:p>
          </table:table-cell>
          <table:table-cell table:formula="of:=[.$H$9]*[.B12]" office:value-type="float" office:value="39743.2452237692" calcext:value-type="float">
            <text:p>39,743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8.1508259127101" calcext:value-type="float">
            <text:p>8.2</text:p>
          </table:table-cell>
          <table:table-cell table:number-columns-repeated="7"/>
        </table:table-row>
        <table:table-row table:style-name="ro10">
          <table:table-cell office:value-type="float" office:value="12" calcext:value-type="float">
            <text:p>12</text:p>
          </table:table-cell>
          <table:table-cell table:formula="of:=[.B12]*(1+[.$H$4])^(1)" office:value-type="float" office:value="206664.8751636" calcext:value-type="float">
            <text:p>206,665</text:p>
          </table:table-cell>
          <table:table-cell table:formula="of:=[.$H$9]*[.B13]" office:value-type="float" office:value="41332.9750327199" calcext:value-type="float">
            <text:p>41,333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8.31064602864559" calcext:value-type="float">
            <text:p>8.3</text:p>
          </table:table-cell>
          <table:table-cell table:number-columns-repeated="7"/>
        </table:table-row>
        <table:table-row table:style-name="ro10">
          <table:table-cell office:value-type="float" office:value="13" calcext:value-type="float">
            <text:p>13</text:p>
          </table:table-cell>
          <table:table-cell table:formula="of:=[.B13]*(1+[.$H$4])^(1)" office:value-type="float" office:value="214931.470170144" calcext:value-type="float">
            <text:p>214,931</text:p>
          </table:table-cell>
          <table:table-cell table:formula="of:=[.$H$9]*[.B14]" office:value-type="float" office:value="42986.2940340287" calcext:value-type="float">
            <text:p>42,986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8.47359987234453" calcext:value-type="float">
            <text:p>8.5</text:p>
          </table:table-cell>
          <table:table-cell table:number-columns-repeated="7"/>
        </table:table-row>
        <table:table-row table:style-name="ro10">
          <table:table-cell office:value-type="float" office:value="14" calcext:value-type="float">
            <text:p>14</text:p>
          </table:table-cell>
          <table:table-cell table:formula="of:=[.B14]*(1+[.$H$4])^(1)" office:value-type="float" office:value="223528.728976949" calcext:value-type="float">
            <text:p>223,529</text:p>
          </table:table-cell>
          <table:table-cell table:formula="of:=[.$H$9]*[.B15]" office:value-type="float" office:value="44705.7457953899" calcext:value-type="float">
            <text:p>44,706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8.63974888944932" calcext:value-type="float">
            <text:p>8.6</text:p>
          </table:table-cell>
          <table:table-cell table:number-columns-repeated="7"/>
        </table:table-row>
        <table:table-row table:style-name="ro10">
          <table:table-cell office:value-type="float" office:value="15" calcext:value-type="float">
            <text:p>15</text:p>
          </table:table-cell>
          <table:table-cell table:formula="of:=[.B15]*(1+[.$H$4])^(1)" office:value-type="float" office:value="232469.878136027" calcext:value-type="float">
            <text:p>232,470</text:p>
          </table:table-cell>
          <table:table-cell table:formula="of:=[.$H$9]*[.B16]" office:value-type="float" office:value="46493.9756272055" calcext:value-type="float">
            <text:p>46,494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8.80915573041892" calcext:value-type="float">
            <text:p>8.8</text:p>
          </table:table-cell>
          <table:table-cell table:number-columns-repeated="7"/>
        </table:table-row>
        <table:table-row table:style-name="ro10">
          <table:table-cell office:value-type="float" office:value="16" calcext:value-type="float">
            <text:p>16</text:p>
          </table:table-cell>
          <table:table-cell table:formula="of:=[.B16]*(1+[.$H$7])^(1)" office:value-type="float" office:value="255716.86594963" calcext:value-type="float">
            <text:p>255,717</text:p>
          </table:table-cell>
          <table:table-cell table:formula="of:=[.$H$9]*[.B17]" office:value-type="float" office:value="51143.373189926" calcext:value-type="float">
            <text:p>51,143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9.50006990535374" calcext:value-type="float">
            <text:p>9.5</text:p>
          </table:table-cell>
          <table:table-cell table:number-columns-repeated="7"/>
        </table:table-row>
        <table:table-row table:style-name="ro10">
          <table:table-cell office:value-type="float" office:value="17" calcext:value-type="float">
            <text:p>17</text:p>
          </table:table-cell>
          <table:table-cell table:formula="of:=[.B17]*(1+[.$H$4])^(1)" office:value-type="float" office:value="265945.540587615" calcext:value-type="float">
            <text:p>265,946</text:p>
          </table:table-cell>
          <table:table-cell table:formula="of:=[.$H$9]*[.B18]" office:value-type="float" office:value="53189.1081175231" calcext:value-type="float">
            <text:p>53,189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9.68634578585087" calcext:value-type="float">
            <text:p>9.7</text:p>
          </table:table-cell>
          <table:table-cell table:number-columns-repeated="7"/>
        </table:table-row>
        <table:table-row table:style-name="ro10">
          <table:table-cell office:value-type="float" office:value="18" calcext:value-type="float">
            <text:p>18</text:p>
          </table:table-cell>
          <table:table-cell table:formula="of:=[.B18]*(1+[.$H$4])^(1)" office:value-type="float" office:value="276583.36221112" calcext:value-type="float">
            <text:p>276,583</text:p>
          </table:table-cell>
          <table:table-cell table:formula="of:=[.$H$9]*[.B19]" office:value-type="float" office:value="55316.672442224" calcext:value-type="float">
            <text:p>55,317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9.87627413459304" calcext:value-type="float">
            <text:p>9.9</text:p>
          </table:table-cell>
          <table:table-cell table:number-columns-repeated="7"/>
        </table:table-row>
        <table:table-row table:style-name="ro10">
          <table:table-cell office:value-type="float" office:value="19" calcext:value-type="float">
            <text:p>19</text:p>
          </table:table-cell>
          <table:table-cell table:formula="of:=[.B19]*(1+[.$H$4])^(1)" office:value-type="float" office:value="287646.696699565" calcext:value-type="float">
            <text:p>287,647</text:p>
          </table:table-cell>
          <table:table-cell table:formula="of:=[.$H$9]*[.B20]" office:value-type="float" office:value="57529.339339913" calcext:value-type="float">
            <text:p>57,529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10.0699265686047" calcext:value-type="float">
            <text:p>10.1</text:p>
          </table:table-cell>
          <table:table-cell table:number-columns-repeated="7"/>
        </table:table-row>
        <table:table-row table:style-name="ro10">
          <table:table-cell office:value-type="float" office:value="20" calcext:value-type="float">
            <text:p>20</text:p>
          </table:table-cell>
          <table:table-cell table:formula="of:=[.B20]*(1+[.$H$4])^(1)" office:value-type="float" office:value="299152.564567547" calcext:value-type="float">
            <text:p>299,153</text:p>
          </table:table-cell>
          <table:table-cell table:formula="of:=[.$H$9]*[.B21]" office:value-type="float" office:value="59830.5129135095" calcext:value-type="float">
            <text:p>59,831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10.2673761091655" calcext:value-type="float">
            <text:p>10.3</text:p>
          </table:table-cell>
          <table:table-cell table:number-columns-repeated="7"/>
        </table:table-row>
        <table:table-row table:style-name="ro10">
          <table:table-cell office:value-type="float" office:value="21" calcext:value-type="float">
            <text:p>21</text:p>
          </table:table-cell>
          <table:table-cell table:formula="of:=[.B21]*(1+[.$H$7])^(1)" office:value-type="float" office:value="329067.821024302" calcext:value-type="float">
            <text:p>329,068</text:p>
          </table:table-cell>
          <table:table-cell table:formula="of:=[.$H$9]*[.B22]" office:value-type="float" office:value="65813.5642048604" calcext:value-type="float">
            <text:p>65,814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11.0726605098844" calcext:value-type="float">
            <text:p>11.1</text:p>
          </table:table-cell>
          <table:table-cell table:number-columns-repeated="7"/>
        </table:table-row>
        <table:table-row table:style-name="ro10">
          <table:table-cell office:value-type="float" office:value="22" calcext:value-type="float">
            <text:p>22</text:p>
          </table:table-cell>
          <table:table-cell table:formula="of:=[.B22]*(1+[.$H$4])^(1)" office:value-type="float" office:value="342230.533865274" calcext:value-type="float">
            <text:p>342,231</text:p>
          </table:table-cell>
          <table:table-cell table:formula="of:=[.$H$9]*[.B23]" office:value-type="float" office:value="68446.1067730549" calcext:value-type="float">
            <text:p>68,446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11.2897715002743" calcext:value-type="float">
            <text:p>11.3</text:p>
          </table:table-cell>
          <table:table-cell table:number-columns-repeated="7"/>
        </table:table-row>
        <table:table-row table:style-name="ro10">
          <table:table-cell office:value-type="float" office:value="23" calcext:value-type="float">
            <text:p>23</text:p>
          </table:table-cell>
          <table:table-cell table:formula="of:=[.B23]*(1+[.$H$4])^(1)" office:value-type="float" office:value="355919.755219885" calcext:value-type="float">
            <text:p>355,920</text:p>
          </table:table-cell>
          <table:table-cell table:formula="of:=[.$H$9]*[.B24]" office:value-type="float" office:value="71183.951043977" calcext:value-type="float">
            <text:p>71,184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11.5111395689071" calcext:value-type="float">
            <text:p>11.5</text:p>
          </table:table-cell>
          <table:table-cell table:number-columns-repeated="7"/>
        </table:table-row>
        <table:table-row table:style-name="ro10">
          <table:table-cell office:value-type="float" office:value="24" calcext:value-type="float">
            <text:p>24</text:p>
          </table:table-cell>
          <table:table-cell table:formula="of:=[.B24]*(1+[.$H$4])^(1)" office:value-type="float" office:value="370156.545428681" calcext:value-type="float">
            <text:p>370,157</text:p>
          </table:table-cell>
          <table:table-cell table:formula="of:=[.$H$9]*[.B25]" office:value-type="float" office:value="74031.3090857361" calcext:value-type="float">
            <text:p>74,031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11.7368481879053" calcext:value-type="float">
            <text:p>11.7</text:p>
          </table:table-cell>
          <table:table-cell table:number-columns-repeated="7"/>
        </table:table-row>
        <table:table-row table:style-name="ro10">
          <table:table-cell office:value-type="float" office:value="25" calcext:value-type="float">
            <text:p>25</text:p>
          </table:table-cell>
          <table:table-cell table:formula="of:=[.B25]*(1+[.$H$4])^(1)" office:value-type="float" office:value="384962.807245828" calcext:value-type="float">
            <text:p>384,963</text:p>
          </table:table-cell>
          <table:table-cell table:formula="of:=[.$H$9]*[.B26]" office:value-type="float" office:value="76992.5614491656" calcext:value-type="float">
            <text:p>76,993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11.9669824660995" calcext:value-type="float">
            <text:p>12.0</text:p>
          </table:table-cell>
          <table:table-cell table:number-columns-repeated="7"/>
        </table:table-row>
        <table:table-row table:style-name="ro10">
          <table:table-cell office:value-type="float" office:value="26" calcext:value-type="float">
            <text:p>26</text:p>
          </table:table-cell>
          <table:table-cell table:formula="of:=[.B26]*(1+[.$H$7])^(1)" office:value-type="float" office:value="423459.087970411" calcext:value-type="float">
            <text:p>423,459</text:p>
          </table:table-cell>
          <table:table-cell table:formula="of:=[.$H$9]*[.B27]" office:value-type="float" office:value="84691.8175940822" calcext:value-type="float">
            <text:p>84,692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12.9055693261858" calcext:value-type="float">
            <text:p>12.9</text:p>
          </table:table-cell>
          <table:table-cell table:number-columns-repeated="7"/>
        </table:table-row>
        <table:table-row table:style-name="ro10">
          <table:table-cell office:value-type="float" office:value="27" calcext:value-type="float">
            <text:p>27</text:p>
          </table:table-cell>
          <table:table-cell table:formula="of:=[.B27]*(1+[.$H$4])^(1)" office:value-type="float" office:value="440397.451489227" calcext:value-type="float">
            <text:p>440,397</text:p>
          </table:table-cell>
          <table:table-cell table:formula="of:=[.$H$9]*[.B28]" office:value-type="float" office:value="88079.4902978454" calcext:value-type="float">
            <text:p>88,079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13.1586197051306" calcext:value-type="float">
            <text:p>13.2</text:p>
          </table:table-cell>
          <table:table-cell table:number-columns-repeated="7"/>
        </table:table-row>
        <table:table-row table:style-name="ro10">
          <table:table-cell office:value-type="float" office:value="28" calcext:value-type="float">
            <text:p>28</text:p>
          </table:table-cell>
          <table:table-cell table:formula="of:=[.B28]*(1+[.$H$4])^(1)" office:value-type="float" office:value="458013.349548796" calcext:value-type="float">
            <text:p>458,013</text:p>
          </table:table-cell>
          <table:table-cell table:formula="of:=[.$H$9]*[.B29]" office:value-type="float" office:value="91602.6699097593" calcext:value-type="float">
            <text:p>91,603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13.4166318562116" calcext:value-type="float">
            <text:p>13.4</text:p>
          </table:table-cell>
          <table:table-cell table:number-columns-repeated="7"/>
        </table:table-row>
        <table:table-row table:style-name="ro10">
          <table:table-cell office:value-type="float" office:value="29" calcext:value-type="float">
            <text:p>29</text:p>
          </table:table-cell>
          <table:table-cell table:formula="of:=[.B29]*(1+[.$H$4])^(1)" office:value-type="float" office:value="476333.883530748" calcext:value-type="float">
            <text:p>476,334</text:p>
          </table:table-cell>
          <table:table-cell table:formula="of:=[.$H$9]*[.B30]" office:value-type="float" office:value="95266.7767061496" calcext:value-type="float">
            <text:p>95,267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13.6797030690785" calcext:value-type="float">
            <text:p>13.7</text:p>
          </table:table-cell>
          <table:table-cell table:number-columns-repeated="7"/>
        </table:table-row>
        <table:table-row table:style-name="ro10">
          <table:table-cell office:value-type="float" office:value="30" calcext:value-type="float">
            <text:p>30</text:p>
          </table:table-cell>
          <table:table-cell table:formula="of:=[.B30]*(1+[.$H$4])^(1)" office:value-type="float" office:value="495387.238871978" calcext:value-type="float">
            <text:p>495,387</text:p>
          </table:table-cell>
          <table:table-cell table:formula="of:=[.$H$9]*[.B31]" office:value-type="float" office:value="99077.4477743956" calcext:value-type="float">
            <text:p>99,077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13.9479325410212" calcext:value-type="float">
            <text:p>13.9</text:p>
          </table:table-cell>
          <table:table-cell table:formula="of:=SUM([.E2:.E30])" office:value-type="float" office:value="270.086068318645" calcext:value-type="float">
            <text:p>270.0860683186</text:p>
          </table:table-cell>
          <table:table-cell table:number-columns-repeated="6"/>
        </table:table-row>
        <table:table-row table:style-name="ro10">
          <table:table-cell office:value-type="float" office:value="31" calcext:value-type="float">
            <text:p>31</text:p>
          </table:table-cell>
          <table:table-cell table:formula="of:=[.B31]*(1+[.$H$7])^(1)" office:value-type="float" office:value="544925.962759176" calcext:value-type="float">
            <text:p>544,926</text:p>
          </table:table-cell>
          <table:table-cell table:formula="of:=[.$H$9]*[.B32]" office:value-type="float" office:value="108985.192551835" calcext:value-type="float">
            <text:p>108,985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15.0418880344346" calcext:value-type="float">
            <text:p>15.0</text:p>
          </table:table-cell>
          <table:table-cell table:number-columns-repeated="7"/>
        </table:table-row>
        <table:table-row table:style-name="ro10">
          <table:table-cell office:value-type="float" office:value="32" calcext:value-type="float">
            <text:p>32</text:p>
          </table:table-cell>
          <table:table-cell table:formula="of:=[.B32]*(1+[.$H$4])^(1)" office:value-type="float" office:value="566723.001269543" calcext:value-type="float">
            <text:p>566,723</text:p>
          </table:table-cell>
          <table:table-cell table:formula="of:=[.$H$9]*[.B33]" office:value-type="float" office:value="113344.600253909" calcext:value-type="float">
            <text:p>113,345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15.336827015502" calcext:value-type="float">
            <text:p>15.3</text:p>
          </table:table-cell>
          <table:table-cell table:number-columns-repeated="7"/>
        </table:table-row>
        <table:table-row table:style-name="ro10">
          <table:table-cell office:value-type="float" office:value="33" calcext:value-type="float">
            <text:p>33</text:p>
          </table:table-cell>
          <table:table-cell table:formula="of:=[.B33]*(1+[.$H$4])^(1)" office:value-type="float" office:value="589391.921320325" calcext:value-type="float">
            <text:p>589,392</text:p>
          </table:table-cell>
          <table:table-cell table:formula="of:=[.$H$9]*[.B34]" office:value-type="float" office:value="117878.384264065" calcext:value-type="float">
            <text:p>117,878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15.6375491138451" calcext:value-type="float">
            <text:p>15.6</text:p>
          </table:table-cell>
          <table:table-cell table:number-columns-repeated="7"/>
        </table:table-row>
        <table:table-row table:style-name="ro10">
          <table:table-cell office:value-type="float" office:value="34" calcext:value-type="float">
            <text:p>34</text:p>
          </table:table-cell>
          <table:table-cell table:formula="of:=[.B34]*(1+[.$H$4])^(1)" office:value-type="float" office:value="612967.598173138" calcext:value-type="float">
            <text:p>612,968</text:p>
          </table:table-cell>
          <table:table-cell table:formula="of:=[.$H$9]*[.B35]" office:value-type="float" office:value="122593.519634628" calcext:value-type="float">
            <text:p>122,594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15.9441677239205" calcext:value-type="float">
            <text:p>15.9</text:p>
          </table:table-cell>
          <table:table-cell table:number-columns-repeated="7"/>
        </table:table-row>
        <table:table-row table:style-name="ro10">
          <table:table-cell office:value-type="float" office:value="35" calcext:value-type="float">
            <text:p>35</text:p>
          </table:table-cell>
          <table:table-cell table:formula="of:=[.B35]*(1+[.$H$4])^(1)" office:value-type="float" office:value="637486.302100063" calcext:value-type="float">
            <text:p>637,486</text:p>
          </table:table-cell>
          <table:table-cell table:formula="of:=[.$H$9]*[.B36]" office:value-type="float" office:value="127497.260420013" calcext:value-type="float">
            <text:p>127,497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16.2567984636053" calcext:value-type="float">
            <text:p>16.3</text:p>
          </table:table-cell>
          <table:table-cell table:number-columns-repeated="7"/>
        </table:table-row>
        <table:table-row table:style-name="ro10">
          <table:table-cell office:value-type="float" office:value="36" calcext:value-type="float">
            <text:p>36</text:p>
          </table:table-cell>
          <table:table-cell table:formula="of:=[.B36]*(1+[.$H$4])^(1)" office:value-type="float" office:value="662985.754184066" calcext:value-type="float">
            <text:p>662,986</text:p>
          </table:table-cell>
          <table:table-cell table:formula="of:=[.$H$9]*[.B37]" office:value-type="float" office:value="132597.150836813" calcext:value-type="float">
            <text:p>132,597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16.5755592177936" calcext:value-type="float">
            <text:p>16.6</text:p>
          </table:table-cell>
          <table:table-cell table:formula="of:=SUM([.E2:.E37])" office:value-type="float" office:value="378.826790428768" calcext:value-type="float">
            <text:p>378.8267904288</text:p>
          </table:table-cell>
          <table:table-cell table:number-columns-repeated="6"/>
        </table:table-row>
        <table:table-row table:style-name="ro10">
          <table:table-cell office:value-type="float" office:value="37" calcext:value-type="float">
            <text:p>37</text:p>
          </table:table-cell>
          <table:table-cell table:formula="of:=[.B37]*(1+[.$H$7])^(1)" office:value-type="float" office:value="729284.329602472" calcext:value-type="float">
            <text:p>729,284</text:p>
          </table:table-cell>
          <table:table-cell table:formula="of:=[.$H$9]*[.B38]" office:value-type="float" office:value="145856.865920495" calcext:value-type="float">
            <text:p>145,857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17.8756030780127" calcext:value-type="float">
            <text:p>17.9</text:p>
          </table:table-cell>
          <table:table-cell table:number-columns-repeated="7"/>
        </table:table-row>
        <table:table-row table:style-name="ro10">
          <table:table-cell office:value-type="float" office:value="38" calcext:value-type="float">
            <text:p>38</text:p>
          </table:table-cell>
          <table:table-cell table:formula="of:=[.B38]*(1+[.$H$4])^(1)" office:value-type="float" office:value="758455.702786571" calcext:value-type="float">
            <text:p>758,456</text:p>
          </table:table-cell>
          <table:table-cell table:formula="of:=[.$H$9]*[.B39]" office:value-type="float" office:value="151691.140557314" calcext:value-type="float">
            <text:p>151,691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18.2261050991502" calcext:value-type="float">
            <text:p>18.2</text:p>
          </table:table-cell>
          <table:table-cell table:number-columns-repeated="7"/>
        </table:table-row>
        <table:table-row table:style-name="ro10">
          <table:table-cell office:value-type="float" office:value="39" calcext:value-type="float">
            <text:p>39</text:p>
          </table:table-cell>
          <table:table-cell table:formula="of:=[.B39]*(1+[.$H$4])^(1)" office:value-type="float" office:value="788793.930898034" calcext:value-type="float">
            <text:p>788,794</text:p>
          </table:table-cell>
          <table:table-cell table:formula="of:=[.$H$9]*[.B40]" office:value-type="float" office:value="157758.786179607" calcext:value-type="float">
            <text:p>157,759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18.5834797089375" calcext:value-type="float">
            <text:p>18.6</text:p>
          </table:table-cell>
          <table:table-cell table:number-columns-repeated="7"/>
        </table:table-row>
        <table:table-row table:style-name="ro10">
          <table:table-cell office:value-type="float" office:value="40" calcext:value-type="float">
            <text:p>40</text:p>
          </table:table-cell>
          <table:table-cell table:formula="of:=[.B40]*(1+[.$H$4])^(1)" office:value-type="float" office:value="820345.688133956" calcext:value-type="float">
            <text:p>820,346</text:p>
          </table:table-cell>
          <table:table-cell table:formula="of:=[.$H$9]*[.B41]" office:value-type="float" office:value="164069.137626791" calcext:value-type="float">
            <text:p>164,069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18.9478616640147" calcext:value-type="float">
            <text:p>18.9</text:p>
          </table:table-cell>
          <table:table-cell table:number-columns-repeated="7"/>
        </table:table-row>
        <table:table-row table:style-name="ro10">
          <table:table-cell/>
          <table:table-cell table:formula="of:=AVERAGE([.B2:.B41])" office:value-type="float" office:value="368374.98285486" calcext:value-type="float">
            <text:p>368,375</text:p>
          </table:table-cell>
          <table:table-cell/>
          <table:table-cell table:style-name="ce5"/>
          <table:table-cell table:formula="of:=SUM([.E2:.E41])" office:value-type="float" office:value="452.459839978883" calcext:value-type="float">
            <text:p>452.5</text:p>
          </table:table-cell>
          <table:table-cell table:number-columns-repeated="7"/>
        </table:table-row>
        <table:table-row table:style-name="ro2" table:number-rows-repeated="33">
          <table:table-cell table:number-columns-repeated="3"/>
          <table:table-cell table:style-name="ce5"/>
          <table:table-cell table:number-columns-repeated="8"/>
        </table:table-row>
        <table:table-row table:style-name="ro2">
          <table:table-cell table:number-columns-repeated="3"/>
          <table:table-cell table:style-name="ce5"/>
          <table:table-cell table:number-columns-repeated="8"/>
        </table:table-row>
      </table:table>
      <table:table table:name="DS compounding NL" table:style-name="ta1"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12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820" calcext:value-type="float">
            <text:p>53,820</text:p>
          </table:table-cell>
          <table:table-cell table:formula="of:=[.$H$9]*[.B2]" office:value-type="float" office:value="10764" calcext:value-type="float">
            <text:p>10,764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2.691" calcext:value-type="float">
            <text:p>2.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55972.8" calcext:value-type="float">
            <text:p>55,973</text:p>
          </table:table-cell>
          <table:table-cell table:formula="of:=[.$H$9]*[.B3]" office:value-type="float" office:value="11194.56" calcext:value-type="float">
            <text:p>11,195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2.74376470588235" calcext:value-type="float">
            <text:p>2.7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58211.712" calcext:value-type="float">
            <text:p>58,212</text:p>
          </table:table-cell>
          <table:table-cell table:formula="of:=[.$H$9]*[.B4]" office:value-type="float" office:value="11642.3424" calcext:value-type="float">
            <text:p>11,642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2.79756401384083" calcext:value-type="float">
            <text:p>2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60540.18048" calcext:value-type="float">
            <text:p>60,540</text:p>
          </table:table-cell>
          <table:table-cell table:formula="of:=[.$H$9]*[.B5]" office:value-type="float" office:value="12108.036096" calcext:value-type="float">
            <text:p>12,108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2.85241821019065" calcext:value-type="float">
            <text:p>2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62961.7876992" calcext:value-type="float">
            <text:p>62,962</text:p>
          </table:table-cell>
          <table:table-cell table:formula="of:=[.$H$9]*[.B6]" office:value-type="float" office:value="12592.35753984" calcext:value-type="float">
            <text:p>12,592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2.90834797901792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69257.96646912" calcext:value-type="float">
            <text:p>69,258</text:p>
          </table:table-cell>
          <table:table-cell table:formula="of:=[.$H$9]*[.B7]" office:value-type="float" office:value="13851.593293824" calcext:value-type="float">
            <text:p>13,852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3.13645370286246" calcext:value-type="float">
            <text:p>3.1</text:p>
          </table:table-cell>
          <table:table-cell table:formula="of:=SUM([.E2:.E6])" office:value-type="float" office:value="13.9930949089318" calcext:value-type="float">
            <text:p>13.9930949089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72028.2851278848" calcext:value-type="float">
            <text:p>72,028</text:p>
          </table:table-cell>
          <table:table-cell table:formula="of:=[.$H$9]*[.B8]" office:value-type="float" office:value="14405.657025577" calcext:value-type="float">
            <text:p>14,406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3.19795279507545" calcext:value-type="float">
            <text:p>3.2</text:p>
          </table:table-cell>
          <table:table-cell table:number-columns-repeated="3"/>
        </table:table-row>
        <table:table-row table:style-name="ro13">
          <table:table-cell office:value-type="float" office:value="8" calcext:value-type="float">
            <text:p>8</text:p>
          </table:table-cell>
          <table:table-cell table:formula="of:=[.B8]*(1+[.$H$4])^(1)" office:value-type="float" office:value="74909.4165330002" calcext:value-type="float">
            <text:p>74,909</text:p>
          </table:table-cell>
          <table:table-cell table:formula="of:=[.$H$9]*[.B9]" office:value-type="float" office:value="14981.8833066" calcext:value-type="float">
            <text:p>14,982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3.26065775184164" calcext:value-type="float">
            <text:p>3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77905.7931943202" calcext:value-type="float">
            <text:p>77,906</text:p>
          </table:table-cell>
          <table:table-cell table:formula="of:=[.$H$9]*[.B10]" office:value-type="float" office:value="15581.158638864" calcext:value-type="float">
            <text:p>15,581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3.32459221756402" calcext:value-type="float">
            <text:p>3.3</text:p>
          </table:table-cell>
          <table:table-cell table:formula="of:=SUM([.E2:.E9])" office:value-type="float" office:value="23.5881591587113" calcext:value-type="float">
            <text:p>23.588159158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81022.024922093" calcext:value-type="float">
            <text:p>81,022</text:p>
          </table:table-cell>
          <table:table-cell table:formula="of:=[.$H$9]*[.B11]" office:value-type="float" office:value="16204.4049844186" calcext:value-type="float">
            <text:p>16,204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3.38978030026136" calcext:value-type="float">
            <text:p>3.4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89124.2274143024" calcext:value-type="float">
            <text:p>89,124</text:p>
          </table:table-cell>
          <table:table-cell table:formula="of:=[.$H$9]*[.B12]" office:value-type="float" office:value="17824.8454828605" calcext:value-type="float">
            <text:p>17,825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3.65564542185048" calcext:value-type="float">
            <text:p>3.7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92689.1965108745" calcext:value-type="float">
            <text:p>92,689</text:p>
          </table:table-cell>
          <table:table-cell table:formula="of:=[.$H$9]*[.B13]" office:value-type="float" office:value="18537.8393021749" calcext:value-type="float">
            <text:p>18,538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3.72732474384755" calcext:value-type="float">
            <text:p>3.7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96396.7643713094" calcext:value-type="float">
            <text:p>96,397</text:p>
          </table:table-cell>
          <table:table-cell table:formula="of:=[.$H$9]*[.B14]" office:value-type="float" office:value="19279.3528742619" calcext:value-type="float">
            <text:p>19,279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3.80040954274652" calcext:value-type="float">
            <text:p>3.8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100252.634946162" calcext:value-type="float">
            <text:p>100,253</text:p>
          </table:table-cell>
          <table:table-cell table:formula="of:=[.$H$9]*[.B15]" office:value-type="float" office:value="20050.5269892324" calcext:value-type="float">
            <text:p>20,051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3.87492737691802" calcext:value-type="float">
            <text:p>3.9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104262.740344008" calcext:value-type="float">
            <text:p>104,263</text:p>
          </table:table-cell>
          <table:table-cell table:formula="of:=[.$H$9]*[.B16]" office:value-type="float" office:value="20852.5480688017" calcext:value-type="float">
            <text:p>20,853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3.95090634509288" calcext:value-type="float">
            <text:p>4.0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114689.014378409" calcext:value-type="float">
            <text:p>114,689</text:p>
          </table:table-cell>
          <table:table-cell table:formula="of:=[.$H$9]*[.B17]" office:value-type="float" office:value="22937.8028756818" calcext:value-type="float">
            <text:p>22,938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4.26078135255115" calcext:value-type="float">
            <text:p>4.3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119276.574953545" calcext:value-type="float">
            <text:p>119,277</text:p>
          </table:table-cell>
          <table:table-cell table:formula="of:=[.$H$9]*[.B18]" office:value-type="float" office:value="23855.3149907091" calcext:value-type="float">
            <text:p>23,855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4.34432608495411" calcext:value-type="float">
            <text:p>4.3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124047.637951687" calcext:value-type="float">
            <text:p>124,048</text:p>
          </table:table-cell>
          <table:table-cell table:formula="of:=[.$H$9]*[.B19]" office:value-type="float" office:value="24809.5275903375" calcext:value-type="float">
            <text:p>24,810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4.42950894936498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129009.543469755" calcext:value-type="float">
            <text:p>129,010</text:p>
          </table:table-cell>
          <table:table-cell table:formula="of:=[.$H$9]*[.B20]" office:value-type="float" office:value="25801.908693951" calcext:value-type="float">
            <text:p>25,802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4.51636206601919" calcext:value-type="float">
            <text:p>4.5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134169.925208545" calcext:value-type="float">
            <text:p>134,170</text:p>
          </table:table-cell>
          <table:table-cell table:formula="of:=[.$H$9]*[.B21]" office:value-type="float" office:value="26833.985041709" calcext:value-type="float">
            <text:p>26,834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4.60491818496075" calcext:value-type="float">
            <text:p>4.6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147586.9177294" calcext:value-type="float">
            <text:p>147,587</text:p>
          </table:table-cell>
          <table:table-cell table:formula="of:=[.$H$9]*[.B22]" office:value-type="float" office:value="29517.3835458799" calcext:value-type="float">
            <text:p>29,517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4.96608823868316" calcext:value-type="float">
            <text:p>5.0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153490.394438576" calcext:value-type="float">
            <text:p>153,490</text:p>
          </table:table-cell>
          <table:table-cell table:formula="of:=[.$H$9]*[.B23]" office:value-type="float" office:value="30698.0788877151" calcext:value-type="float">
            <text:p>30,698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5.06346251787303" calcext:value-type="float">
            <text:p>5.1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159630.010216119" calcext:value-type="float">
            <text:p>159,630</text:p>
          </table:table-cell>
          <table:table-cell table:formula="of:=[.$H$9]*[.B24]" office:value-type="float" office:value="31926.0020432237" calcext:value-type="float">
            <text:p>31,926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5.16274609665485" calcext:value-type="float">
            <text:p>5.2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166015.210624763" calcext:value-type="float">
            <text:p>166,015</text:p>
          </table:table-cell>
          <table:table-cell table:formula="of:=[.$H$9]*[.B25]" office:value-type="float" office:value="33203.0421249527" calcext:value-type="float">
            <text:p>33,203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5.26397641227553" calcext:value-type="float">
            <text:p>5.3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172655.819049754" calcext:value-type="float">
            <text:p>172,656</text:p>
          </table:table-cell>
          <table:table-cell table:formula="of:=[.$H$9]*[.B26]" office:value-type="float" office:value="34531.1638099508" calcext:value-type="float">
            <text:p>34,531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5.36719163604564" calcext:value-type="float">
            <text:p>5.4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189921.400954729" calcext:value-type="float">
            <text:p>189,921</text:p>
          </table:table-cell>
          <table:table-cell table:formula="of:=[.$H$9]*[.B27]" office:value-type="float" office:value="37984.2801909458" calcext:value-type="float">
            <text:p>37,984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5.78814784279432" calcext:value-type="float">
            <text:p>5.8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197518.256992918" calcext:value-type="float">
            <text:p>197,518</text:p>
          </table:table-cell>
          <table:table-cell table:formula="of:=[.$H$9]*[.B28]" office:value-type="float" office:value="39503.6513985837" calcext:value-type="float">
            <text:p>39,504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5.90164093775107" calcext:value-type="float">
            <text:p>5.9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205418.987272635" calcext:value-type="float">
            <text:p>205,419</text:p>
          </table:table-cell>
          <table:table-cell table:formula="of:=[.$H$9]*[.B29]" office:value-type="float" office:value="41083.797454527" calcext:value-type="float">
            <text:p>41,084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6.0173593875109" calcext:value-type="float">
            <text:p>6.0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213635.746763541" calcext:value-type="float">
            <text:p>213,636</text:p>
          </table:table-cell>
          <table:table-cell table:formula="of:=[.$H$9]*[.B30]" office:value-type="float" office:value="42727.1493527081" calcext:value-type="float">
            <text:p>42,727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6.1353468264817" calcext:value-type="float">
            <text:p>6.1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222181.176634082" calcext:value-type="float">
            <text:p>222,181</text:p>
          </table:table-cell>
          <table:table-cell table:formula="of:=[.$H$9]*[.B31]" office:value-type="float" office:value="44436.2353268164" calcext:value-type="float">
            <text:p>44,436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6.25564774464801" calcext:value-type="float">
            <text:p>6.3</text:p>
          </table:table-cell>
          <table:table-cell table:formula="of:=SUM([.E2:.E30])" office:value-type="float" office:value="121.133601640913" calcext:value-type="float">
            <text:p>121.1336016409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244399.29429749" calcext:value-type="float">
            <text:p>244,399</text:p>
          </table:table-cell>
          <table:table-cell table:formula="of:=[.$H$9]*[.B32]" office:value-type="float" office:value="48879.8588594981" calcext:value-type="float">
            <text:p>48,880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6.74628678344393" calcext:value-type="float">
            <text:p>6.7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254175.26606939" calcext:value-type="float">
            <text:p>254,175</text:p>
          </table:table-cell>
          <table:table-cell table:formula="of:=[.$H$9]*[.B33]" office:value-type="float" office:value="50835.053213878" calcext:value-type="float">
            <text:p>50,835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6.87856691645264" calcext:value-type="float">
            <text:p>6.9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264342.276712166" calcext:value-type="float">
            <text:p>264,342</text:p>
          </table:table-cell>
          <table:table-cell table:formula="of:=[.$H$9]*[.B34]" office:value-type="float" office:value="52868.4553424331" calcext:value-type="float">
            <text:p>52,868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7.01344077755955" calcext:value-type="float">
            <text:p>7.0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274915.967780652" calcext:value-type="float">
            <text:p>274,916</text:p>
          </table:table-cell>
          <table:table-cell table:formula="of:=[.$H$9]*[.B35]" office:value-type="float" office:value="54983.1935561305" calcext:value-type="float">
            <text:p>54,983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7.15095922417836" calcext:value-type="float">
            <text:p>7.2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285912.606491878" calcext:value-type="float">
            <text:p>285,913</text:p>
          </table:table-cell>
          <table:table-cell table:formula="of:=[.$H$9]*[.B36]" office:value-type="float" office:value="57182.5212983757" calcext:value-type="float">
            <text:p>57,183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7.29117411092696" calcext:value-type="float">
            <text:p>7.3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297349.110751554" calcext:value-type="float">
            <text:p>297,349</text:p>
          </table:table-cell>
          <table:table-cell table:formula="of:=[.$H$9]*[.B37]" office:value-type="float" office:value="59469.8221503107" calcext:value-type="float">
            <text:p>59,470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7.43413830918043" calcext:value-type="float">
            <text:p>7.4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327084.021826709" calcext:value-type="float">
            <text:p>327,084</text:p>
          </table:table-cell>
          <table:table-cell table:formula="of:=[.$H$9]*[.B38]" office:value-type="float" office:value="65416.8043653418" calcext:value-type="float">
            <text:p>65,417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8.0172079804887" calcext:value-type="float">
            <text:p>8.0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340167.382699777" calcext:value-type="float">
            <text:p>340,167</text:p>
          </table:table-cell>
          <table:table-cell table:formula="of:=[.$H$9]*[.B39]" office:value-type="float" office:value="68033.4765399555" calcext:value-type="float">
            <text:p>68,033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8.17440813696887" calcext:value-type="float">
            <text:p>8.2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353774.078007768" calcext:value-type="float">
            <text:p>353,774</text:p>
          </table:table-cell>
          <table:table-cell table:formula="of:=[.$H$9]*[.B40]" office:value-type="float" office:value="70754.8156015537" calcext:value-type="float">
            <text:p>70,755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8.33469064945846" calcext:value-type="float">
            <text:p>8.3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367925.041128079" calcext:value-type="float">
            <text:p>367,925</text:p>
          </table:table-cell>
          <table:table-cell table:formula="of:=[.$H$9]*[.B41]" office:value-type="float" office:value="73585.0082256159" calcext:value-type="float">
            <text:p>73,585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8.49811595631058" calcext:value-type="float">
            <text:p>8.5</text:p>
          </table:table-cell>
          <table:table-cell table:number-columns-repeated="3"/>
        </table:table-row>
        <table:table-row table:style-name="ro2">
          <table:table-cell/>
          <table:table-cell table:formula="of:=AVERAGE([.B2:.B41])" office:value-type="float" office:value="165216.179810405" calcext:value-type="float">
            <text:p>165,216</text:p>
          </table:table-cell>
          <table:table-cell/>
          <table:table-cell table:style-name="ce5"/>
          <table:table-cell table:formula="of:=SUM([.E2:.E41])" office:value-type="float" office:value="202.928238230529" calcext:value-type="float">
            <text:p>202.9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DS compounding US" table:style-name="ta1"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12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000" calcext:value-type="float">
            <text:p>130,000</text:p>
          </table:table-cell>
          <table:table-cell table:formula="of:=[.$H$9]*[.B2]" office:value-type="float" office:value="26000" calcext:value-type="float">
            <text:p>26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6.5" calcext:value-type="float">
            <text:p>6.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135200" calcext:value-type="float">
            <text:p>135,200</text:p>
          </table:table-cell>
          <table:table-cell table:formula="of:=[.$H$9]*[.B3]" office:value-type="float" office:value="27040" calcext:value-type="float">
            <text:p>27,04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6.62745098039216" calcext:value-type="float">
            <text:p>6.6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40608" calcext:value-type="float">
            <text:p>140,608</text:p>
          </table:table-cell>
          <table:table-cell table:formula="of:=[.$H$9]*[.B4]" office:value-type="float" office:value="28121.6" calcext:value-type="float">
            <text:p>28,122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6.75740099961553" calcext:value-type="float">
            <text:p>6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46232.32" calcext:value-type="float">
            <text:p>146,232</text:p>
          </table:table-cell>
          <table:table-cell table:formula="of:=[.$H$9]*[.B5]" office:value-type="float" office:value="29246.464" calcext:value-type="float">
            <text:p>29,246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6.88989905843152" calcext:value-type="float">
            <text:p>6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52081.6128" calcext:value-type="float">
            <text:p>152,082</text:p>
          </table:table-cell>
          <table:table-cell table:formula="of:=[.$H$9]*[.B6]" office:value-type="float" office:value="30416.32256" calcext:value-type="float">
            <text:p>30,416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7.02499511840077" calcext:value-type="float">
            <text:p>7.0</text:p>
          </table:table-cell>
          <table:table-cell table:number-columns-repeated="3"/>
        </table:table-row>
        <table:table-row table:style-name="ro13">
          <table:table-cell office:value-type="float" office:value="6" calcext:value-type="float">
            <text:p>6</text:p>
          </table:table-cell>
          <table:table-cell table:formula="of:=[.B6]*(1+[.$H$7])^(1)" office:value-type="float" office:value="167289.77408" calcext:value-type="float">
            <text:p>167,290</text:p>
          </table:table-cell>
          <table:table-cell table:formula="of:=[.$H$9]*[.B7]" office:value-type="float" office:value="33457.954816" calcext:value-type="float">
            <text:p>33,458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7.57597512768711" calcext:value-type="float">
            <text:p>7.6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173981.3650432" calcext:value-type="float">
            <text:p>173,981</text:p>
          </table:table-cell>
          <table:table-cell table:formula="of:=[.$H$9]*[.B8]" office:value-type="float" office:value="34796.27300864" calcext:value-type="float">
            <text:p>34,796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7.72452365960254" calcext:value-type="float">
            <text:p>7.7</text:p>
          </table:table-cell>
          <table:table-cell table:number-columns-repeated="3"/>
        </table:table-row>
        <table:table-row table:style-name="ro13">
          <table:table-cell office:value-type="float" office:value="8" calcext:value-type="float">
            <text:p>8</text:p>
          </table:table-cell>
          <table:table-cell table:formula="of:=[.B8]*(1+[.$H$4])^(1)" office:value-type="float" office:value="180940.619644928" calcext:value-type="float">
            <text:p>180,941</text:p>
          </table:table-cell>
          <table:table-cell table:formula="of:=[.$H$9]*[.B9]" office:value-type="float" office:value="36188.1239289856" calcext:value-type="float">
            <text:p>36,188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7.87598490783004" calcext:value-type="float">
            <text:p>7.9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188178.244430725" calcext:value-type="float">
            <text:p>188,178</text:p>
          </table:table-cell>
          <table:table-cell table:formula="of:=[.$H$9]*[.B10]" office:value-type="float" office:value="37635.648886145" calcext:value-type="float">
            <text:p>37,636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8.03041598445416" calcext:value-type="float">
            <text:p>8.0</text:p>
          </table:table-cell>
          <table:table-cell table:formula="of:=SUM([.E2:.E9])" office:value-type="float" office:value="56.9762298519597" calcext:value-type="float">
            <text:p>56.97622985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195705.374207954" calcext:value-type="float">
            <text:p>195,705</text:p>
          </table:table-cell>
          <table:table-cell table:formula="of:=[.$H$9]*[.B11]" office:value-type="float" office:value="39141.0748415908" calcext:value-type="float">
            <text:p>39,141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8.18787512140424" calcext:value-type="float">
            <text:p>8.2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215275.91162875" calcext:value-type="float">
            <text:p>215,276</text:p>
          </table:table-cell>
          <table:table-cell table:formula="of:=[.$H$9]*[.B12]" office:value-type="float" office:value="43055.1823257499" calcext:value-type="float">
            <text:p>43,055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8.83006140543594" calcext:value-type="float">
            <text:p>8.8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223886.948093899" calcext:value-type="float">
            <text:p>223,887</text:p>
          </table:table-cell>
          <table:table-cell table:formula="of:=[.$H$9]*[.B13]" office:value-type="float" office:value="44777.3896187799" calcext:value-type="float">
            <text:p>44,777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9.00319986436606" calcext:value-type="float">
            <text:p>9.0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232842.426017656" calcext:value-type="float">
            <text:p>232,842</text:p>
          </table:table-cell>
          <table:table-cell table:formula="of:=[.$H$9]*[.B14]" office:value-type="float" office:value="46568.4852035311" calcext:value-type="float">
            <text:p>46,568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9.1797331950399" calcext:value-type="float">
            <text:p>9.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242156.123058362" calcext:value-type="float">
            <text:p>242,156</text:p>
          </table:table-cell>
          <table:table-cell table:formula="of:=[.$H$9]*[.B15]" office:value-type="float" office:value="48431.2246116724" calcext:value-type="float">
            <text:p>48,431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9.3597279635701" calcext:value-type="float">
            <text:p>9.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251842.367980696" calcext:value-type="float">
            <text:p>251,842</text:p>
          </table:table-cell>
          <table:table-cell table:formula="of:=[.$H$9]*[.B16]" office:value-type="float" office:value="50368.4735961393" calcext:value-type="float">
            <text:p>50,368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9.54325204128716" calcext:value-type="float">
            <text:p>9.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277026.604778766" calcext:value-type="float">
            <text:p>277,027</text:p>
          </table:table-cell>
          <table:table-cell table:formula="of:=[.$H$9]*[.B17]" office:value-type="float" office:value="55405.3209557532" calcext:value-type="float">
            <text:p>55,405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10.2917423974665" calcext:value-type="float">
            <text:p>10.3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288107.668969916" calcext:value-type="float">
            <text:p>288,108</text:p>
          </table:table-cell>
          <table:table-cell table:formula="of:=[.$H$9]*[.B18]" office:value-type="float" office:value="57621.5337939833" calcext:value-type="float">
            <text:p>57,622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10.4935412680051" calcext:value-type="float">
            <text:p>10.5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299631.975728713" calcext:value-type="float">
            <text:p>299,632</text:p>
          </table:table-cell>
          <table:table-cell table:formula="of:=[.$H$9]*[.B19]" office:value-type="float" office:value="59926.3951457426" calcext:value-type="float">
            <text:p>59,926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10.6992969791425" calcext:value-type="float">
            <text:p>10.7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311617.254757862" calcext:value-type="float">
            <text:p>311,617</text:p>
          </table:table-cell>
          <table:table-cell table:formula="of:=[.$H$9]*[.B20]" office:value-type="float" office:value="62323.4509515723" calcext:value-type="float">
            <text:p>62,323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10.9090871159884" calcext:value-type="float">
            <text:p>10.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324081.944948176" calcext:value-type="float">
            <text:p>324,082</text:p>
          </table:table-cell>
          <table:table-cell table:formula="of:=[.$H$9]*[.B21]" office:value-type="float" office:value="64816.3889896353" calcext:value-type="float">
            <text:p>64,816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11.1229907849293" calcext:value-type="float">
            <text:p>11.1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356490.139442994" calcext:value-type="float">
            <text:p>356,490</text:p>
          </table:table-cell>
          <table:table-cell table:formula="of:=[.$H$9]*[.B22]" office:value-type="float" office:value="71298.0278885988" calcext:value-type="float">
            <text:p>71,298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11.9953822190414" calcext:value-type="float">
            <text:p>12.0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370749.745020714" calcext:value-type="float">
            <text:p>370,750</text:p>
          </table:table-cell>
          <table:table-cell table:formula="of:=[.$H$9]*[.B23]" office:value-type="float" office:value="74149.9490041427" calcext:value-type="float">
            <text:p>74,150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12.2305857919638" calcext:value-type="float">
            <text:p>12.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385579.734821542" calcext:value-type="float">
            <text:p>385,580</text:p>
          </table:table-cell>
          <table:table-cell table:formula="of:=[.$H$9]*[.B24]" office:value-type="float" office:value="77115.9469643084" calcext:value-type="float">
            <text:p>77,116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12.4704011996494" calcext:value-type="float">
            <text:p>12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401002.924214404" calcext:value-type="float">
            <text:p>401,003</text:p>
          </table:table-cell>
          <table:table-cell table:formula="of:=[.$H$9]*[.B25]" office:value-type="float" office:value="80200.5848428808" calcext:value-type="float">
            <text:p>80,201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12.7149188702308" calcext:value-type="float">
            <text:p>12.7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417043.04118298" calcext:value-type="float">
            <text:p>417,043</text:p>
          </table:table-cell>
          <table:table-cell table:formula="of:=[.$H$9]*[.B26]" office:value-type="float" office:value="83408.608236596" calcext:value-type="float">
            <text:p>83,409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12.9642310049412" calcext:value-type="float">
            <text:p>13.0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458747.345301278" calcext:value-type="float">
            <text:p>458,747</text:p>
          </table:table-cell>
          <table:table-cell table:formula="of:=[.$H$9]*[.B27]" office:value-type="float" office:value="91749.4690602556" calcext:value-type="float">
            <text:p>91,749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13.9810334367012" calcext:value-type="float">
            <text:p>14.0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477097.239113329" calcext:value-type="float">
            <text:p>477,097</text:p>
          </table:table-cell>
          <table:table-cell table:formula="of:=[.$H$9]*[.B28]" office:value-type="float" office:value="95419.4478226659" calcext:value-type="float">
            <text:p>95,419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14.2551713472248" calcext:value-type="float">
            <text:p>14.3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496181.128677862" calcext:value-type="float">
            <text:p>496,181</text:p>
          </table:table-cell>
          <table:table-cell table:formula="of:=[.$H$9]*[.B29]" office:value-type="float" office:value="99236.2257355725" calcext:value-type="float">
            <text:p>99,236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14.5346845108959" calcext:value-type="float">
            <text:p>14.5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516028.373824977" calcext:value-type="float">
            <text:p>516,028</text:p>
          </table:table-cell>
          <table:table-cell table:formula="of:=[.$H$9]*[.B30]" office:value-type="float" office:value="103205.674764995" calcext:value-type="float">
            <text:p>103,206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14.819678324835" calcext:value-type="float">
            <text:p>14.8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536669.508777976" calcext:value-type="float">
            <text:p>536,670</text:p>
          </table:table-cell>
          <table:table-cell table:formula="of:=[.$H$9]*[.B31]" office:value-type="float" office:value="107333.901755595" calcext:value-type="float">
            <text:p>107,334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15.110260252773" calcext:value-type="float">
            <text:p>15.1</text:p>
          </table:table-cell>
          <table:table-cell table:formula="of:=SUM([.E2:.E30])" office:value-type="float" office:value="292.593240678533" calcext:value-type="float">
            <text:p>292.5932406785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590336.459655774" calcext:value-type="float">
            <text:p>590,336</text:p>
          </table:table-cell>
          <table:table-cell table:formula="of:=[.$H$9]*[.B32]" office:value-type="float" office:value="118067.291931155" calcext:value-type="float">
            <text:p>118,067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16.2953787039708" calcext:value-type="float">
            <text:p>16.3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613949.918042005" calcext:value-type="float">
            <text:p>613,950</text:p>
          </table:table-cell>
          <table:table-cell table:formula="of:=[.$H$9]*[.B33]" office:value-type="float" office:value="122789.983608401" calcext:value-type="float">
            <text:p>122,790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16.6148959334605" calcext:value-type="float">
            <text:p>16.6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638507.914763685" calcext:value-type="float">
            <text:p>638,508</text:p>
          </table:table-cell>
          <table:table-cell table:formula="of:=[.$H$9]*[.B34]" office:value-type="float" office:value="127701.582952737" calcext:value-type="float">
            <text:p>127,702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16.9406782066656" calcext:value-type="float">
            <text:p>16.9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664048.231354232" calcext:value-type="float">
            <text:p>664,048</text:p>
          </table:table-cell>
          <table:table-cell table:formula="of:=[.$H$9]*[.B35]" office:value-type="float" office:value="132809.646270846" calcext:value-type="float">
            <text:p>132,810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17.2728483675806" calcext:value-type="float">
            <text:p>17.3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690610.160608402" calcext:value-type="float">
            <text:p>690,610</text:p>
          </table:table-cell>
          <table:table-cell table:formula="of:=[.$H$9]*[.B36]" office:value-type="float" office:value="138122.03212168" calcext:value-type="float">
            <text:p>138,122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17.6115316689057" calcext:value-type="float">
            <text:p>17.6</text:p>
          </table:table-cell>
          <table:table-cell table:formula="of:=SUM([.E2:.E36])" office:value-type="float" office:value="392.438833811889" calcext:value-type="float">
            <text:p>392.4388338119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718234.567032738" calcext:value-type="float">
            <text:p>718,235</text:p>
          </table:table-cell>
          <table:table-cell table:formula="of:=[.$H$9]*[.B37]" office:value-type="float" office:value="143646.913406548" calcext:value-type="float">
            <text:p>143,647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17.9568558192764" calcext:value-type="float">
            <text:p>18.0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790058.023736012" calcext:value-type="float">
            <text:p>790,058</text:p>
          </table:table-cell>
          <table:table-cell table:formula="of:=[.$H$9]*[.B38]" office:value-type="float" office:value="158011.604747202" calcext:value-type="float">
            <text:p>158,012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19.3652366678471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821660.344685452" calcext:value-type="float">
            <text:p>821,660</text:p>
          </table:table-cell>
          <table:table-cell table:formula="of:=[.$H$9]*[.B39]" office:value-type="float" office:value="164332.06893709" calcext:value-type="float">
            <text:p>164,332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19.7449471907461" calcext:value-type="float">
            <text:p>19.7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854526.75847287" calcext:value-type="float">
            <text:p>854,527</text:p>
          </table:table-cell>
          <table:table-cell table:formula="of:=[.$H$9]*[.B40]" office:value-type="float" office:value="170905.351694574" calcext:value-type="float">
            <text:p>170,905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20.1321030180156" calcext:value-type="float">
            <text:p>20.1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888707.828811785" calcext:value-type="float">
            <text:p>888,708</text:p>
          </table:table-cell>
          <table:table-cell table:formula="of:=[.$H$9]*[.B41]" office:value-type="float" office:value="177741.565762357" calcext:value-type="float">
            <text:p>177,742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20.5268501360159" calcext:value-type="float">
            <text:p>20.5</text:p>
          </table:table-cell>
          <table:table-cell table:number-columns-repeated="3"/>
        </table:table-row>
        <table:table-row table:style-name="ro2">
          <table:table-cell/>
          <table:table-cell table:formula="of:=AVERAGE([.B2:.B41])" office:value-type="float" office:value="399072.898092765" calcext:value-type="float">
            <text:p>399,073</text:p>
          </table:table-cell>
          <table:table-cell/>
          <table:table-cell table:style-name="ce5"/>
          <table:table-cell table:formula="of:=SUM([.E2:.E41])" office:value-type="float" office:value="490.16482664379" calcext:value-type="float">
            <text:p>490.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Startup compounding" table:style-name="ta1"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X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000" calcext:value-type="float">
            <text:p>2,500,000</text:p>
          </table:table-cell>
          <table:table-cell table:formula="of:=[.$H$9]*[.B2]" office:value-type="float" office:value="1500000" calcext:value-type="float">
            <text:p>1,500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375" calcext:value-type="float">
            <text:p>375.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2500000" calcext:value-type="float">
            <text:p>2,500,000</text:p>
          </table:table-cell>
          <table:table-cell table:formula="of:=[.$H$9]*[.B3]" office:value-type="float" office:value="1500000" calcext:value-type="float">
            <text:p>1,500,00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367.647058823529" calcext:value-type="float">
            <text:p>367.6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2500000" calcext:value-type="float">
            <text:p>2,500,000</text:p>
          </table:table-cell>
          <table:table-cell table:formula="of:=[.$H$9]*[.B4]" office:value-type="float" office:value="1500000" calcext:value-type="float">
            <text:p>1,500,000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360.438292964245" calcext:value-type="float">
            <text:p>360.4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" calcext:value-type="percentage">
            <text:p>0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2500000" calcext:value-type="float">
            <text:p>2,500,000</text:p>
          </table:table-cell>
          <table:table-cell table:formula="of:=[.$H$9]*[.B5]" office:value-type="float" office:value="1500000" calcext:value-type="float">
            <text:p>1,500,000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353.370875455142" calcext:value-type="float">
            <text:p>353.4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2500000" calcext:value-type="float">
            <text:p>2,500,000</text:p>
          </table:table-cell>
          <table:table-cell table:formula="of:=[.$H$9]*[.B6]" office:value-type="float" office:value="1500000" calcext:value-type="float">
            <text:p>1,500,000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346.442034759943" calcext:value-type="float">
            <text:p>346.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2500000" calcext:value-type="float">
            <text:p>2,500,000</text:p>
          </table:table-cell>
          <table:table-cell table:formula="of:=[.$H$9]*[.B7]" office:value-type="float" office:value="1500000" calcext:value-type="float">
            <text:p>1,500,000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339.649053686218" calcext:value-type="float">
            <text:p>339.6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" calcext:value-type="percentage">
            <text:p>0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2500000" calcext:value-type="float">
            <text:p>2,500,000</text:p>
          </table:table-cell>
          <table:table-cell table:formula="of:=[.$H$9]*[.B8]" office:value-type="float" office:value="1500000" calcext:value-type="float">
            <text:p>1,500,000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332.989268319822" calcext:value-type="float">
            <text:p>333.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1+[.$H$4])^(1)" office:value-type="float" office:value="2500000" calcext:value-type="float">
            <text:p>2,500,000</text:p>
          </table:table-cell>
          <table:table-cell table:formula="of:=[.$H$9]*[.B9]" office:value-type="float" office:value="1500000" calcext:value-type="float">
            <text:p>1,500,000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326.460066980218" calcext:value-type="float">
            <text:p>326.5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6" calcext:value-type="percentage">
            <text:p>6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2500000" calcext:value-type="float">
            <text:p>2,500,000</text:p>
          </table:table-cell>
          <table:table-cell table:formula="of:=[.$H$9]*[.B10]" office:value-type="float" office:value="1500000" calcext:value-type="float">
            <text:p>1,500,000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320.058889196292" calcext:value-type="float">
            <text:p>320.1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2500000" calcext:value-type="float">
            <text:p>2,500,000</text:p>
          </table:table-cell>
          <table:table-cell table:formula="of:=[.$H$9]*[.B11]" office:value-type="float" office:value="1500000" calcext:value-type="float">
            <text:p>1,500,000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313.783224702247" calcext:value-type="float">
            <text:p>313.8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2500000" calcext:value-type="float">
            <text:p>2,500,000</text:p>
          </table:table-cell>
          <table:table-cell table:formula="of:=[.$H$9]*[.B12]" office:value-type="float" office:value="1500000" calcext:value-type="float">
            <text:p>1,500,000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307.630612453183" calcext:value-type="float">
            <text:p>307.6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2500000" calcext:value-type="float">
            <text:p>2,500,000</text:p>
          </table:table-cell>
          <table:table-cell table:formula="of:=[.$H$9]*[.B13]" office:value-type="float" office:value="1500000" calcext:value-type="float">
            <text:p>1,500,000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301.598639659983" calcext:value-type="float">
            <text:p>301.6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2500000" calcext:value-type="float">
            <text:p>2,500,000</text:p>
          </table:table-cell>
          <table:table-cell table:formula="of:=[.$H$9]*[.B14]" office:value-type="float" office:value="1500000" calcext:value-type="float">
            <text:p>1,500,000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295.684940843121" calcext:value-type="float">
            <text:p>295.7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2500000" calcext:value-type="float">
            <text:p>2,500,000</text:p>
          </table:table-cell>
          <table:table-cell table:formula="of:=[.$H$9]*[.B15]" office:value-type="float" office:value="1500000" calcext:value-type="float">
            <text:p>1,500,000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289.887196905021" calcext:value-type="float">
            <text:p>289.9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2500000" calcext:value-type="float">
            <text:p>2,500,000</text:p>
          </table:table-cell>
          <table:table-cell table:formula="of:=[.$H$9]*[.B16]" office:value-type="float" office:value="1500000" calcext:value-type="float">
            <text:p>1,500,000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284.203134220608" calcext:value-type="float">
            <text:p>284.2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2500000" calcext:value-type="float">
            <text:p>2,500,000</text:p>
          </table:table-cell>
          <table:table-cell table:formula="of:=[.$H$9]*[.B17]" office:value-type="float" office:value="1500000" calcext:value-type="float">
            <text:p>1,500,000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278.630523745695" calcext:value-type="float">
            <text:p>278.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2500000" calcext:value-type="float">
            <text:p>2,500,000</text:p>
          </table:table-cell>
          <table:table-cell table:formula="of:=[.$H$9]*[.B18]" office:value-type="float" office:value="1500000" calcext:value-type="float">
            <text:p>1,500,000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273.167180142838" calcext:value-type="float">
            <text:p>273.2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2500000" calcext:value-type="float">
            <text:p>2,500,000</text:p>
          </table:table-cell>
          <table:table-cell table:formula="of:=[.$H$9]*[.B19]" office:value-type="float" office:value="1500000" calcext:value-type="float">
            <text:p>1,500,000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267.810960924351" calcext:value-type="float">
            <text:p>267.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2500000" calcext:value-type="float">
            <text:p>2,500,000</text:p>
          </table:table-cell>
          <table:table-cell table:formula="of:=[.$H$9]*[.B20]" office:value-type="float" office:value="1500000" calcext:value-type="float">
            <text:p>1,500,000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262.559765612109" calcext:value-type="float">
            <text:p>262.6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2500000" calcext:value-type="float">
            <text:p>2,500,000</text:p>
          </table:table-cell>
          <table:table-cell table:formula="of:=[.$H$9]*[.B21]" office:value-type="float" office:value="1500000" calcext:value-type="float">
            <text:p>1,500,000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257.411534913832" calcext:value-type="float">
            <text:p>257.4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2500000" calcext:value-type="float">
            <text:p>2,500,000</text:p>
          </table:table-cell>
          <table:table-cell table:formula="of:=[.$H$9]*[.B22]" office:value-type="float" office:value="1500000" calcext:value-type="float">
            <text:p>1,500,000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252.364249915522" calcext:value-type="float">
            <text:p>252.4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2500000" calcext:value-type="float">
            <text:p>2,500,000</text:p>
          </table:table-cell>
          <table:table-cell table:formula="of:=[.$H$9]*[.B23]" office:value-type="float" office:value="1500000" calcext:value-type="float">
            <text:p>1,500,000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247.415931289727" calcext:value-type="float">
            <text:p>247.4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2500000" calcext:value-type="float">
            <text:p>2,500,000</text:p>
          </table:table-cell>
          <table:table-cell table:formula="of:=[.$H$9]*[.B24]" office:value-type="float" office:value="1500000" calcext:value-type="float">
            <text:p>1,500,000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242.56463851934" calcext:value-type="float">
            <text:p>242.6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2500000" calcext:value-type="float">
            <text:p>2,500,000</text:p>
          </table:table-cell>
          <table:table-cell table:formula="of:=[.$H$9]*[.B25]" office:value-type="float" office:value="1500000" calcext:value-type="float">
            <text:p>1,500,000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237.808469136608" calcext:value-type="float">
            <text:p>237.8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2500000" calcext:value-type="float">
            <text:p>2,500,000</text:p>
          </table:table-cell>
          <table:table-cell table:formula="of:=[.$H$9]*[.B26]" office:value-type="float" office:value="1500000" calcext:value-type="float">
            <text:p>1,500,000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233.145557977067" calcext:value-type="float">
            <text:p>233.1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2500000" calcext:value-type="float">
            <text:p>2,500,000</text:p>
          </table:table-cell>
          <table:table-cell table:formula="of:=[.$H$9]*[.B27]" office:value-type="float" office:value="1500000" calcext:value-type="float">
            <text:p>1,500,000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228.574076448105" calcext:value-type="float">
            <text:p>228.6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2500000" calcext:value-type="float">
            <text:p>2,500,000</text:p>
          </table:table-cell>
          <table:table-cell table:formula="of:=[.$H$9]*[.B28]" office:value-type="float" office:value="1500000" calcext:value-type="float">
            <text:p>1,500,000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224.092231811867" calcext:value-type="float">
            <text:p>224.1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2500000" calcext:value-type="float">
            <text:p>2,500,000</text:p>
          </table:table-cell>
          <table:table-cell table:formula="of:=[.$H$9]*[.B29]" office:value-type="float" office:value="1500000" calcext:value-type="float">
            <text:p>1,500,000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219.698266482223" calcext:value-type="float">
            <text:p>219.7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2500000" calcext:value-type="float">
            <text:p>2,500,000</text:p>
          </table:table-cell>
          <table:table-cell table:formula="of:=[.$H$9]*[.B30]" office:value-type="float" office:value="1500000" calcext:value-type="float">
            <text:p>1,500,000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215.390457335513" calcext:value-type="float">
            <text:p>215.4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2500000" calcext:value-type="float">
            <text:p>2,500,000</text:p>
          </table:table-cell>
          <table:table-cell table:formula="of:=[.$H$9]*[.B31]" office:value-type="float" office:value="1500000" calcext:value-type="float">
            <text:p>1,500,000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211.167115034816" calcext:value-type="float">
            <text:p>211.2</text:p>
          </table:table-cell>
          <table:table-cell table:formula="of:=SUM([.E2:.E31])" office:value-type="float" office:value="8566.64424825919" calcext:value-type="float">
            <text:p>8566.6442482592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2500000" calcext:value-type="float">
            <text:p>2,500,000</text:p>
          </table:table-cell>
          <table:table-cell table:formula="of:=[.$H$9]*[.B32]" office:value-type="float" office:value="1500000" calcext:value-type="float">
            <text:p>1,500,000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207.026583367467" calcext:value-type="float">
            <text:p>207.0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2500000" calcext:value-type="float">
            <text:p>2,500,000</text:p>
          </table:table-cell>
          <table:table-cell table:formula="of:=[.$H$9]*[.B33]" office:value-type="float" office:value="1500000" calcext:value-type="float">
            <text:p>1,500,000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202.967238595556" calcext:value-type="float">
            <text:p>203.0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2500000" calcext:value-type="float">
            <text:p>2,500,000</text:p>
          </table:table-cell>
          <table:table-cell table:formula="of:=[.$H$9]*[.B34]" office:value-type="float" office:value="1500000" calcext:value-type="float">
            <text:p>1,500,000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198.987488819172" calcext:value-type="float">
            <text:p>199.0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2500000" calcext:value-type="float">
            <text:p>2,500,000</text:p>
          </table:table-cell>
          <table:table-cell table:formula="of:=[.$H$9]*[.B35]" office:value-type="float" office:value="1500000" calcext:value-type="float">
            <text:p>1,500,000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195.08577335213" calcext:value-type="float">
            <text:p>195.1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2500000" calcext:value-type="float">
            <text:p>2,500,000</text:p>
          </table:table-cell>
          <table:table-cell table:formula="of:=[.$H$9]*[.B36]" office:value-type="float" office:value="1500000" calcext:value-type="float">
            <text:p>1,500,000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191.260562109931" calcext:value-type="float">
            <text:p>191.3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2500000" calcext:value-type="float">
            <text:p>2,500,000</text:p>
          </table:table-cell>
          <table:table-cell table:formula="of:=[.$H$9]*[.B37]" office:value-type="float" office:value="1500000" calcext:value-type="float">
            <text:p>1,500,000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187.510355009736" calcext:value-type="float">
            <text:p>187.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2500000" calcext:value-type="float">
            <text:p>2,500,000</text:p>
          </table:table-cell>
          <table:table-cell table:formula="of:=[.$H$9]*[.B38]" office:value-type="float" office:value="1500000" calcext:value-type="float">
            <text:p>1,500,000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183.833681382094" calcext:value-type="float">
            <text:p>183.8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2500000" calcext:value-type="float">
            <text:p>2,500,000</text:p>
          </table:table-cell>
          <table:table-cell table:formula="of:=[.$H$9]*[.B39]" office:value-type="float" office:value="1500000" calcext:value-type="float">
            <text:p>1,500,000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180.22909939421" calcext:value-type="float">
            <text:p>180.2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2500000" calcext:value-type="float">
            <text:p>2,500,000</text:p>
          </table:table-cell>
          <table:table-cell table:formula="of:=[.$H$9]*[.B40]" office:value-type="float" office:value="1500000" calcext:value-type="float">
            <text:p>1,500,000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176.69519548452" calcext:value-type="float">
            <text:p>176.7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2500000" calcext:value-type="float">
            <text:p>2,500,000</text:p>
          </table:table-cell>
          <table:table-cell table:formula="of:=[.$H$9]*[.B41]" office:value-type="float" office:value="1500000" calcext:value-type="float">
            <text:p>1,500,000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173.230583808353" calcext:value-type="float">
            <text:p>173.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formula="of:=SUM([.E2:.E41])" office:value-type="float" office:value="10463.4708095824" calcext:value-type="float">
            <text:p>10463.5</text:p>
          </table:table-cell>
          <table:table-cell table:number-columns-repeated="3"/>
        </table:table-row>
      </table:table>
      <table:table table:name="Working at 80k (basic employee)" table:style-name="ta1">
        <table:table-column table:style-name="co1" table:number-columns-repeated="1024" table:default-cell-style-name="ce5"/>
        <table:table-row table:style-name="ro2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Number of plans changed in 1 year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years of 80k hours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Number of lives saved by one plan changed </text:p>
          </table:table-cell>
          <table:table-cell table:formula="of:=148*1.5" office:value-type="float" office:value="222" calcext:value-type="float">
            <text:p>222</text:p>
          </table:table-cell>
          <table:table-cell office:value-type="string" calcext:value-type="string">
            <text:p>assuming everyone took the 10% pledge and are atleast like me</text:p>
          </table:table-cell>
          <table:table-cell/>
          <table:table-cell office:value-type="string" calcext:value-type="string">
            <text:p>Number of plans change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1 yea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tal lives saved</text:p>
          </table:table-cell>
          <table:table-cell table:formula="of:=[.B4]*[.B3]" office:value-type="float" office:value="101454" calcext:value-type="float">
            <text:p>101454</text:p>
          </table:table-cell>
          <table:table-cell office:value-type="string" calcext:value-type="string">
            <text:p>lives per year</text:p>
          </table:table-cell>
          <table:table-cell/>
          <table:table-cell office:value-type="string" calcext:value-type="string">
            <text:p>Number of lives saved by one pers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 lower lim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% attributed to 80k</text:p>
          </table:table-cell>
          <table:table-cell table:style-name="ce20" office:value-type="percentage" office:value="0.2" calcext:value-type="percentage">
            <text:p>20.00%</text:p>
          </table:table-cell>
          <table:table-cell table:number-columns-repeated="2"/>
          <table:table-cell office:value-type="string" calcext:value-type="string">
            <text:p>Cost of one life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$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tal lives saved by 80k and donors</text:p>
          </table:table-cell>
          <table:table-cell table:formula="of:=[.B6]*[.B5]" office:value-type="float" office:value="20290.8" calcext:value-type="float">
            <text:p>20290.8</text:p>
          </table:table-cell>
          <table:table-cell table:number-columns-repeated="2"/>
          <table:table-cell office:value-type="string" calcext:value-type="string">
            <text:p>percentage of success devoted to 80k</text:p>
          </table:table-cell>
          <table:table-cell table:style-name="ce20" office:value-type="percentage" office:value="0.2" calcext:value-type="percentage">
            <text:p>20.00%</text:p>
          </table:table-cell>
          <table:table-cell table:style-name="ce20" office:value-type="percentage" office:value="0.3" calcext:value-type="percentage">
            <text:p>30.00%</text:p>
          </table:table-cell>
          <table:table-cell table:number-columns-repeated="6"/>
          <table:table-cell office:value-type="string" calcext:value-type="string">
            <text:p>Contribution of each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% lives saved by 80k</text:p>
          </table:table-cell>
          <table:table-cell table:style-name="ce20" office:value-type="percentage" office:value="0.4" calcext:value-type="percentage">
            <text:p>40.00%</text:p>
          </table:table-cell>
          <table:table-cell office:value-type="string" calcext:value-type="string">
            <text:p>based on givewell estimate here</text:p>
          </table:table-cell>
          <table:table-cell/>
          <table:table-cell office:value-type="string" calcext:value-type="string">
            <text:p>percentage of success devoted to <text:s/>staffs</text:p>
          </table:table-cell>
          <table:table-cell table:style-name="ce20" table:number-columns-repeated="2"/>
          <table:table-cell/>
          <table:table-cell office:value-type="string" calcext:value-type="string">
            <text:p>Co-founder</text:p>
          </table:table-cell>
          <table:table-cell office:value-type="float" office:value="2" calcext:value-type="float">
            <text:p>2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0" table:formula="of:=[.J8]*[.K8]" office:value-type="percentage" office:value="2" calcext:value-type="percentage">
            <text:p>200.00%</text:p>
          </table:table-cell>
          <table:table-cell office:value-type="string" calcext:value-type="string">
            <text:p>x</text:p>
          </table:table-cell>
          <table:table-cell table:style-name="ce20" table:formula="of:= [.K8]*[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lives saved by 80k</text:p>
          </table:table-cell>
          <table:table-cell table:formula="of:=[.B8]*[.B7]" office:value-type="float" office:value="8116.32" calcext:value-type="float">
            <text:p>8116.32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employees 80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ore team </text:p>
          </table:table-cell>
          <table:table-cell office:value-type="float" office:value="6" calcext:value-type="float">
            <text:p>6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0" table:formula="of:=[.J9]*[.K9]" office:value-type="percentage" office:value="6" calcext:value-type="percentage">
            <text:p>600.00%</text:p>
          </table:table-cell>
          <table:table-cell office:value-type="string" calcext:value-type="string">
            <text:p>x</text:p>
          </table:table-cell>
          <table:table-cell table:style-name="ce20" table:formula="of:= [.K9]*[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% attributed to me</text:p>
          </table:table-cell>
          <table:table-cell table:style-name="ce20" table:formula="of:=[.N10]" office:value-type="percentage" office:value="0.0117647058823529" calcext:value-type="percentage">
            <text:p>1.18%</text:p>
          </table:table-cell>
          <table:table-cell table:number-columns-repeated="6"/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1" calcext:value-type="percentage">
            <text:p>10.00%</text:p>
          </table:table-cell>
          <table:table-cell table:style-name="ce20" table:formula="of:=[.J10]*[.K10]" office:value-type="percentage" office:value="0.1" calcext:value-type="percentage">
            <text:p>10.00%</text:p>
          </table:table-cell>
          <table:table-cell office:value-type="string" calcext:value-type="string">
            <text:p>x</text:p>
          </table:table-cell>
          <table:table-cell table:style-name="ce20" table:formula="of:= [.K10]*[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 lives saved by me</text:p>
          </table:table-cell>
          <table:table-cell table:formula="of:=[.B10]*[.B9]" office:value-type="float" office:value="95.4861176470588" calcext:value-type="float">
            <text:p>95.4861176471</text:p>
          </table:table-cell>
          <table:table-cell office:value-type="string" calcext:value-type="string">
            <text:p>per year</text:p>
          </table:table-cell>
          <table:table-cell table:number-columns-repeated="5"/>
          <table:table-cell table:style-name="Default" office:value-type="string" calcext:value-type="string">
            <text:p>management</text:p>
          </table:table-cell>
          <table:table-cell office:value-type="float" office:value="4" calcext:value-type="float">
            <text:p>4</text:p>
          </table:table-cell>
          <table:table-cell table:style-name="ce20" office:value-type="percentage" office:value="0.1" calcext:value-type="percentage">
            <text:p>10.00%</text:p>
          </table:table-cell>
          <table:table-cell table:style-name="ce20" table:formula="of:=[.J11]*[.K11]" office:value-type="percentage" office:value="0.4" calcext:value-type="percentage">
            <text:p>40.00%</text:p>
          </table:table-cell>
          <table:table-cell office:value-type="string" calcext:value-type="string">
            <text:p>x</text:p>
          </table:table-cell>
          <table:table-cell table:style-name="ce20" table:formula="of:= [.K11]*[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%contributed by me as my job is replacible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3"/>
          <table:table-cell office:value-type="string" calcext:value-type="string">
            <text:p>without discount</text:p>
          </table:table-cell>
          <table:table-cell office:value-type="string" calcext:value-type="string">
            <text:p>with discount</text:p>
          </table:table-cell>
          <table:table-cell table:number-columns-repeated="5"/>
          <table:table-cell table:style-name="Default"/>
          <table:table-cell table:style-name="ce25" table:formula="of:=SUM([.N8:.N11])" office:value-type="percentage" office:value="0.258823529411765" calcext:value-type="percentage">
            <text:p>25.88%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total lives saved</text:p>
          </table:table-cell>
          <table:table-cell table:style-name="Default" table:formula="of:=[.B12]*[.B11]" office:value-type="float" office:value="9.54861176470588" calcext:value-type="float">
            <text:p>9.548611764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Total number of lives saved </text:p>
          </table:table-cell>
          <table:table-cell table:formula="of:=[.F4]*[.F5]" office:value-type="float" office:value="137100" calcext:value-type="float">
            <text:p>137100</text:p>
          </table:table-cell>
          <table:table-cell table:formula="of:=[.F4]*[.F5]" office:value-type="float" office:value="137100" calcext:value-type="float">
            <text:p>1371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oney equivalent of donation</text:p>
          </table:table-cell>
          <table:table-cell table:style-name="ce24" table:formula="of:=[.B13]*4000" office:value-type="float" office:value="38194.4470588235" calcext:value-type="float">
            <text:p>38,194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per year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mpounding it over 40 years</text:p>
          </table:table-cell>
          <table:table-cell table:style-name="ce1" table:formula="of:=['Working at 80k compounding'.E42]" office:value-type="float" office:value="1337.64680893765" calcext:value-type="float">
            <text:p>1337.6</text:p>
          </table:table-cell>
          <table:table-cell office:value-type="string" calcext:value-type="string">
            <text:p>lives saved in total</text:p>
          </table:table-cell>
          <table:table-cell/>
          <table:table-cell office:value-type="string" calcext:value-type="string">
            <text:p>per year per person</text:p>
          </table:table-cell>
          <table:table-cell table:number-columns-repeated="7"/>
          <table:table-cell table:style-name="Default" office:value-type="string" calcext:value-type="string">
            <text:p>x=</text:p>
          </table:table-cell>
          <table:table-cell table:formula="of:=1/SUM([.L8:.L11])" office:value-type="float" office:value="0.117647058823529" calcext:value-type="float">
            <text:p>0.1176470588</text:p>
          </table:table-cell>
          <table:table-cell table:number-columns-repeated="1010"/>
        </table:table-row>
        <table:table-row table:style-name="ro15">
          <table:table-cell/>
          <table:table-cell table:style-name="Default" table:number-columns-repeated="2"/>
          <table:table-cell/>
          <table:table-cell office:value-type="string" calcext:value-type="string">
            <text:p>In 40 years per person</text:p>
          </table:table-cell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orking at 80k compounding" table:style-name="ta1"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000" calcext:value-type="float">
            <text:p>95,000</text:p>
          </table:table-cell>
          <table:table-cell table:formula="of:=[.$H$9]*[.B2]" office:value-type="float" office:value="95000" calcext:value-type="float">
            <text:p>95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23.75" calcext:value-type="float">
            <text:p>23.8</text:p>
          </table:table-cell>
          <table:table-cell table:formula="of:=SUM([.E2])" office:value-type="float" office:value="23.75" calcext:value-type="float">
            <text:p>23.7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97850" calcext:value-type="float">
            <text:p>97,850</text:p>
          </table:table-cell>
          <table:table-cell table:formula="of:=[.$H$9]*[.B3]" office:value-type="float" office:value="97850" calcext:value-type="float">
            <text:p>97,85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23.9828431372549" calcext:value-type="float">
            <text:p>24.0</text:p>
          </table:table-cell>
          <table:table-cell table:formula="of:=SUM([.E$2:.E3])" office:value-type="float" office:value="47.7328431372549" calcext:value-type="float">
            <text:p>47.732843137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00785.5" calcext:value-type="float">
            <text:p>100,786</text:p>
          </table:table-cell>
          <table:table-cell table:formula="of:=[.$H$9]*[.B4]" office:value-type="float" office:value="100785.5" calcext:value-type="float">
            <text:p>100,786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24.2179690503652" calcext:value-type="float">
            <text:p>24.2</text:p>
          </table:table-cell>
          <table:table-cell table:formula="of:=SUM([.E$2:.E4])" office:value-type="float" office:value="71.9508121876201" calcext:value-type="float">
            <text:p>71.9508121876</text:p>
          </table:table-cell>
          <table:table-cell office:value-type="string" calcext:value-type="string">
            <text:p>interest</text:p>
          </table:table-cell>
          <table:table-cell table:style-name="ce20" office:value-type="percentage" office:value="0.03" calcext:value-type="percentage">
            <text:p>3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03809.065" calcext:value-type="float">
            <text:p>103,809</text:p>
          </table:table-cell>
          <table:table-cell table:formula="of:=[.$H$9]*[.B5]" office:value-type="float" office:value="103809.065" calcext:value-type="float">
            <text:p>103,809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24.4554001194865" calcext:value-type="float">
            <text:p>24.5</text:p>
          </table:table-cell>
          <table:table-cell table:formula="of:=SUM([.E$2:.E5])" office:value-type="float" office:value="96.4062123071066" calcext:value-type="float">
            <text:p>96.4062123071</text:p>
          </table:table-cell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06923.33695" calcext:value-type="float">
            <text:p>106,923</text:p>
          </table:table-cell>
          <table:table-cell table:formula="of:=[.$H$9]*[.B6]" office:value-type="float" office:value="106923.33695" calcext:value-type="float">
            <text:p>106,923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24.6951589441873" calcext:value-type="float">
            <text:p>24.7</text:p>
          </table:table-cell>
          <table:table-cell table:formula="of:=SUM([.E$2:.E6])" office:value-type="float" office:value="121.101371251294" calcext:value-type="float">
            <text:p>121.10137125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114407.9705365" calcext:value-type="float">
            <text:p>114,408</text:p>
          </table:table-cell>
          <table:table-cell table:formula="of:=[.$H$9]*[.B7]" office:value-type="float" office:value="114407.9705365" calcext:value-type="float">
            <text:p>114,408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25.9057059512553" calcext:value-type="float">
            <text:p>25.9</text:p>
          </table:table-cell>
          <table:table-cell table:formula="of:=SUM([.E$2:.E7])" office:value-type="float" office:value="147.007077202549" calcext:value-type="float">
            <text:p>147.0070772026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07" calcext:value-type="percentage">
            <text:p>7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117840.209652595" calcext:value-type="float">
            <text:p>117,840</text:p>
          </table:table-cell>
          <table:table-cell table:formula="of:=[.$H$9]*[.B8]" office:value-type="float" office:value="117840.209652595" calcext:value-type="float">
            <text:p>117,840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26.1596834605814" calcext:value-type="float">
            <text:p>26.2</text:p>
          </table:table-cell>
          <table:table-cell table:formula="of:=SUM([.E$2:.E8])" office:value-type="float" office:value="173.166760663131" calcext:value-type="float">
            <text:p>173.166760663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1+[.$H$4])^(1)" office:value-type="float" office:value="121375.415942173" calcext:value-type="float">
            <text:p>121,375</text:p>
          </table:table-cell>
          <table:table-cell table:formula="of:=[.$H$9]*[.B9]" office:value-type="float" office:value="121375.415942173" calcext:value-type="float">
            <text:p>121,375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26.416150945489" calcext:value-type="float">
            <text:p>26.4</text:p>
          </table:table-cell>
          <table:table-cell table:formula="of:=SUM([.E$2:.E9])" office:value-type="float" office:value="199.58291160862" calcext:value-type="float">
            <text:p>199.5829116086</text:p>
          </table:table-cell>
          <table:table-cell office:value-type="string" calcext:value-type="string">
            <text:p>percentage of income</text:p>
          </table:table-cell>
          <table:table-cell table:style-name="ce20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125016.678420438" calcext:value-type="float">
            <text:p>125,017</text:p>
          </table:table-cell>
          <table:table-cell table:formula="of:=[.$H$9]*[.B10]" office:value-type="float" office:value="125016.678420438" calcext:value-type="float">
            <text:p>125,017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26.6751328175036" calcext:value-type="float">
            <text:p>26.7</text:p>
          </table:table-cell>
          <table:table-cell table:formula="of:=SUM([.E$2:.E10])" office:value-type="float" office:value="226.258044426123" calcext:value-type="float">
            <text:p>226.258044426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128767.178773051" calcext:value-type="float">
            <text:p>128,767</text:p>
          </table:table-cell>
          <table:table-cell table:formula="of:=[.$H$9]*[.B11]" office:value-type="float" office:value="128767.178773051" calcext:value-type="float">
            <text:p>128,767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26.9366537274791" calcext:value-type="float">
            <text:p>26.9</text:p>
          </table:table-cell>
          <table:table-cell table:formula="of:=SUM([.E$2:.E11])" office:value-type="float" office:value="253.194698153602" calcext:value-type="float">
            <text:p>253.1946981536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137780.881287165" calcext:value-type="float">
            <text:p>137,781</text:p>
          </table:table-cell>
          <table:table-cell table:formula="of:=[.$H$9]*[.B12]" office:value-type="float" office:value="137780.881287165" calcext:value-type="float">
            <text:p>137,781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28.2570779298066" calcext:value-type="float">
            <text:p>28.3</text:p>
          </table:table-cell>
          <table:table-cell table:formula="of:=SUM([.E$2:.E12])" office:value-type="float" office:value="281.451776083409" calcext:value-type="float">
            <text:p>281.4517760834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141914.30772578" calcext:value-type="float">
            <text:p>141,914</text:p>
          </table:table-cell>
          <table:table-cell table:formula="of:=[.$H$9]*[.B13]" office:value-type="float" office:value="141914.30772578" calcext:value-type="float">
            <text:p>141,914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28.534108105589" calcext:value-type="float">
            <text:p>28.5</text:p>
          </table:table-cell>
          <table:table-cell table:formula="of:=SUM([.E$2:.E13])" office:value-type="float" office:value="309.985884188998" calcext:value-type="float">
            <text:p>309.985884189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146171.736957553" calcext:value-type="float">
            <text:p>146,172</text:p>
          </table:table-cell>
          <table:table-cell table:formula="of:=[.$H$9]*[.B14]" office:value-type="float" office:value="146171.736957553" calcext:value-type="float">
            <text:p>146,172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28.8138542634869" calcext:value-type="float">
            <text:p>28.8</text:p>
          </table:table-cell>
          <table:table-cell table:formula="of:=SUM([.E$2:.E14])" office:value-type="float" office:value="338.799738452485" calcext:value-type="float">
            <text:p>338.79973845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150556.88906628" calcext:value-type="float">
            <text:p>150,557</text:p>
          </table:table-cell>
          <table:table-cell table:formula="of:=[.$H$9]*[.B15]" office:value-type="float" office:value="150556.88906628" calcext:value-type="float">
            <text:p>150,557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29.096343030776" calcext:value-type="float">
            <text:p>29.1</text:p>
          </table:table-cell>
          <table:table-cell table:formula="of:=SUM([.E$2:.E15])" office:value-type="float" office:value="367.896081483261" calcext:value-type="float">
            <text:p>367.8960814833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155073.595738268" calcext:value-type="float">
            <text:p>155,074</text:p>
          </table:table-cell>
          <table:table-cell table:formula="of:=[.$H$9]*[.B16]" office:value-type="float" office:value="155073.595738268" calcext:value-type="float">
            <text:p>155,074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29.3816012957836" calcext:value-type="float">
            <text:p>29.4</text:p>
          </table:table-cell>
          <table:table-cell table:formula="of:=SUM([.E$2:.E16])" office:value-type="float" office:value="397.277682779044" calcext:value-type="float">
            <text:p>397.277682779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165928.747439947" calcext:value-type="float">
            <text:p>165,929</text:p>
          </table:table-cell>
          <table:table-cell table:formula="of:=[.$H$9]*[.B17]" office:value-type="float" office:value="165928.747439947" calcext:value-type="float">
            <text:p>165,929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30.8218758691063" calcext:value-type="float">
            <text:p>30.8</text:p>
          </table:table-cell>
          <table:table-cell table:formula="of:=SUM([.E$2:.E17])" office:value-type="float" office:value="428.099558648151" calcext:value-type="float">
            <text:p>428.0995586482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170906.609863145" calcext:value-type="float">
            <text:p>170,907</text:p>
          </table:table-cell>
          <table:table-cell table:formula="of:=[.$H$9]*[.B18]" office:value-type="float" office:value="170906.609863145" calcext:value-type="float">
            <text:p>170,907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31.124051122725" calcext:value-type="float">
            <text:p>31.1</text:p>
          </table:table-cell>
          <table:table-cell table:formula="of:=SUM([.E$2:.E18])" office:value-type="float" office:value="459.223609770876" calcext:value-type="float">
            <text:p>459.2236097709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176033.80815904" calcext:value-type="float">
            <text:p>176,034</text:p>
          </table:table-cell>
          <table:table-cell table:formula="of:=[.$H$9]*[.B19]" office:value-type="float" office:value="176033.80815904" calcext:value-type="float">
            <text:p>176,034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31.4291888788302" calcext:value-type="float">
            <text:p>31.4</text:p>
          </table:table-cell>
          <table:table-cell table:formula="of:=SUM([.E$2:.E19])" office:value-type="float" office:value="490.652798649706" calcext:value-type="float">
            <text:p>490.6527986497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181314.822403811" calcext:value-type="float">
            <text:p>181,315</text:p>
          </table:table-cell>
          <table:table-cell table:formula="of:=[.$H$9]*[.B20]" office:value-type="float" office:value="181314.822403811" calcext:value-type="float">
            <text:p>181,315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31.7373181815638" calcext:value-type="float">
            <text:p>31.7</text:p>
          </table:table-cell>
          <table:table-cell table:formula="of:=SUM([.E$2:.E20])" office:value-type="float" office:value="522.39011683127" calcext:value-type="float">
            <text:p>522.390116831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186754.267075925" calcext:value-type="float">
            <text:p>186,754</text:p>
          </table:table-cell>
          <table:table-cell table:formula="of:=[.$H$9]*[.B21]" office:value-type="float" office:value="186754.267075925" calcext:value-type="float">
            <text:p>186,754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32.0484683598144" calcext:value-type="float">
            <text:p>32.0</text:p>
          </table:table-cell>
          <table:table-cell table:formula="of:=SUM([.E$2:.E21])" office:value-type="float" office:value="554.438585191084" calcext:value-type="float">
            <text:p>554.438585191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199827.06577124" calcext:value-type="float">
            <text:p>199,827</text:p>
          </table:table-cell>
          <table:table-cell table:formula="of:=[.$H$9]*[.B22]" office:value-type="float" office:value="199827.06577124" calcext:value-type="float">
            <text:p>199,827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33.6194717107857" calcext:value-type="float">
            <text:p>33.6</text:p>
          </table:table-cell>
          <table:table-cell table:formula="of:=SUM([.E$2:.E22])" office:value-type="float" office:value="588.05805690187" calcext:value-type="float">
            <text:p>588.0580569019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205821.877744377" calcext:value-type="float">
            <text:p>205,822</text:p>
          </table:table-cell>
          <table:table-cell table:formula="of:=[.$H$9]*[.B23]" office:value-type="float" office:value="205821.877744377" calcext:value-type="float">
            <text:p>205,822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33.9490743746169" calcext:value-type="float">
            <text:p>33.9</text:p>
          </table:table-cell>
          <table:table-cell table:formula="of:=SUM([.E$2:.E23])" office:value-type="float" office:value="622.007131276487" calcext:value-type="float">
            <text:p>622.0071312765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211996.534076709" calcext:value-type="float">
            <text:p>211,997</text:p>
          </table:table-cell>
          <table:table-cell table:formula="of:=[.$H$9]*[.B24]" office:value-type="float" office:value="211996.534076709" calcext:value-type="float">
            <text:p>211,997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34.2819084371132" calcext:value-type="float">
            <text:p>34.3</text:p>
          </table:table-cell>
          <table:table-cell table:formula="of:=SUM([.E$2:.E24])" office:value-type="float" office:value="656.2890397136" calcext:value-type="float">
            <text:p>656.2890397136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218356.43009901" calcext:value-type="float">
            <text:p>218,356</text:p>
          </table:table-cell>
          <table:table-cell table:formula="of:=[.$H$9]*[.B25]" office:value-type="float" office:value="218356.43009901" calcext:value-type="float">
            <text:p>218,356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34.6180055786535" calcext:value-type="float">
            <text:p>34.6</text:p>
          </table:table-cell>
          <table:table-cell table:formula="of:=SUM([.E$2:.E25])" office:value-type="float" office:value="690.907045292253" calcext:value-type="float">
            <text:p>690.9070452923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224907.12300198" calcext:value-type="float">
            <text:p>224,907</text:p>
          </table:table-cell>
          <table:table-cell table:formula="of:=[.$H$9]*[.B26]" office:value-type="float" office:value="224907.12300198" calcext:value-type="float">
            <text:p>224,907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34.9573977902089" calcext:value-type="float">
            <text:p>35.0</text:p>
          </table:table-cell>
          <table:table-cell table:formula="of:=SUM([.E$2:.E26])" office:value-type="float" office:value="725.864443082462" calcext:value-type="float">
            <text:p>725.8644430825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240650.621612119" calcext:value-type="float">
            <text:p>240,651</text:p>
          </table:table-cell>
          <table:table-cell table:formula="of:=[.$H$9]*[.B27]" office:value-type="float" office:value="240650.621612119" calcext:value-type="float">
            <text:p>240,651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36.6709957211015" calcext:value-type="float">
            <text:p>36.7</text:p>
          </table:table-cell>
          <table:table-cell table:formula="of:=SUM([.E$2:.E27])" office:value-type="float" office:value="762.535438803564" calcext:value-type="float">
            <text:p>762.5354388036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247870.140260482" calcext:value-type="float">
            <text:p>247,870</text:p>
          </table:table-cell>
          <table:table-cell table:formula="of:=[.$H$9]*[.B28]" office:value-type="float" office:value="247870.140260482" calcext:value-type="float">
            <text:p>247,870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37.0305152869947" calcext:value-type="float">
            <text:p>37.0</text:p>
          </table:table-cell>
          <table:table-cell table:formula="of:=SUM([.E$2:.E28])" office:value-type="float" office:value="799.565954090558" calcext:value-type="float">
            <text:p>799.5659540906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255306.244468297" calcext:value-type="float">
            <text:p>255,306</text:p>
          </table:table-cell>
          <table:table-cell table:formula="of:=[.$H$9]*[.B29]" office:value-type="float" office:value="255306.244468297" calcext:value-type="float">
            <text:p>255,306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37.3935595545142" calcext:value-type="float">
            <text:p>37.4</text:p>
          </table:table-cell>
          <table:table-cell table:formula="of:=SUM([.E$2:.E29])" office:value-type="float" office:value="836.959513645073" calcext:value-type="float">
            <text:p>836.9595136451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262965.431802346" calcext:value-type="float">
            <text:p>262,965</text:p>
          </table:table-cell>
          <table:table-cell table:formula="of:=[.$H$9]*[.B30]" office:value-type="float" office:value="262965.431802346" calcext:value-type="float">
            <text:p>262,965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37.7601630795585" calcext:value-type="float">
            <text:p>37.8</text:p>
          </table:table-cell>
          <table:table-cell table:formula="of:=SUM([.E$2:.E30])" office:value-type="float" office:value="874.719676724631" calcext:value-type="float">
            <text:p>874.7196767246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270854.394756416" calcext:value-type="float">
            <text:p>270,854</text:p>
          </table:table-cell>
          <table:table-cell table:formula="of:=[.$H$9]*[.B31]" office:value-type="float" office:value="270854.394756416" calcext:value-type="float">
            <text:p>270,854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38.1303607568091" calcext:value-type="float">
            <text:p>38.1</text:p>
          </table:table-cell>
          <table:table-cell table:formula="of:=SUM([.E$2:.E31])" office:value-type="float" office:value="912.85003748144" calcext:value-type="float">
            <text:p>912.8500374814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289814.202389365" calcext:value-type="float">
            <text:p>289,814</text:p>
          </table:table-cell>
          <table:table-cell table:formula="of:=[.$H$9]*[.B32]" office:value-type="float" office:value="289814.202389365" calcext:value-type="float">
            <text:p>289,814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39.9994960880252" calcext:value-type="float">
            <text:p>40.0</text:p>
          </table:table-cell>
          <table:table-cell table:formula="of:=SUM([.E$2:.E32])" office:value-type="float" office:value="952.849533569466" calcext:value-type="float">
            <text:p>952.8495335695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298508.628461046" calcext:value-type="float">
            <text:p>298,509</text:p>
          </table:table-cell>
          <table:table-cell table:formula="of:=[.$H$9]*[.B33]" office:value-type="float" office:value="298508.628461046" calcext:value-type="float">
            <text:p>298,509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40.3916480104568" calcext:value-type="float">
            <text:p>40.4</text:p>
          </table:table-cell>
          <table:table-cell table:formula="of:=SUM([.E$2:.E33])" office:value-type="float" office:value="993.241181579922" calcext:value-type="float">
            <text:p>993.2411815799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307463.887314877" calcext:value-type="float">
            <text:p>307,464</text:p>
          </table:table-cell>
          <table:table-cell table:formula="of:=[.$H$9]*[.B34]" office:value-type="float" office:value="307463.887314877" calcext:value-type="float">
            <text:p>307,464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40.787644559579" calcext:value-type="float">
            <text:p>40.8</text:p>
          </table:table-cell>
          <table:table-cell table:formula="of:=SUM([.E$2:.E34])" office:value-type="float" office:value="1034.0288261395" calcext:value-type="float">
            <text:p>1034.0288261395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316687.803934324" calcext:value-type="float">
            <text:p>316,688</text:p>
          </table:table-cell>
          <table:table-cell table:formula="of:=[.$H$9]*[.B35]" office:value-type="float" office:value="316687.803934324" calcext:value-type="float">
            <text:p>316,688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41.1875234278101" calcext:value-type="float">
            <text:p>41.2</text:p>
          </table:table-cell>
          <table:table-cell table:formula="of:=SUM([.E$2:.E35])" office:value-type="float" office:value="1075.21634956731" calcext:value-type="float">
            <text:p>1075.216349567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326188.438052354" calcext:value-type="float">
            <text:p>326,188</text:p>
          </table:table-cell>
          <table:table-cell table:formula="of:=[.$H$9]*[.B36]" office:value-type="float" office:value="326188.438052354" calcext:value-type="float">
            <text:p>326,188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41.5913226771024" calcext:value-type="float">
            <text:p>41.6</text:p>
          </table:table-cell>
          <table:table-cell table:formula="of:=SUM([.E$2:.E36])" office:value-type="float" office:value="1116.80767224441" calcext:value-type="float">
            <text:p>1116.8076722444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335974.091193924" calcext:value-type="float">
            <text:p>335,974</text:p>
          </table:table-cell>
          <table:table-cell table:formula="of:=[.$H$9]*[.B37]" office:value-type="float" office:value="335974.091193924" calcext:value-type="float">
            <text:p>335,974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41.9990807425642" calcext:value-type="float">
            <text:p>42.0</text:p>
          </table:table-cell>
          <table:table-cell table:formula="of:=SUM([.E$2:.E37])" office:value-type="float" office:value="1158.80675298698" calcext:value-type="float">
            <text:p>1158.806752987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359492.277577499" calcext:value-type="float">
            <text:p>359,492</text:p>
          </table:table-cell>
          <table:table-cell table:formula="of:=[.$H$9]*[.B38]" office:value-type="float" office:value="359492.277577499" calcext:value-type="float">
            <text:p>359,492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44.0578592103369" calcext:value-type="float">
            <text:p>44.1</text:p>
          </table:table-cell>
          <table:table-cell table:formula="of:=SUM([.E$2:.E38])" office:value-type="float" office:value="1202.86461219732" calcext:value-type="float">
            <text:p>1202.8646121973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370277.045904824" calcext:value-type="float">
            <text:p>370,277</text:p>
          </table:table-cell>
          <table:table-cell table:formula="of:=[.$H$9]*[.B39]" office:value-type="float" office:value="370277.045904824" calcext:value-type="float">
            <text:p>370,277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44.4897990065167" calcext:value-type="float">
            <text:p>44.5</text:p>
          </table:table-cell>
          <table:table-cell table:formula="of:=SUM([.E$2:.E39])" office:value-type="float" office:value="1247.35441120383" calcext:value-type="float">
            <text:p>1247.3544112038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381385.357281969" calcext:value-type="float">
            <text:p>381,385</text:p>
          </table:table-cell>
          <table:table-cell table:formula="of:=[.$H$9]*[.B40]" office:value-type="float" office:value="381385.357281969" calcext:value-type="float">
            <text:p>381,385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44.9259735065806" calcext:value-type="float">
            <text:p>44.9</text:p>
          </table:table-cell>
          <table:table-cell table:formula="of:=SUM([.E$2:.E40])" office:value-type="float" office:value="1292.28038471041" calcext:value-type="float">
            <text:p>1292.2803847104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392826.918000428" calcext:value-type="float">
            <text:p>392,827</text:p>
          </table:table-cell>
          <table:table-cell table:formula="of:=[.$H$9]*[.B41]" office:value-type="float" office:value="392826.918000428" calcext:value-type="float">
            <text:p>392,827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45.3664242272333" calcext:value-type="float">
            <text:p>45.4</text:p>
          </table:table-cell>
          <table:table-cell table:formula="of:=SUM([.E$2:.E41])" office:value-type="float" office:value="1337.64680893765" calcext:value-type="float">
            <text:p>1337.646808937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/>
          <table:table-cell table:formula="of:=SUM([.E2:.E41])" office:value-type="float" office:value="1337.64680893765" calcext:value-type="float">
            <text:p>1337.6</text:p>
          </table:table-cell>
          <table:table-cell table:number-columns-repeated="3"/>
        </table:table-row>
        <table:table-row table:style-name="ro2" table:number-rows-repeated="13">
          <table:table-cell table:number-columns-repeated="3"/>
          <table:table-cell table:style-name="ce5"/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Sheet6" table:style-name="ta1"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000" calcext:value-type="float">
            <text:p>130,000</text:p>
          </table:table-cell>
          <table:table-cell table:formula="of:=[.$H$9]*[.B2]" office:value-type="float" office:value="65000" calcext:value-type="float">
            <text:p>65,0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16.25" calcext:value-type="float">
            <text:p>16.3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136500" calcext:value-type="float">
            <text:p>136,500</text:p>
          </table:table-cell>
          <table:table-cell table:formula="of:=[.$H$9]*[.B3]" office:value-type="float" office:value="68250" calcext:value-type="float">
            <text:p>68,250</text:p>
          </table:table-cell>
          <table:table-cell table:style-name="ce24"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16.7279411764706" calcext:value-type="float">
            <text:p>16.7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43325" calcext:value-type="float">
            <text:p>143,325</text:p>
          </table:table-cell>
          <table:table-cell table:formula="of:=[.$H$9]*[.B4]" office:value-type="float" office:value="71662.5" calcext:value-type="float">
            <text:p>71,663</text:p>
          </table:table-cell>
          <table:table-cell table:style-name="ce24"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17.2199394463668" calcext:value-type="float">
            <text:p>17.2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5" calcext:value-type="percentage">
            <text:p>5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50491.25" calcext:value-type="float">
            <text:p>150,491</text:p>
          </table:table-cell>
          <table:table-cell table:formula="of:=[.$H$9]*[.B5]" office:value-type="float" office:value="75245.625" calcext:value-type="float">
            <text:p>75,246</text:p>
          </table:table-cell>
          <table:table-cell table:style-name="ce24"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17.7264082536129" calcext:value-type="float">
            <text:p>17.7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58015.8125" calcext:value-type="float">
            <text:p>158,016</text:p>
          </table:table-cell>
          <table:table-cell table:formula="of:=[.$H$9]*[.B6]" office:value-type="float" office:value="79007.90625" calcext:value-type="float">
            <text:p>79,008</text:p>
          </table:table-cell>
          <table:table-cell table:style-name="ce24"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18.2477732022485" calcext:value-type="float">
            <text:p>18.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177767.7890625" calcext:value-type="float">
            <text:p>177,768</text:p>
          </table:table-cell>
          <table:table-cell table:formula="of:=[.$H$9]*[.B7]" office:value-type="float" office:value="88883.89453125" calcext:value-type="float">
            <text:p>88,884</text:p>
          </table:table-cell>
          <table:table-cell table:style-name="ce24"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20.1262204436565" calcext:value-type="float">
            <text:p>20.1</text:p>
          </table:table-cell>
          <table:table-cell table:formula="of:=SUM([.E2:.E6])" office:value-type="float" office:value="86.1720620786988" calcext:value-type="float">
            <text:p>86.1720620787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25" calcext:value-type="percentage">
            <text:p>12.5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186656.178515625" calcext:value-type="float">
            <text:p>186,656</text:p>
          </table:table-cell>
          <table:table-cell table:formula="of:=[.$H$9]*[.B8]" office:value-type="float" office:value="93328.0892578125" calcext:value-type="float">
            <text:p>93,328</text:p>
          </table:table-cell>
          <table:table-cell table:style-name="ce24"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20.718168103764" calcext:value-type="float">
            <text:p>20.7</text:p>
          </table:table-cell>
          <table:table-cell table:number-columns-repeated="1019"/>
        </table:table-row>
        <table:table-row table:style-name="ro15">
          <table:table-cell office:value-type="float" office:value="8" calcext:value-type="float">
            <text:p>8</text:p>
          </table:table-cell>
          <table:table-cell table:formula="of:=[.B8]*(1+[.$H$4])^(1)" office:value-type="float" office:value="195988.987441406" calcext:value-type="float">
            <text:p>195,989</text:p>
          </table:table-cell>
          <table:table-cell table:formula="of:=[.$H$9]*[.B9]" office:value-type="float" office:value="97994.4937207031" calcext:value-type="float">
            <text:p>97,994</text:p>
          </table:table-cell>
          <table:table-cell table:style-name="ce24"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21.3275259891688" calcext:value-type="float">
            <text:p>21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205788.436813477" calcext:value-type="float">
            <text:p>205,788</text:p>
          </table:table-cell>
          <table:table-cell table:formula="of:=[.$H$9]*[.B10]" office:value-type="float" office:value="102894.218406738" calcext:value-type="float">
            <text:p>102,894</text:p>
          </table:table-cell>
          <table:table-cell table:style-name="ce24"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21.9548061653209" calcext:value-type="float">
            <text:p>22.0</text:p>
          </table:table-cell>
          <table:table-cell table:formula="of:=SUM([.E2:.E9])" office:value-type="float" office:value="148.343976615288" calcext:value-type="float">
            <text:p>148.343976615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216077.85865415" calcext:value-type="float">
            <text:p>216,078</text:p>
          </table:table-cell>
          <table:table-cell table:formula="of:=[.$H$9]*[.B11]" office:value-type="float" office:value="108038.929327075" calcext:value-type="float">
            <text:p>108,039</text:p>
          </table:table-cell>
          <table:table-cell table:style-name="ce24"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22.6005357584185" calcext:value-type="float">
            <text:p>22.6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243087.590985919" calcext:value-type="float">
            <text:p>243,088</text:p>
          </table:table-cell>
          <table:table-cell table:formula="of:=[.$H$9]*[.B12]" office:value-type="float" office:value="121543.79549296" calcext:value-type="float">
            <text:p>121,544</text:p>
          </table:table-cell>
          <table:table-cell table:style-name="ce24"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24.9270614982557" calcext:value-type="float">
            <text:p>24.9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255241.970535215" calcext:value-type="float">
            <text:p>255,242</text:p>
          </table:table-cell>
          <table:table-cell table:formula="of:=[.$H$9]*[.B13]" office:value-type="float" office:value="127620.985267608" calcext:value-type="float">
            <text:p>127,621</text:p>
          </table:table-cell>
          <table:table-cell table:style-name="ce24"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25.6602103658515" calcext:value-type="float">
            <text:p>25.7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268004.069061976" calcext:value-type="float">
            <text:p>268,004</text:p>
          </table:table-cell>
          <table:table-cell table:formula="of:=[.$H$9]*[.B14]" office:value-type="float" office:value="134002.034530988" calcext:value-type="float">
            <text:p>134,002</text:p>
          </table:table-cell>
          <table:table-cell table:style-name="ce24"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26.4149224354354" calcext:value-type="float">
            <text:p>26.4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281404.272515075" calcext:value-type="float">
            <text:p>281,404</text:p>
          </table:table-cell>
          <table:table-cell table:formula="of:=[.$H$9]*[.B15]" office:value-type="float" office:value="140702.136257537" calcext:value-type="float">
            <text:p>140,702</text:p>
          </table:table-cell>
          <table:table-cell table:style-name="ce24"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27.1918319188305" calcext:value-type="float">
            <text:p>27.2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295474.486140829" calcext:value-type="float">
            <text:p>295,474</text:p>
          </table:table-cell>
          <table:table-cell table:formula="of:=[.$H$9]*[.B16]" office:value-type="float" office:value="147737.243070414" calcext:value-type="float">
            <text:p>147,737</text:p>
          </table:table-cell>
          <table:table-cell table:style-name="ce24"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27.9915916811491" calcext:value-type="float">
            <text:p>28.0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332408.796908432" calcext:value-type="float">
            <text:p>332,409</text:p>
          </table:table-cell>
          <table:table-cell table:formula="of:=[.$H$9]*[.B17]" office:value-type="float" office:value="166204.398454216" calcext:value-type="float">
            <text:p>166,204</text:p>
          </table:table-cell>
          <table:table-cell table:style-name="ce24"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30.8730790600909" calcext:value-type="float">
            <text:p>30.9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349029.236753854" calcext:value-type="float">
            <text:p>349,029</text:p>
          </table:table-cell>
          <table:table-cell table:formula="of:=[.$H$9]*[.B18]" office:value-type="float" office:value="174514.618376927" calcext:value-type="float">
            <text:p>174,515</text:p>
          </table:table-cell>
          <table:table-cell table:style-name="ce24"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31.7811107971524" calcext:value-type="float">
            <text:p>31.8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366480.698591546" calcext:value-type="float">
            <text:p>366,481</text:p>
          </table:table-cell>
          <table:table-cell table:formula="of:=[.$H$9]*[.B19]" office:value-type="float" office:value="183240.349295773" calcext:value-type="float">
            <text:p>183,240</text:p>
          </table:table-cell>
          <table:table-cell table:style-name="ce24"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32.7158493500098" calcext:value-type="float">
            <text:p>32.7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384804.733521124" calcext:value-type="float">
            <text:p>384,805</text:p>
          </table:table-cell>
          <table:table-cell table:formula="of:=[.$H$9]*[.B20]" office:value-type="float" office:value="192402.366760562" calcext:value-type="float">
            <text:p>192,402</text:p>
          </table:table-cell>
          <table:table-cell table:style-name="ce24"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33.6780802132454" calcext:value-type="float">
            <text:p>33.7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404044.97019718" calcext:value-type="float">
            <text:p>404,045</text:p>
          </table:table-cell>
          <table:table-cell table:formula="of:=[.$H$9]*[.B21]" office:value-type="float" office:value="202022.48509859" calcext:value-type="float">
            <text:p>202,022</text:p>
          </table:table-cell>
          <table:table-cell table:style-name="ce24"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34.6686119842232" calcext:value-type="float">
            <text:p>34.7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454550.591471828" calcext:value-type="float">
            <text:p>454,551</text:p>
          </table:table-cell>
          <table:table-cell table:formula="of:=[.$H$9]*[.B22]" office:value-type="float" office:value="227275.295735914" calcext:value-type="float">
            <text:p>227,275</text:p>
          </table:table-cell>
          <table:table-cell table:style-name="ce24"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38.2374396884815" calcext:value-type="float">
            <text:p>38.2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477278.121045419" calcext:value-type="float">
            <text:p>477,278</text:p>
          </table:table-cell>
          <table:table-cell table:formula="of:=[.$H$9]*[.B23]" office:value-type="float" office:value="238639.06052271" calcext:value-type="float">
            <text:p>238,639</text:p>
          </table:table-cell>
          <table:table-cell table:style-name="ce24"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39.3620702675545" calcext:value-type="float">
            <text:p>39.4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501142.02709769" calcext:value-type="float">
            <text:p>501,142</text:p>
          </table:table-cell>
          <table:table-cell table:formula="of:=[.$H$9]*[.B24]" office:value-type="float" office:value="250571.013548845" calcext:value-type="float">
            <text:p>250,571</text:p>
          </table:table-cell>
          <table:table-cell table:style-name="ce24"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40.5197782166002" calcext:value-type="float">
            <text:p>40.5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526199.128452575" calcext:value-type="float">
            <text:p>526,199</text:p>
          </table:table-cell>
          <table:table-cell table:formula="of:=[.$H$9]*[.B25]" office:value-type="float" office:value="263099.564226287" calcext:value-type="float">
            <text:p>263,100</text:p>
          </table:table-cell>
          <table:table-cell table:style-name="ce24"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41.7115363994414" calcext:value-type="float">
            <text:p>41.7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552509.084875203" calcext:value-type="float">
            <text:p>552,509</text:p>
          </table:table-cell>
          <table:table-cell table:formula="of:=[.$H$9]*[.B26]" office:value-type="float" office:value="276254.542437602" calcext:value-type="float">
            <text:p>276,255</text:p>
          </table:table-cell>
          <table:table-cell table:style-name="ce24"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42.9383462935426" calcext:value-type="float">
            <text:p>42.9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621572.720484604" calcext:value-type="float">
            <text:p>621,573</text:p>
          </table:table-cell>
          <table:table-cell table:formula="of:=[.$H$9]*[.B27]" office:value-type="float" office:value="310786.360242302" calcext:value-type="float">
            <text:p>310,786</text:p>
          </table:table-cell>
          <table:table-cell table:style-name="ce24"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47.3584701767014" calcext:value-type="float">
            <text:p>47.4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652651.356508834" calcext:value-type="float">
            <text:p>652,651</text:p>
          </table:table-cell>
          <table:table-cell table:formula="of:=[.$H$9]*[.B28]" office:value-type="float" office:value="326325.678254417" calcext:value-type="float">
            <text:p>326,326</text:p>
          </table:table-cell>
          <table:table-cell table:style-name="ce24"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48.7513663583691" calcext:value-type="float">
            <text:p>48.8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685283.924334276" calcext:value-type="float">
            <text:p>685,284</text:p>
          </table:table-cell>
          <table:table-cell table:formula="of:=[.$H$9]*[.B29]" office:value-type="float" office:value="342641.962167138" calcext:value-type="float">
            <text:p>342,642</text:p>
          </table:table-cell>
          <table:table-cell table:style-name="ce24"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50.1852300747917" calcext:value-type="float">
            <text:p>50.2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719548.120550989" calcext:value-type="float">
            <text:p>719,548</text:p>
          </table:table-cell>
          <table:table-cell table:formula="of:=[.$H$9]*[.B30]" office:value-type="float" office:value="359774.060275495" calcext:value-type="float">
            <text:p>359,774</text:p>
          </table:table-cell>
          <table:table-cell table:style-name="ce24"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51.661266253462" calcext:value-type="float">
            <text:p>51.7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755525.526578539" calcext:value-type="float">
            <text:p>755,526</text:p>
          </table:table-cell>
          <table:table-cell table:formula="of:=[.$H$9]*[.B31]" office:value-type="float" office:value="377762.763289269" calcext:value-type="float">
            <text:p>377,763</text:p>
          </table:table-cell>
          <table:table-cell table:style-name="ce24"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53.1807152609168" calcext:value-type="float">
            <text:p>53.2</text:p>
          </table:table-cell>
          <table:table-cell table:formula="of:=SUM([.E2:.E30])" office:value-type="float" office:value="889.527171572216" calcext:value-type="float">
            <text:p>889.5271715722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849966.217400856" calcext:value-type="float">
            <text:p>849,966</text:p>
          </table:table-cell>
          <table:table-cell table:formula="of:=[.$H$9]*[.B32]" office:value-type="float" office:value="424983.108700428" calcext:value-type="float">
            <text:p>424,983</text:p>
          </table:table-cell>
          <table:table-cell table:style-name="ce24"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58.6552006554229" calcext:value-type="float">
            <text:p>58.7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892464.528270899" calcext:value-type="float">
            <text:p>892,465</text:p>
          </table:table-cell>
          <table:table-cell table:formula="of:=[.$H$9]*[.B33]" office:value-type="float" office:value="446232.26413545" calcext:value-type="float">
            <text:p>446,232</text:p>
          </table:table-cell>
          <table:table-cell table:style-name="ce24"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60.3803536158766" calcext:value-type="float">
            <text:p>60.4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937087.754684444" calcext:value-type="float">
            <text:p>937,088</text:p>
          </table:table-cell>
          <table:table-cell table:formula="of:=[.$H$9]*[.B34]" office:value-type="float" office:value="468543.877342222" calcext:value-type="float">
            <text:p>468,544</text:p>
          </table:table-cell>
          <table:table-cell table:style-name="ce24"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62.1562463692847" calcext:value-type="float">
            <text:p>62.2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983942.142418666" calcext:value-type="float">
            <text:p>983,942</text:p>
          </table:table-cell>
          <table:table-cell table:formula="of:=[.$H$9]*[.B35]" office:value-type="float" office:value="491971.071209333" calcext:value-type="float">
            <text:p>491,971</text:p>
          </table:table-cell>
          <table:table-cell table:style-name="ce24"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63.9843712624989" calcext:value-type="float">
            <text:p>64.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1033139.2495396" calcext:value-type="float">
            <text:p>1,033,139</text:p>
          </table:table-cell>
          <table:table-cell table:formula="of:=[.$H$9]*[.B36]" office:value-type="float" office:value="516569.6247698" calcext:value-type="float">
            <text:p>516,570</text:p>
          </table:table-cell>
          <table:table-cell table:style-name="ce24"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65.8662645349254" calcext:value-type="float">
            <text:p>65.9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1084796.21201658" calcext:value-type="float">
            <text:p>1,084,796</text:p>
          </table:table-cell>
          <table:table-cell table:formula="of:=[.$H$9]*[.B37]" office:value-type="float" office:value="542398.10600829" calcext:value-type="float">
            <text:p>542,398</text:p>
          </table:table-cell>
          <table:table-cell table:style-name="ce24"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67.803507609482" calcext:value-type="float">
            <text:p>67.8</text:p>
          </table:table-cell>
          <table:table-cell table:formula="of:=SUM([.E2:.E36])" office:value-type="float" office:value="1253.75032327114" calcext:value-type="float">
            <text:p>1253.7503232712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1220395.73851865" calcext:value-type="float">
            <text:p>1,220,396</text:p>
          </table:table-cell>
          <table:table-cell table:formula="of:=[.$H$9]*[.B38]" office:value-type="float" office:value="610197.869259326" calcext:value-type="float">
            <text:p>610,198</text:p>
          </table:table-cell>
          <table:table-cell table:style-name="ce24"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74.7832804516346" calcext:value-type="float">
            <text:p>74.8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1281415.52544458" calcext:value-type="float">
            <text:p>1,281,416</text:p>
          </table:table-cell>
          <table:table-cell table:formula="of:=[.$H$9]*[.B39]" office:value-type="float" office:value="640707.762722292" calcext:value-type="float">
            <text:p>640,708</text:p>
          </table:table-cell>
          <table:table-cell table:style-name="ce24"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76.9827887002121" calcext:value-type="float">
            <text:p>77.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1345486.30171681" calcext:value-type="float">
            <text:p>1,345,486</text:p>
          </table:table-cell>
          <table:table-cell table:formula="of:=[.$H$9]*[.B40]" office:value-type="float" office:value="672743.150858407" calcext:value-type="float">
            <text:p>672,743</text:p>
          </table:table-cell>
          <table:table-cell table:style-name="ce24"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79.2469883678654" calcext:value-type="float">
            <text:p>79.2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1412760.61680266" calcext:value-type="float">
            <text:p>1,412,761</text:p>
          </table:table-cell>
          <table:table-cell table:formula="of:=[.$H$9]*[.B41]" office:value-type="float" office:value="706380.308401327" calcext:value-type="float">
            <text:p>706,380</text:p>
          </table:table-cell>
          <table:table-cell table:style-name="ce24"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81.5777821433908" calcext:value-type="float">
            <text:p>81.6</text:p>
          </table:table-cell>
          <table:table-cell table:number-columns-repeated="1019"/>
        </table:table-row>
        <table:table-row table:style-name="ro2">
          <table:table-cell/>
          <table:table-cell table:formula="of:=AVERAGE([.B2:.B31])" office:value-type="float" office:value="360895.091319942" calcext:value-type="float">
            <text:p>360,895</text:p>
          </table:table-cell>
          <table:table-cell table:number-columns-repeated="2"/>
          <table:table-cell table:formula="of:=SUM([.E2:.E41])" office:value-type="float" office:value="1634.14467054373" calcext:value-type="float">
            <text:p>1634.1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con" table:style-name="ta1"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9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8000" calcext:value-type="float">
            <text:p>108,000</text:p>
          </table:table-cell>
          <table:table-cell table:formula="of:=[.$H$9]*[.B2]" office:value-type="float" office:value="21600" calcext:value-type="float">
            <text:p>21,6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5.4" calcext:value-type="float">
            <text:p>5.4</text:p>
          </table:table-cell>
          <table:table-cell table:number-columns-repeated="3"/>
        </table:table-row>
        <table:table-row table:style-name="ro10">
          <table:table-cell office:value-type="float" office:value="2" calcext:value-type="float">
            <text:p>2</text:p>
          </table:table-cell>
          <table:table-cell table:formula="of:=[.B2]*(1+[.$H$4])^(1)" office:value-type="float" office:value="112320" calcext:value-type="float">
            <text:p>112,320</text:p>
          </table:table-cell>
          <table:table-cell table:formula="of:=[.$H$9]*[.B3]" office:value-type="float" office:value="22464" calcext:value-type="float">
            <text:p>22,464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5.50588235294118" calcext:value-type="float">
            <text:p>5.5</text:p>
          </table:table-cell>
          <table:table-cell table:number-columns-repeated="3"/>
        </table:table-row>
        <table:table-row table:style-name="ro10">
          <table:table-cell office:value-type="float" office:value="3" calcext:value-type="float">
            <text:p>3</text:p>
          </table:table-cell>
          <table:table-cell table:formula="of:=[.B3]*(1+[.$H$4])^(1)" office:value-type="float" office:value="116812.8" calcext:value-type="float">
            <text:p>116,813</text:p>
          </table:table-cell>
          <table:table-cell table:formula="of:=[.$H$9]*[.B4]" office:value-type="float" office:value="23362.56" calcext:value-type="float">
            <text:p>23,363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5.61384083044983" calcext:value-type="float">
            <text:p>5.6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</table:table-row>
        <table:table-row table:style-name="ro10">
          <table:table-cell office:value-type="float" office:value="4" calcext:value-type="float">
            <text:p>4</text:p>
          </table:table-cell>
          <table:table-cell table:formula="of:=[.B4]*(1+[.$H$4])^(1)" office:value-type="float" office:value="121485.312" calcext:value-type="float">
            <text:p>121,485</text:p>
          </table:table-cell>
          <table:table-cell table:formula="of:=[.$H$9]*[.B5]" office:value-type="float" office:value="24297.0624" calcext:value-type="float">
            <text:p>24,297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5.7239161408508" calcext:value-type="float">
            <text:p>5.7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10">
          <table:table-cell office:value-type="float" office:value="5" calcext:value-type="float">
            <text:p>5</text:p>
          </table:table-cell>
          <table:table-cell table:formula="of:=[.B5]*(1+[.$H$4])^(1)" office:value-type="float" office:value="126344.72448" calcext:value-type="float">
            <text:p>126,345</text:p>
          </table:table-cell>
          <table:table-cell table:formula="of:=[.$H$9]*[.B6]" office:value-type="float" office:value="25268.944896" calcext:value-type="float">
            <text:p>25,269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5.83614979067141" calcext:value-type="float">
            <text:p>5.8</text:p>
          </table:table-cell>
          <table:table-cell table:number-columns-repeated="3"/>
        </table:table-row>
        <table:table-row table:style-name="ro11">
          <table:table-cell office:value-type="float" office:value="6" calcext:value-type="float">
            <text:p>6</text:p>
          </table:table-cell>
          <table:table-cell table:formula="of:=[.B6]*(1+[.$H$7])^(1)" office:value-type="float" office:value="138979.196928" calcext:value-type="float">
            <text:p>138,979</text:p>
          </table:table-cell>
          <table:table-cell table:formula="of:=[.$H$9]*[.B7]" office:value-type="float" office:value="27795.8393856" calcext:value-type="float">
            <text:p>27,796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6.29388702915544" calcext:value-type="float">
            <text:p>6.3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</table:table-row>
        <table:table-row table:style-name="ro10">
          <table:table-cell office:value-type="float" office:value="7" calcext:value-type="float">
            <text:p>7</text:p>
          </table:table-cell>
          <table:table-cell table:formula="of:=[.B7]*(1+[.$H$4])^(1)" office:value-type="float" office:value="144538.36480512" calcext:value-type="float">
            <text:p>144,538</text:p>
          </table:table-cell>
          <table:table-cell table:formula="of:=[.$H$9]*[.B8]" office:value-type="float" office:value="28907.672961024" calcext:value-type="float">
            <text:p>28,908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6.41729657874672" calcext:value-type="float">
            <text:p>6.4</text:p>
          </table:table-cell>
          <table:table-cell table:number-columns-repeated="3"/>
        </table:table-row>
        <table:table-row table:style-name="ro11">
          <table:table-cell office:value-type="float" office:value="8" calcext:value-type="float">
            <text:p>8</text:p>
          </table:table-cell>
          <table:table-cell table:formula="of:=[.B8]*(1+[.$H$4])^(1)" office:value-type="float" office:value="150319.899397325" calcext:value-type="float">
            <text:p>150,320</text:p>
          </table:table-cell>
          <table:table-cell table:formula="of:=[.$H$9]*[.B9]" office:value-type="float" office:value="30063.979879465" calcext:value-type="float">
            <text:p>30,064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6.54312592342803" calcext:value-type="float">
            <text:p>6.5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10">
          <table:table-cell office:value-type="float" office:value="9" calcext:value-type="float">
            <text:p>9</text:p>
          </table:table-cell>
          <table:table-cell table:formula="of:=[.B9]*(1+[.$H$4])^(1)" office:value-type="float" office:value="156332.695373218" calcext:value-type="float">
            <text:p>156,333</text:p>
          </table:table-cell>
          <table:table-cell table:formula="of:=[.$H$9]*[.B10]" office:value-type="float" office:value="31266.5390746436" calcext:value-type="float">
            <text:p>31,267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6.67142251016192" calcext:value-type="float">
            <text:p>6.7</text:p>
          </table:table-cell>
          <table:table-cell table:formula="of:=SUM([.E2:.E9])" office:value-type="float" office:value="47.3340986462434" calcext:value-type="float">
            <text:p>47.3340986462</text:p>
          </table:table-cell>
          <table:table-cell table:number-columns-repeated="2"/>
        </table:table-row>
        <table:table-row table:style-name="ro10">
          <table:table-cell office:value-type="float" office:value="10" calcext:value-type="float">
            <text:p>10</text:p>
          </table:table-cell>
          <table:table-cell table:formula="of:=[.B10]*(1+[.$H$4])^(1)" office:value-type="float" office:value="162586.003188147" calcext:value-type="float">
            <text:p>162,586</text:p>
          </table:table-cell>
          <table:table-cell table:formula="of:=[.$H$9]*[.B11]" office:value-type="float" office:value="32517.2006376293" calcext:value-type="float">
            <text:p>32,517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6.80223471624352" calcext:value-type="float">
            <text:p>6.8</text:p>
          </table:table-cell>
          <table:table-cell table:number-columns-repeated="3"/>
        </table:table-row>
        <table:table-row table:style-name="ro10">
          <table:table-cell office:value-type="float" office:value="11" calcext:value-type="float">
            <text:p>11</text:p>
          </table:table-cell>
          <table:table-cell table:formula="of:=[.B11]*(1+[.$H$7])^(1)" office:value-type="float" office:value="178844.603506961" calcext:value-type="float">
            <text:p>178,845</text:p>
          </table:table-cell>
          <table:table-cell table:formula="of:=[.$H$9]*[.B12]" office:value-type="float" office:value="35768.9207013922" calcext:value-type="float">
            <text:p>35,769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7.33574332143909" calcext:value-type="float">
            <text:p>7.3</text:p>
          </table:table-cell>
          <table:table-cell table:number-columns-repeated="3"/>
        </table:table-row>
        <table:table-row table:style-name="ro10">
          <table:table-cell office:value-type="float" office:value="12" calcext:value-type="float">
            <text:p>12</text:p>
          </table:table-cell>
          <table:table-cell table:formula="of:=[.B12]*(1+[.$H$4])^(1)" office:value-type="float" office:value="185998.38764724" calcext:value-type="float">
            <text:p>185,998</text:p>
          </table:table-cell>
          <table:table-cell table:formula="of:=[.$H$9]*[.B13]" office:value-type="float" office:value="37199.6775294479" calcext:value-type="float">
            <text:p>37,200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7.47958142578104" calcext:value-type="float">
            <text:p>7.5</text:p>
          </table:table-cell>
          <table:table-cell table:number-columns-repeated="3"/>
        </table:table-row>
        <table:table-row table:style-name="ro10">
          <table:table-cell office:value-type="float" office:value="13" calcext:value-type="float">
            <text:p>13</text:p>
          </table:table-cell>
          <table:table-cell table:formula="of:=[.B13]*(1+[.$H$4])^(1)" office:value-type="float" office:value="193438.323153129" calcext:value-type="float">
            <text:p>193,438</text:p>
          </table:table-cell>
          <table:table-cell table:formula="of:=[.$H$9]*[.B14]" office:value-type="float" office:value="38687.6646306259" calcext:value-type="float">
            <text:p>38,688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7.62623988511008" calcext:value-type="float">
            <text:p>7.6</text:p>
          </table:table-cell>
          <table:table-cell table:number-columns-repeated="3"/>
        </table:table-row>
        <table:table-row table:style-name="ro10">
          <table:table-cell office:value-type="float" office:value="14" calcext:value-type="float">
            <text:p>14</text:p>
          </table:table-cell>
          <table:table-cell table:formula="of:=[.B14]*(1+[.$H$4])^(1)" office:value-type="float" office:value="201175.856079254" calcext:value-type="float">
            <text:p>201,176</text:p>
          </table:table-cell>
          <table:table-cell table:formula="of:=[.$H$9]*[.B15]" office:value-type="float" office:value="40235.1712158509" calcext:value-type="float">
            <text:p>40,235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7.77577400050439" calcext:value-type="float">
            <text:p>7.8</text:p>
          </table:table-cell>
          <table:table-cell table:number-columns-repeated="3"/>
        </table:table-row>
        <table:table-row table:style-name="ro10">
          <table:table-cell office:value-type="float" office:value="15" calcext:value-type="float">
            <text:p>15</text:p>
          </table:table-cell>
          <table:table-cell table:formula="of:=[.B15]*(1+[.$H$4])^(1)" office:value-type="float" office:value="209222.890322425" calcext:value-type="float">
            <text:p>209,223</text:p>
          </table:table-cell>
          <table:table-cell table:formula="of:=[.$H$9]*[.B16]" office:value-type="float" office:value="41844.5780644849" calcext:value-type="float">
            <text:p>41,845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7.92824015737703" calcext:value-type="float">
            <text:p>7.9</text:p>
          </table:table-cell>
          <table:table-cell table:number-columns-repeated="3"/>
        </table:table-row>
        <table:table-row table:style-name="ro10">
          <table:table-cell office:value-type="float" office:value="16" calcext:value-type="float">
            <text:p>16</text:p>
          </table:table-cell>
          <table:table-cell table:formula="of:=[.B16]*(1+[.$H$7])^(1)" office:value-type="float" office:value="230145.179354667" calcext:value-type="float">
            <text:p>230,145</text:p>
          </table:table-cell>
          <table:table-cell table:formula="of:=[.$H$9]*[.B17]" office:value-type="float" office:value="46029.0358709334" calcext:value-type="float">
            <text:p>46,029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8.55006291481836" calcext:value-type="float">
            <text:p>8.6</text:p>
          </table:table-cell>
          <table:table-cell table:number-columns-repeated="3"/>
        </table:table-row>
        <table:table-row table:style-name="ro10">
          <table:table-cell office:value-type="float" office:value="17" calcext:value-type="float">
            <text:p>17</text:p>
          </table:table-cell>
          <table:table-cell table:formula="of:=[.B17]*(1+[.$H$4])^(1)" office:value-type="float" office:value="239350.986528854" calcext:value-type="float">
            <text:p>239,351</text:p>
          </table:table-cell>
          <table:table-cell table:formula="of:=[.$H$9]*[.B18]" office:value-type="float" office:value="47870.1973057708" calcext:value-type="float">
            <text:p>47,870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8.71771120726578" calcext:value-type="float">
            <text:p>8.7</text:p>
          </table:table-cell>
          <table:table-cell table:number-columns-repeated="3"/>
        </table:table-row>
        <table:table-row table:style-name="ro10">
          <table:table-cell office:value-type="float" office:value="18" calcext:value-type="float">
            <text:p>18</text:p>
          </table:table-cell>
          <table:table-cell table:formula="of:=[.B18]*(1+[.$H$4])^(1)" office:value-type="float" office:value="248925.025990008" calcext:value-type="float">
            <text:p>248,925</text:p>
          </table:table-cell>
          <table:table-cell table:formula="of:=[.$H$9]*[.B19]" office:value-type="float" office:value="49785.0051980016" calcext:value-type="float">
            <text:p>49,785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8.88864672113374" calcext:value-type="float">
            <text:p>8.9</text:p>
          </table:table-cell>
          <table:table-cell table:number-columns-repeated="3"/>
        </table:table-row>
        <table:table-row table:style-name="ro10">
          <table:table-cell office:value-type="float" office:value="19" calcext:value-type="float">
            <text:p>19</text:p>
          </table:table-cell>
          <table:table-cell table:formula="of:=[.B19]*(1+[.$H$4])^(1)" office:value-type="float" office:value="258882.027029608" calcext:value-type="float">
            <text:p>258,882</text:p>
          </table:table-cell>
          <table:table-cell table:formula="of:=[.$H$9]*[.B20]" office:value-type="float" office:value="51776.4054059217" calcext:value-type="float">
            <text:p>51,776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9.0629339117442" calcext:value-type="float">
            <text:p>9.1</text:p>
          </table:table-cell>
          <table:table-cell table:number-columns-repeated="3"/>
        </table:table-row>
        <table:table-row table:style-name="ro10">
          <table:table-cell office:value-type="float" office:value="20" calcext:value-type="float">
            <text:p>20</text:p>
          </table:table-cell>
          <table:table-cell table:formula="of:=[.B20]*(1+[.$H$4])^(1)" office:value-type="float" office:value="269237.308110793" calcext:value-type="float">
            <text:p>269,237</text:p>
          </table:table-cell>
          <table:table-cell table:formula="of:=[.$H$9]*[.B21]" office:value-type="float" office:value="53847.4616221585" calcext:value-type="float">
            <text:p>53,847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9.24063849824899" calcext:value-type="float">
            <text:p>9.2</text:p>
          </table:table-cell>
          <table:table-cell table:number-columns-repeated="3"/>
        </table:table-row>
        <table:table-row table:style-name="ro10">
          <table:table-cell office:value-type="float" office:value="21" calcext:value-type="float">
            <text:p>21</text:p>
          </table:table-cell>
          <table:table-cell table:formula="of:=[.B21]*(1+[.$H$7])^(1)" office:value-type="float" office:value="296161.038921872" calcext:value-type="float">
            <text:p>296,161</text:p>
          </table:table-cell>
          <table:table-cell table:formula="of:=[.$H$9]*[.B22]" office:value-type="float" office:value="59232.2077843744" calcext:value-type="float">
            <text:p>59,232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9.96539445889597" calcext:value-type="float">
            <text:p>10.0</text:p>
          </table:table-cell>
          <table:table-cell table:number-columns-repeated="3"/>
        </table:table-row>
        <table:table-row table:style-name="ro10">
          <table:table-cell office:value-type="float" office:value="22" calcext:value-type="float">
            <text:p>22</text:p>
          </table:table-cell>
          <table:table-cell table:formula="of:=[.B22]*(1+[.$H$4])^(1)" office:value-type="float" office:value="308007.480478747" calcext:value-type="float">
            <text:p>308,007</text:p>
          </table:table-cell>
          <table:table-cell table:formula="of:=[.$H$9]*[.B23]" office:value-type="float" office:value="61601.4960957494" calcext:value-type="float">
            <text:p>61,601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10.1607943502469" calcext:value-type="float">
            <text:p>10.2</text:p>
          </table:table-cell>
          <table:table-cell table:number-columns-repeated="3"/>
        </table:table-row>
        <table:table-row table:style-name="ro10">
          <table:table-cell office:value-type="float" office:value="23" calcext:value-type="float">
            <text:p>23</text:p>
          </table:table-cell>
          <table:table-cell table:formula="of:=[.B23]*(1+[.$H$4])^(1)" office:value-type="float" office:value="320327.779697897" calcext:value-type="float">
            <text:p>320,328</text:p>
          </table:table-cell>
          <table:table-cell table:formula="of:=[.$H$9]*[.B24]" office:value-type="float" office:value="64065.5559395793" calcext:value-type="float">
            <text:p>64,066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10.3600256120164" calcext:value-type="float">
            <text:p>10.4</text:p>
          </table:table-cell>
          <table:table-cell table:number-columns-repeated="3"/>
        </table:table-row>
        <table:table-row table:style-name="ro10">
          <table:table-cell office:value-type="float" office:value="24" calcext:value-type="float">
            <text:p>24</text:p>
          </table:table-cell>
          <table:table-cell table:formula="of:=[.B24]*(1+[.$H$4])^(1)" office:value-type="float" office:value="333140.890885813" calcext:value-type="float">
            <text:p>333,141</text:p>
          </table:table-cell>
          <table:table-cell table:formula="of:=[.$H$9]*[.B25]" office:value-type="float" office:value="66628.1781771625" calcext:value-type="float">
            <text:p>66,628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10.5631633691148" calcext:value-type="float">
            <text:p>10.6</text:p>
          </table:table-cell>
          <table:table-cell table:number-columns-repeated="3"/>
        </table:table-row>
        <table:table-row table:style-name="ro10">
          <table:table-cell office:value-type="float" office:value="25" calcext:value-type="float">
            <text:p>25</text:p>
          </table:table-cell>
          <table:table-cell table:formula="of:=[.B25]*(1+[.$H$4])^(1)" office:value-type="float" office:value="346466.526521245" calcext:value-type="float">
            <text:p>346,467</text:p>
          </table:table-cell>
          <table:table-cell table:formula="of:=[.$H$9]*[.B26]" office:value-type="float" office:value="69293.305304249" calcext:value-type="float">
            <text:p>69,293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10.7702842194896" calcext:value-type="float">
            <text:p>10.8</text:p>
          </table:table-cell>
          <table:table-cell table:number-columns-repeated="3"/>
        </table:table-row>
        <table:table-row table:style-name="ro10">
          <table:table-cell office:value-type="float" office:value="26" calcext:value-type="float">
            <text:p>26</text:p>
          </table:table-cell>
          <table:table-cell table:formula="of:=[.B26]*(1+[.$H$7])^(1)" office:value-type="float" office:value="381113.17917337" calcext:value-type="float">
            <text:p>381,113</text:p>
          </table:table-cell>
          <table:table-cell table:formula="of:=[.$H$9]*[.B27]" office:value-type="float" office:value="76222.6358346739" calcext:value-type="float">
            <text:p>76,223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11.6150123935672" calcext:value-type="float">
            <text:p>11.6</text:p>
          </table:table-cell>
          <table:table-cell table:number-columns-repeated="3"/>
        </table:table-row>
        <table:table-row table:style-name="ro10">
          <table:table-cell office:value-type="float" office:value="27" calcext:value-type="float">
            <text:p>27</text:p>
          </table:table-cell>
          <table:table-cell table:formula="of:=[.B27]*(1+[.$H$4])^(1)" office:value-type="float" office:value="396357.706340304" calcext:value-type="float">
            <text:p>396,358</text:p>
          </table:table-cell>
          <table:table-cell table:formula="of:=[.$H$9]*[.B28]" office:value-type="float" office:value="79271.5412680609" calcext:value-type="float">
            <text:p>79,272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11.8427577346175" calcext:value-type="float">
            <text:p>11.8</text:p>
          </table:table-cell>
          <table:table-cell table:number-columns-repeated="3"/>
        </table:table-row>
        <table:table-row table:style-name="ro10">
          <table:table-cell office:value-type="float" office:value="28" calcext:value-type="float">
            <text:p>28</text:p>
          </table:table-cell>
          <table:table-cell table:formula="of:=[.B28]*(1+[.$H$4])^(1)" office:value-type="float" office:value="412212.014593917" calcext:value-type="float">
            <text:p>412,212</text:p>
          </table:table-cell>
          <table:table-cell table:formula="of:=[.$H$9]*[.B29]" office:value-type="float" office:value="82442.4029187833" calcext:value-type="float">
            <text:p>82,442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12.0749686705904" calcext:value-type="float">
            <text:p>12.1</text:p>
          </table:table-cell>
          <table:table-cell table:number-columns-repeated="3"/>
        </table:table-row>
        <table:table-row table:style-name="ro10">
          <table:table-cell office:value-type="float" office:value="29" calcext:value-type="float">
            <text:p>29</text:p>
          </table:table-cell>
          <table:table-cell table:formula="of:=[.B29]*(1+[.$H$4])^(1)" office:value-type="float" office:value="428700.495177673" calcext:value-type="float">
            <text:p>428,700</text:p>
          </table:table-cell>
          <table:table-cell table:formula="of:=[.$H$9]*[.B30]" office:value-type="float" office:value="85740.0990355347" calcext:value-type="float">
            <text:p>85,740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12.3117327621706" calcext:value-type="float">
            <text:p>12.3</text:p>
          </table:table-cell>
          <table:table-cell table:number-columns-repeated="3"/>
        </table:table-row>
        <table:table-row table:style-name="ro10">
          <table:table-cell office:value-type="float" office:value="30" calcext:value-type="float">
            <text:p>30</text:p>
          </table:table-cell>
          <table:table-cell table:formula="of:=[.B30]*(1+[.$H$4])^(1)" office:value-type="float" office:value="445848.51498478" calcext:value-type="float">
            <text:p>445,849</text:p>
          </table:table-cell>
          <table:table-cell table:formula="of:=[.$H$9]*[.B31]" office:value-type="float" office:value="89169.7029969561" calcext:value-type="float">
            <text:p>89,170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12.5531392869191" calcext:value-type="float">
            <text:p>12.6</text:p>
          </table:table-cell>
          <table:table-cell table:formula="of:=SUM([.E2:.E30])" office:value-type="float" office:value="243.077461486781" calcext:value-type="float">
            <text:p>243.0774614868</text:p>
          </table:table-cell>
          <table:table-cell table:number-columns-repeated="2"/>
        </table:table-row>
        <table:table-row table:style-name="ro10">
          <table:table-cell office:value-type="float" office:value="31" calcext:value-type="float">
            <text:p>31</text:p>
          </table:table-cell>
          <table:table-cell table:formula="of:=[.B31]*(1+[.$H$7])^(1)" office:value-type="float" office:value="490433.366483258" calcext:value-type="float">
            <text:p>490,433</text:p>
          </table:table-cell>
          <table:table-cell table:formula="of:=[.$H$9]*[.B32]" office:value-type="float" office:value="98086.6732966517" calcext:value-type="float">
            <text:p>98,087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13.5376992309912" calcext:value-type="float">
            <text:p>13.5</text:p>
          </table:table-cell>
          <table:table-cell table:number-columns-repeated="3"/>
        </table:table-row>
        <table:table-row table:style-name="ro10">
          <table:table-cell office:value-type="float" office:value="32" calcext:value-type="float">
            <text:p>32</text:p>
          </table:table-cell>
          <table:table-cell table:formula="of:=[.B32]*(1+[.$H$4])^(1)" office:value-type="float" office:value="510050.701142589" calcext:value-type="float">
            <text:p>510,051</text:p>
          </table:table-cell>
          <table:table-cell table:formula="of:=[.$H$9]*[.B33]" office:value-type="float" office:value="102010.140228518" calcext:value-type="float">
            <text:p>102,010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13.8031443139518" calcext:value-type="float">
            <text:p>13.8</text:p>
          </table:table-cell>
          <table:table-cell table:number-columns-repeated="3"/>
        </table:table-row>
        <table:table-row table:style-name="ro10">
          <table:table-cell office:value-type="float" office:value="33" calcext:value-type="float">
            <text:p>33</text:p>
          </table:table-cell>
          <table:table-cell table:formula="of:=[.B33]*(1+[.$H$4])^(1)" office:value-type="float" office:value="530452.729188292" calcext:value-type="float">
            <text:p>530,453</text:p>
          </table:table-cell>
          <table:table-cell table:formula="of:=[.$H$9]*[.B34]" office:value-type="float" office:value="106090.545837658" calcext:value-type="float">
            <text:p>106,091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14.0737942024606" calcext:value-type="float">
            <text:p>14.1</text:p>
          </table:table-cell>
          <table:table-cell table:number-columns-repeated="3"/>
        </table:table-row>
        <table:table-row table:style-name="ro10">
          <table:table-cell office:value-type="float" office:value="34" calcext:value-type="float">
            <text:p>34</text:p>
          </table:table-cell>
          <table:table-cell table:formula="of:=[.B34]*(1+[.$H$4])^(1)" office:value-type="float" office:value="551670.838355824" calcext:value-type="float">
            <text:p>551,671</text:p>
          </table:table-cell>
          <table:table-cell table:formula="of:=[.$H$9]*[.B35]" office:value-type="float" office:value="110334.167671165" calcext:value-type="float">
            <text:p>110,334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14.3497509515285" calcext:value-type="float">
            <text:p>14.3</text:p>
          </table:table-cell>
          <table:table-cell table:number-columns-repeated="3"/>
        </table:table-row>
        <table:table-row table:style-name="ro10">
          <table:table-cell office:value-type="float" office:value="35" calcext:value-type="float">
            <text:p>35</text:p>
          </table:table-cell>
          <table:table-cell table:formula="of:=[.B35]*(1+[.$H$4])^(1)" office:value-type="float" office:value="573737.671890057" calcext:value-type="float">
            <text:p>573,738</text:p>
          </table:table-cell>
          <table:table-cell table:formula="of:=[.$H$9]*[.B36]" office:value-type="float" office:value="114747.534378011" calcext:value-type="float">
            <text:p>114,748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14.6311186172447" calcext:value-type="float">
            <text:p>14.6</text:p>
          </table:table-cell>
          <table:table-cell table:formula="of:=SUM([.E2:.E36])" office:value-type="float" office:value="326.026108089877" calcext:value-type="float">
            <text:p>326.0261080899</text:p>
          </table:table-cell>
          <table:table-cell table:number-columns-repeated="2"/>
        </table:table-row>
        <table:table-row table:style-name="ro10">
          <table:table-cell office:value-type="float" office:value="36" calcext:value-type="float">
            <text:p>36</text:p>
          </table:table-cell>
          <table:table-cell table:formula="of:=[.B36]*(1+[.$H$4])^(1)" office:value-type="float" office:value="596687.178765659" calcext:value-type="float">
            <text:p>596,687</text:p>
          </table:table-cell>
          <table:table-cell table:formula="of:=[.$H$9]*[.B37]" office:value-type="float" office:value="119337.435753132" calcext:value-type="float">
            <text:p>119,337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14.9180032960142" calcext:value-type="float">
            <text:p>14.9</text:p>
          </table:table-cell>
          <table:table-cell table:number-columns-repeated="3"/>
        </table:table-row>
        <table:table-row table:style-name="ro10">
          <table:table-cell office:value-type="float" office:value="37" calcext:value-type="float">
            <text:p>37</text:p>
          </table:table-cell>
          <table:table-cell table:formula="of:=[.B37]*(1+[.$H$7])^(1)" office:value-type="float" office:value="656355.896642225" calcext:value-type="float">
            <text:p>656,356</text:p>
          </table:table-cell>
          <table:table-cell table:formula="of:=[.$H$9]*[.B38]" office:value-type="float" office:value="131271.179328445" calcext:value-type="float">
            <text:p>131,271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16.0880427702114" calcext:value-type="float">
            <text:p>16.1</text:p>
          </table:table-cell>
          <table:table-cell table:number-columns-repeated="3"/>
        </table:table-row>
        <table:table-row table:style-name="ro10">
          <table:table-cell office:value-type="float" office:value="38" calcext:value-type="float">
            <text:p>38</text:p>
          </table:table-cell>
          <table:table-cell table:formula="of:=[.B38]*(1+[.$H$4])^(1)" office:value-type="float" office:value="682610.132507914" calcext:value-type="float">
            <text:p>682,610</text:p>
          </table:table-cell>
          <table:table-cell table:formula="of:=[.$H$9]*[.B39]" office:value-type="float" office:value="136522.026501583" calcext:value-type="float">
            <text:p>136,522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16.4034945892352" calcext:value-type="float">
            <text:p>16.4</text:p>
          </table:table-cell>
          <table:table-cell table:number-columns-repeated="3"/>
        </table:table-row>
        <table:table-row table:style-name="ro10">
          <table:table-cell office:value-type="float" office:value="39" calcext:value-type="float">
            <text:p>39</text:p>
          </table:table-cell>
          <table:table-cell table:formula="of:=[.B39]*(1+[.$H$4])^(1)" office:value-type="float" office:value="709914.537808231" calcext:value-type="float">
            <text:p>709,915</text:p>
          </table:table-cell>
          <table:table-cell table:formula="of:=[.$H$9]*[.B40]" office:value-type="float" office:value="141982.907561646" calcext:value-type="float">
            <text:p>141,983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16.7251317380437" calcext:value-type="float">
            <text:p>16.7</text:p>
          </table:table-cell>
          <table:table-cell table:number-columns-repeated="3"/>
        </table:table-row>
        <table:table-row table:style-name="ro10">
          <table:table-cell office:value-type="float" office:value="40" calcext:value-type="float">
            <text:p>40</text:p>
          </table:table-cell>
          <table:table-cell table:formula="of:=[.B40]*(1+[.$H$4])^(1)" office:value-type="float" office:value="738311.11932056" calcext:value-type="float">
            <text:p>738,311</text:p>
          </table:table-cell>
          <table:table-cell table:formula="of:=[.$H$9]*[.B41]" office:value-type="float" office:value="147662.223864112" calcext:value-type="float">
            <text:p>147,662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17.0530754976132" calcext:value-type="float">
            <text:p>17.1</text:p>
          </table:table-cell>
          <table:table-cell table:number-columns-repeated="3"/>
        </table:table-row>
        <table:table-row table:style-name="ro10">
          <table:table-cell/>
          <table:table-cell table:formula="of:=AVERAGE([.B2:.B41])" office:value-type="float" office:value="331537.484569374" calcext:value-type="float">
            <text:p>331,537</text:p>
          </table:table-cell>
          <table:table-cell/>
          <table:table-cell table:style-name="ce5"/>
          <table:table-cell table:formula="of:=SUM([.E2:.E41])" office:value-type="float" office:value="407.213855980995" calcext:value-type="float">
            <text:p>407.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MC" table:style-name="ta1"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24"/>
        <table:table-column table:style-name="co1" table:default-cell-style-name="ce1"/>
        <table:table-column table:style-name="co1" table:number-columns-repeated="3" table:default-cell-style-name="Default"/>
        <table:table-row table:style-name="ro8">
          <table:table-cell office:value-type="string" calcext:value-type="string">
            <text:p>year</text:p>
          </table:table-cell>
          <table:table-cell table:style-name="ce24"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style-name="ce5"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2]" office:value-type="float" office:value="75000" calcext:value-type="float">
            <text:p>75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18.75" calcext:value-type="float">
            <text:p>18.8</text:p>
          </table:table-cell>
          <table:table-cell table:style-name="ce5"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3]" office:value-type="float" office:value="75000" calcext:value-type="float">
            <text:p>75,00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18.3823529411765" calcext:value-type="float">
            <text:p>18.4</text:p>
          </table:table-cell>
          <table:table-cell table:style-name="ce5"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4]" office:value-type="float" office:value="75000" calcext:value-type="float">
            <text:p>75,000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18.0219146482122" calcext:value-type="float">
            <text:p>18.0</text:p>
          </table:table-cell>
          <table:table-cell table:style-name="ce5"/>
          <table:table-cell table:style-name="ce5" office:value-type="string" calcext:value-type="string">
            <text:p>interest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5]" office:value-type="float" office:value="75000" calcext:value-type="float">
            <text:p>75,000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17.6685437727571" calcext:value-type="float">
            <text:p>17.7</text:p>
          </table:table-cell>
          <table:table-cell table:style-name="ce5"/>
          <table:table-cell table:style-name="ce5"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6]" office:value-type="float" office:value="75000" calcext:value-type="float">
            <text:p>75,000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17.3221017379971" calcext:value-type="float">
            <text:p>17.3</text:p>
          </table:table-cell>
          <table:table-cell table:style-name="ce5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" office:value-type="float" office:value="250000" calcext:value-type="float">
            <text:p>250,000</text:p>
          </table:table-cell>
          <table:table-cell table:formula="of:=[.$H$9]*[.B7]" office:value-type="float" office:value="125000" calcext:value-type="float">
            <text:p>125,000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28.3040878071849" calcext:value-type="float">
            <text:p>28.3</text:p>
          </table:table-cell>
          <table:table-cell table:style-name="ce5" table:formula="of:=SUM([.E2:.E6])" office:value-type="float" office:value="90.1449131001429" calcext:value-type="float">
            <text:p>90.1449131001</text:p>
          </table:table-cell>
          <table:table-cell table:style-name="ce5" office:value-type="string" calcext:value-type="string">
            <text:p>every5 year interest</text:p>
          </table:table-cell>
          <table:table-cell table:style-name="ce20" office:value-type="percentage" office:value="0.125" calcext:value-type="percentage">
            <text:p>12.5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4" office:value-type="float" office:value="250001" calcext:value-type="float">
            <text:p>250,001</text:p>
          </table:table-cell>
          <table:table-cell table:formula="of:=[.$H$9]*[.B8]" office:value-type="float" office:value="125000.5" calcext:value-type="float">
            <text:p>125,001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27.7492166897413" calcext:value-type="float">
            <text:p>27.7</text:p>
          </table:table-cell>
          <table:table-cell table:style-name="ce5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" office:value-type="float" office:value="250002" calcext:value-type="float">
            <text:p>250,002</text:p>
          </table:table-cell>
          <table:table-cell table:formula="of:=[.$H$9]*[.B9]" office:value-type="float" office:value="125001" calcext:value-type="float">
            <text:p>125,001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27.2052232217295" calcext:value-type="float">
            <text:p>27.2</text:p>
          </table:table-cell>
          <table:table-cell table:style-name="ce5"/>
          <table:table-cell table:style-name="ce5" office:value-type="string" calcext:value-type="string">
            <text:p>percentage of income</text:p>
          </table:table-cell>
          <table:table-cell table:style-name="ce20" office:value-type="percentage" office:value="0.5" calcext:value-type="percentage">
            <text:p>5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4" office:value-type="float" office:value="250003" calcext:value-type="float">
            <text:p>250,003</text:p>
          </table:table-cell>
          <table:table-cell table:formula="of:=[.$H$9]*[.B10]" office:value-type="float" office:value="125001.5" calcext:value-type="float">
            <text:p>125,002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26.6718941585802" calcext:value-type="float">
            <text:p>26.7</text:p>
          </table:table-cell>
          <table:table-cell table:style-name="ce5" table:formula="of:=SUM([.E2:.E9])" office:value-type="float" office:value="173.403440818799" calcext:value-type="float">
            <text:p>173.4034408188</text:p>
          </table:table-cell>
          <table:table-cell table:style-name="ce5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4" office:value-type="float" office:value="250004" calcext:value-type="float">
            <text:p>250,004</text:p>
          </table:table-cell>
          <table:table-cell table:formula="of:=[.$H$9]*[.B11]" office:value-type="float" office:value="125002" calcext:value-type="float">
            <text:p>125,002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26.1490204361535" calcext:value-type="float">
            <text:p>26.1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4" office:value-type="float" office:value="250005" calcext:value-type="float">
            <text:p>250,005</text:p>
          </table:table-cell>
          <table:table-cell table:formula="of:=[.$H$9]*[.B12]" office:value-type="float" office:value="125002.5" calcext:value-type="float">
            <text:p>125,003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25.636397088786" calcext:value-type="float">
            <text:p>25.6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50000" calcext:value-type="float">
            <text:p>450000</text:p>
          </table:table-cell>
          <table:table-cell table:formula="of:=[.$H$9]*[.B13]" office:value-type="float" office:value="225000" calcext:value-type="float">
            <text:p>225,000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45.2397959489975" calcext:value-type="float">
            <text:p>45.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50001" calcext:value-type="float">
            <text:p>450001</text:p>
          </table:table-cell>
          <table:table-cell table:formula="of:=[.$H$9]*[.B14]" office:value-type="float" office:value="225000.5" calcext:value-type="float">
            <text:p>225,001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44.3528396881151" calcext:value-type="float">
            <text:p>44.4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50002" calcext:value-type="float">
            <text:p>450002</text:p>
          </table:table-cell>
          <table:table-cell table:formula="of:=[.$H$9]*[.B15]" office:value-type="float" office:value="225001" calcext:value-type="float">
            <text:p>225,001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43.4832727938844" calcext:value-type="float">
            <text:p>43.5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50003" calcext:value-type="float">
            <text:p>450003</text:p>
          </table:table-cell>
          <table:table-cell table:formula="of:=[.$H$9]*[.B16]" office:value-type="float" office:value="225001.5" calcext:value-type="float">
            <text:p>225,002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42.6307543362255" calcext:value-type="float">
            <text:p>42.6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50004" calcext:value-type="float">
            <text:p>450004</text:p>
          </table:table-cell>
          <table:table-cell table:formula="of:=[.$H$9]*[.B17]" office:value-type="float" office:value="225002" calcext:value-type="float">
            <text:p>225,002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41.7949500692192" calcext:value-type="float">
            <text:p>41.8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0005" calcext:value-type="float">
            <text:p>450005</text:p>
          </table:table-cell>
          <table:table-cell table:formula="of:=[.$H$9]*[.B18]" office:value-type="float" office:value="225002.5" calcext:value-type="float">
            <text:p>225,003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40.9755323000592" calcext:value-type="float">
            <text:p>41.0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50006" calcext:value-type="float">
            <text:p>450006</text:p>
          </table:table-cell>
          <table:table-cell table:formula="of:=[.$H$9]*[.B19]" office:value-type="float" office:value="225003" calcext:value-type="float">
            <text:p>225,003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40.1721797605745" calcext:value-type="float">
            <text:p>40.2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50007" calcext:value-type="float">
            <text:p>450007</text:p>
          </table:table-cell>
          <table:table-cell table:formula="of:=[.$H$9]*[.B20]" office:value-type="float" office:value="225003.5" calcext:value-type="float">
            <text:p>225,004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39.3845774812694" calcext:value-type="float">
            <text:p>39.4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00000" calcext:value-type="float">
            <text:p>600000</text:p>
          </table:table-cell>
          <table:table-cell table:formula="of:=[.$H$9]*[.B21]" office:value-type="float" office:value="300000" calcext:value-type="float">
            <text:p>300,000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51.4823069827664" calcext:value-type="float">
            <text:p>51.5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00001" calcext:value-type="float">
            <text:p>600001</text:p>
          </table:table-cell>
          <table:table-cell table:formula="of:=[.$H$9]*[.B22]" office:value-type="float" office:value="300000.5" calcext:value-type="float">
            <text:p>300,001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50.4729341045209" calcext:value-type="float">
            <text:p>50.5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00002" calcext:value-type="float">
            <text:p>600002</text:p>
          </table:table-cell>
          <table:table-cell table:formula="of:=[.$H$9]*[.B23]" office:value-type="float" office:value="300001" calcext:value-type="float">
            <text:p>300,001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49.4833512018996" calcext:value-type="float">
            <text:p>49.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00003" calcext:value-type="float">
            <text:p>600003</text:p>
          </table:table-cell>
          <table:table-cell table:formula="of:=[.$H$9]*[.B24]" office:value-type="float" office:value="300001.5" calcext:value-type="float">
            <text:p>300,002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48.5131702685066" calcext:value-type="float">
            <text:p>48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00004" calcext:value-type="float">
            <text:p>600004</text:p>
          </table:table-cell>
          <table:table-cell table:formula="of:=[.$H$9]*[.B25]" office:value-type="float" office:value="300002" calcext:value-type="float">
            <text:p>300,002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47.5620109052804" calcext:value-type="float">
            <text:p>47.6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00005" calcext:value-type="float">
            <text:p>600005</text:p>
          </table:table-cell>
          <table:table-cell table:formula="of:=[.$H$9]*[.B26]" office:value-type="float" office:value="300002.5" calcext:value-type="float">
            <text:p>300,003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46.6295001713433" calcext:value-type="float">
            <text:p>46.6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00006" calcext:value-type="float">
            <text:p>600006</text:p>
          </table:table-cell>
          <table:table-cell table:formula="of:=[.$H$9]*[.B27]" office:value-type="float" office:value="300003" calcext:value-type="float">
            <text:p>300,003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45.7152724377738" calcext:value-type="float">
            <text:p>45.7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00007" calcext:value-type="float">
            <text:p>600007</text:p>
          </table:table-cell>
          <table:table-cell table:formula="of:=[.$H$9]*[.B28]" office:value-type="float" office:value="300003.5" calcext:value-type="float">
            <text:p>300,004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44.8189692442477" calcext:value-type="float">
            <text:p>44.8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00008" calcext:value-type="float">
            <text:p>600008</text:p>
          </table:table-cell>
          <table:table-cell table:formula="of:=[.$H$9]*[.B29]" office:value-type="float" office:value="300004" calcext:value-type="float">
            <text:p>300,004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43.9402391584885" calcext:value-type="float">
            <text:p>43.9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00009" calcext:value-type="float">
            <text:p>600009</text:p>
          </table:table-cell>
          <table:table-cell table:formula="of:=[.$H$9]*[.B30]" office:value-type="float" office:value="300004.5" calcext:value-type="float">
            <text:p>300,005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43.0787376384745" calcext:value-type="float">
            <text:p>43.1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00010" calcext:value-type="float">
            <text:p>600010</text:p>
          </table:table-cell>
          <table:table-cell table:formula="of:=[.$H$9]*[.B31]" office:value-type="float" office:value="300005" calcext:value-type="float">
            <text:p>300,005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42.2341268973467" calcext:value-type="float">
            <text:p>42.2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00011" calcext:value-type="float">
            <text:p>600011</text:p>
          </table:table-cell>
          <table:table-cell table:formula="of:=[.$H$9]*[.B32]" office:value-type="float" office:value="300005.5" calcext:value-type="float">
            <text:p>300,006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41.4060757709657" calcext:value-type="float">
            <text:p>41.4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00012" calcext:value-type="float">
            <text:p>600012</text:p>
          </table:table-cell>
          <table:table-cell table:formula="of:=[.$H$9]*[.B33]" office:value-type="float" office:value="300006" calcext:value-type="float">
            <text:p>300,006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40.5942595880655" calcext:value-type="float">
            <text:p>40.6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00013" calcext:value-type="float">
            <text:p>600013</text:p>
          </table:table-cell>
          <table:table-cell table:formula="of:=[.$H$9]*[.B34]" office:value-type="float" office:value="300006.5" calcext:value-type="float">
            <text:p>300,007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39.7983600429527" calcext:value-type="float">
            <text:p>39.8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00014" calcext:value-type="float">
            <text:p>600014</text:p>
          </table:table-cell>
          <table:table-cell table:formula="of:=[.$H$9]*[.B35]" office:value-type="float" office:value="300007" calcext:value-type="float">
            <text:p>300,007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39.0180650707016" calcext:value-type="float">
            <text:p>39.0</text:p>
          </table:table-cell>
          <table:table-cell table:formula="of:=SUM([.E2:.E34])" office:value-type="float" office:value="1225.6239692933" calcext:value-type="float">
            <text:p>1225.623969293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00015" calcext:value-type="float">
            <text:p>600015</text:p>
          </table:table-cell>
          <table:table-cell table:formula="of:=[.$H$9]*[.B36]" office:value-type="float" office:value="300007.5" calcext:value-type="float">
            <text:p>300,008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38.2530687247968" calcext:value-type="float">
            <text:p>38.3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00016" calcext:value-type="float">
            <text:p>600016</text:p>
          </table:table-cell>
          <table:table-cell table:formula="of:=[.$H$9]*[.B37]" office:value-type="float" office:value="300008" calcext:value-type="float">
            <text:p>300,008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37.503071057174" calcext:value-type="float">
            <text:p>37.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00017" calcext:value-type="float">
            <text:p>600017</text:p>
          </table:table-cell>
          <table:table-cell table:formula="of:=[.$H$9]*[.B38]" office:value-type="float" office:value="300008.5" calcext:value-type="float">
            <text:p>300,009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36.7677780006134" calcext:value-type="float">
            <text:p>36.8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00018" calcext:value-type="float">
            <text:p>600018</text:p>
          </table:table-cell>
          <table:table-cell table:formula="of:=[.$H$9]*[.B39]" office:value-type="float" office:value="300009" calcext:value-type="float">
            <text:p>300,009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36.0469012534384" calcext:value-type="float">
            <text:p>36.0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00019" calcext:value-type="float">
            <text:p>600019</text:p>
          </table:table-cell>
          <table:table-cell table:formula="of:=[.$H$9]*[.B40]" office:value-type="float" office:value="300009.5" calcext:value-type="float">
            <text:p>300,010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35.3401581664754" calcext:value-type="float">
            <text:p>35.3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style-name="Default" table:formula="of:=SUM([.E2:.E40])" office:value-type="float" office:value="1448.5530115665" calcext:value-type="float">
            <text:p>1448.5530115665</text:p>
          </table:table-cell>
          <table:table-cell table:number-columns-repeated="3"/>
        </table:table-row>
      </table:table>
      <table:table table:name="MC2" table:style-name="ta1"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8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00" calcext:value-type="float">
            <text:p>150,000</text:p>
          </table:table-cell>
          <table:table-cell table:formula="of:=[.$H$9]*[.B2]" office:value-type="float" office:value="45000" calcext:value-type="float">
            <text:p>45,0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11.25" calcext:value-type="float">
            <text:p>11.3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156000" calcext:value-type="float">
            <text:p>156,000</text:p>
          </table:table-cell>
          <table:table-cell table:formula="of:=[.$H$9]*[.B3]" office:value-type="float" office:value="46800" calcext:value-type="float">
            <text:p>46,800</text:p>
          </table:table-cell>
          <table:table-cell table:style-name="ce24"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11.4705882352941" calcext:value-type="float">
            <text:p>11.5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62240" calcext:value-type="float">
            <text:p>162,240</text:p>
          </table:table-cell>
          <table:table-cell table:formula="of:=[.$H$9]*[.B4]" office:value-type="float" office:value="48672" calcext:value-type="float">
            <text:p>48,672</text:p>
          </table:table-cell>
          <table:table-cell table:style-name="ce24"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11.6955017301038" calcext:value-type="float">
            <text:p>11.7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68729.6" calcext:value-type="float">
            <text:p>168,730</text:p>
          </table:table-cell>
          <table:table-cell table:formula="of:=[.$H$9]*[.B5]" office:value-type="float" office:value="50618.88" calcext:value-type="float">
            <text:p>50,619</text:p>
          </table:table-cell>
          <table:table-cell table:style-name="ce24"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11.9248252934392" calcext:value-type="float">
            <text:p>11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75478.784" calcext:value-type="float">
            <text:p>175,479</text:p>
          </table:table-cell>
          <table:table-cell table:formula="of:=[.$H$9]*[.B6]" office:value-type="float" office:value="52643.6352" calcext:value-type="float">
            <text:p>52,644</text:p>
          </table:table-cell>
          <table:table-cell table:style-name="ce24"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12.1586453972321" calcext:value-type="float">
            <text:p>12.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193026.6624" calcext:value-type="float">
            <text:p>193,027</text:p>
          </table:table-cell>
          <table:table-cell table:formula="of:=[.$H$9]*[.B7]" office:value-type="float" office:value="57907.99872" calcext:value-type="float">
            <text:p>57,908</text:p>
          </table:table-cell>
          <table:table-cell table:style-name="ce24"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13.1122646440738" calcext:value-type="float">
            <text:p>13.1</text:p>
          </table:table-cell>
          <table:table-cell table:formula="of:=SUM([.E2:.E6])" office:value-type="float" office:value="58.4995606560692" calcext:value-type="float">
            <text:p>58.4995606561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200747.728896" calcext:value-type="float">
            <text:p>200,748</text:p>
          </table:table-cell>
          <table:table-cell table:formula="of:=[.$H$9]*[.B8]" office:value-type="float" office:value="60224.3186688" calcext:value-type="float">
            <text:p>60,224</text:p>
          </table:table-cell>
          <table:table-cell table:style-name="ce24"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13.369367872389" calcext:value-type="float">
            <text:p>13.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1+[.$H$4])^(1)" office:value-type="float" office:value="208777.63805184" calcext:value-type="float">
            <text:p>208,778</text:p>
          </table:table-cell>
          <table:table-cell table:formula="of:=[.$H$9]*[.B9]" office:value-type="float" office:value="62633.291415552" calcext:value-type="float">
            <text:p>62,633</text:p>
          </table:table-cell>
          <table:table-cell table:style-name="ce24"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13.6315123404751" calcext:value-type="float">
            <text:p>13.6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3" calcext:value-type="percentage">
            <text:p>3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217128.743573914" calcext:value-type="float">
            <text:p>217,129</text:p>
          </table:table-cell>
          <table:table-cell table:formula="of:=[.$H$9]*[.B10]" office:value-type="float" office:value="65138.6230721741" calcext:value-type="float">
            <text:p>65,139</text:p>
          </table:table-cell>
          <table:table-cell table:style-name="ce24"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13.8987968961707" calcext:value-type="float">
            <text:p>13.9</text:p>
          </table:table-cell>
          <table:table-cell table:formula="of:=SUM([.E2:.E9])" office:value-type="float" office:value="98.6127055130071" calcext:value-type="float">
            <text:p>98.61270551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225813.89331687" calcext:value-type="float">
            <text:p>225,814</text:p>
          </table:table-cell>
          <table:table-cell table:formula="of:=[.$H$9]*[.B11]" office:value-type="float" office:value="67744.1679950611" calcext:value-type="float">
            <text:p>67,744</text:p>
          </table:table-cell>
          <table:table-cell table:style-name="ce24"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14.1713223255073" calcext:value-type="float">
            <text:p>14.2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248395.282648557" calcext:value-type="float">
            <text:p>248,395</text:p>
          </table:table-cell>
          <table:table-cell table:formula="of:=[.$H$9]*[.B12]" office:value-type="float" office:value="74518.5847945672" calcext:value-type="float">
            <text:p>74,519</text:p>
          </table:table-cell>
          <table:table-cell table:style-name="ce24"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15.2827985863314" calcext:value-type="float">
            <text:p>15.3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258331.0939545" calcext:value-type="float">
            <text:p>258,331</text:p>
          </table:table-cell>
          <table:table-cell table:formula="of:=[.$H$9]*[.B13]" office:value-type="float" office:value="77499.3281863499" calcext:value-type="float">
            <text:p>77,499</text:p>
          </table:table-cell>
          <table:table-cell table:style-name="ce24"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15.5824613037105" calcext:value-type="float">
            <text:p>15.6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268664.33771268" calcext:value-type="float">
            <text:p>268,664</text:p>
          </table:table-cell>
          <table:table-cell table:formula="of:=[.$H$9]*[.B14]" office:value-type="float" office:value="80599.3013138039" calcext:value-type="float">
            <text:p>80,599</text:p>
          </table:table-cell>
          <table:table-cell table:style-name="ce24"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15.887999760646" calcext:value-type="float">
            <text:p>15.9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279410.911221187" calcext:value-type="float">
            <text:p>279,411</text:p>
          </table:table-cell>
          <table:table-cell table:formula="of:=[.$H$9]*[.B15]" office:value-type="float" office:value="83823.273366356" calcext:value-type="float">
            <text:p>83,823</text:p>
          </table:table-cell>
          <table:table-cell table:style-name="ce24"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16.1995291677175" calcext:value-type="float">
            <text:p>16.2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290587.347670034" calcext:value-type="float">
            <text:p>290,587</text:p>
          </table:table-cell>
          <table:table-cell table:formula="of:=[.$H$9]*[.B16]" office:value-type="float" office:value="87176.2043010103" calcext:value-type="float">
            <text:p>87,176</text:p>
          </table:table-cell>
          <table:table-cell table:style-name="ce24"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16.5171669945355" calcext:value-type="float">
            <text:p>16.5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319646.082437038" calcext:value-type="float">
            <text:p>319,646</text:p>
          </table:table-cell>
          <table:table-cell table:formula="of:=[.$H$9]*[.B17]" office:value-type="float" office:value="95893.8247311113" calcext:value-type="float">
            <text:p>95,894</text:p>
          </table:table-cell>
          <table:table-cell table:style-name="ce24"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17.8126310725383" calcext:value-type="float">
            <text:p>17.8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332431.925734519" calcext:value-type="float">
            <text:p>332,432</text:p>
          </table:table-cell>
          <table:table-cell table:formula="of:=[.$H$9]*[.B18]" office:value-type="float" office:value="99729.5777203558" calcext:value-type="float">
            <text:p>99,730</text:p>
          </table:table-cell>
          <table:table-cell table:style-name="ce24"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18.1618983484704" calcext:value-type="float">
            <text:p>18.2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345729.2027639" calcext:value-type="float">
            <text:p>345,729</text:p>
          </table:table-cell>
          <table:table-cell table:formula="of:=[.$H$9]*[.B19]" office:value-type="float" office:value="103718.76082917" calcext:value-type="float">
            <text:p>103,719</text:p>
          </table:table-cell>
          <table:table-cell table:style-name="ce24"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18.5180140023619" calcext:value-type="float">
            <text:p>18.5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359558.370874456" calcext:value-type="float">
            <text:p>359,558</text:p>
          </table:table-cell>
          <table:table-cell table:formula="of:=[.$H$9]*[.B20]" office:value-type="float" office:value="107867.511262337" calcext:value-type="float">
            <text:p>107,868</text:p>
          </table:table-cell>
          <table:table-cell table:style-name="ce24"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18.8811123161338" calcext:value-type="float">
            <text:p>18.9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373940.705709434" calcext:value-type="float">
            <text:p>373,941</text:p>
          </table:table-cell>
          <table:table-cell table:formula="of:=[.$H$9]*[.B21]" office:value-type="float" office:value="112182.21171283" calcext:value-type="float">
            <text:p>112,182</text:p>
          </table:table-cell>
          <table:table-cell table:style-name="ce24"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19.2513302046854" calcext:value-type="float">
            <text:p>19.3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411334.776280378" calcext:value-type="float">
            <text:p>411,335</text:p>
          </table:table-cell>
          <table:table-cell table:formula="of:=[.$H$9]*[.B22]" office:value-type="float" office:value="123400.432884113" calcext:value-type="float">
            <text:p>123,400</text:p>
          </table:table-cell>
          <table:table-cell table:style-name="ce24"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20.7612384560333" calcext:value-type="float">
            <text:p>20.8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427788.167331593" calcext:value-type="float">
            <text:p>427,788</text:p>
          </table:table-cell>
          <table:table-cell table:formula="of:=[.$H$9]*[.B23]" office:value-type="float" office:value="128336.450199478" calcext:value-type="float">
            <text:p>128,336</text:p>
          </table:table-cell>
          <table:table-cell table:style-name="ce24"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21.1683215630143" calcext:value-type="float">
            <text:p>21.2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444899.694024857" calcext:value-type="float">
            <text:p>444,900</text:p>
          </table:table-cell>
          <table:table-cell table:formula="of:=[.$H$9]*[.B24]" office:value-type="float" office:value="133469.908207457" calcext:value-type="float">
            <text:p>133,470</text:p>
          </table:table-cell>
          <table:table-cell table:style-name="ce24"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21.5833866917009" calcext:value-type="float">
            <text:p>21.6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462695.681785851" calcext:value-type="float">
            <text:p>462,696</text:p>
          </table:table-cell>
          <table:table-cell table:formula="of:=[.$H$9]*[.B25]" office:value-type="float" office:value="138808.704535755" calcext:value-type="float">
            <text:p>138,809</text:p>
          </table:table-cell>
          <table:table-cell table:style-name="ce24"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22.0065903523225" calcext:value-type="float">
            <text:p>22.0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481203.509057285" calcext:value-type="float">
            <text:p>481,204</text:p>
          </table:table-cell>
          <table:table-cell table:formula="of:=[.$H$9]*[.B26]" office:value-type="float" office:value="144361.052717186" calcext:value-type="float">
            <text:p>144,361</text:p>
          </table:table-cell>
          <table:table-cell table:style-name="ce24"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22.4380921239366" calcext:value-type="float">
            <text:p>22.4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529323.859963013" calcext:value-type="float">
            <text:p>529,324</text:p>
          </table:table-cell>
          <table:table-cell table:formula="of:=[.$H$9]*[.B27]" office:value-type="float" office:value="158797.157988904" calcext:value-type="float">
            <text:p>158,797</text:p>
          </table:table-cell>
          <table:table-cell table:style-name="ce24"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24.1979424865983" calcext:value-type="float">
            <text:p>24.2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550496.814361534" calcext:value-type="float">
            <text:p>550,497</text:p>
          </table:table-cell>
          <table:table-cell table:formula="of:=[.$H$9]*[.B28]" office:value-type="float" office:value="165149.04430846" calcext:value-type="float">
            <text:p>165,149</text:p>
          </table:table-cell>
          <table:table-cell table:style-name="ce24"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24.6724119471199" calcext:value-type="float">
            <text:p>24.7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572516.686935995" calcext:value-type="float">
            <text:p>572,517</text:p>
          </table:table-cell>
          <table:table-cell table:formula="of:=[.$H$9]*[.B29]" office:value-type="float" office:value="171755.006080799" calcext:value-type="float">
            <text:p>171,755</text:p>
          </table:table-cell>
          <table:table-cell table:style-name="ce24"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25.1561847303967" calcext:value-type="float">
            <text:p>25.2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595417.354413435" calcext:value-type="float">
            <text:p>595,417</text:p>
          </table:table-cell>
          <table:table-cell table:formula="of:=[.$H$9]*[.B30]" office:value-type="float" office:value="178625.206324031" calcext:value-type="float">
            <text:p>178,625</text:p>
          </table:table-cell>
          <table:table-cell table:style-name="ce24"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25.6494432545222" calcext:value-type="float">
            <text:p>25.6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619234.048589973" calcext:value-type="float">
            <text:p>619,234</text:p>
          </table:table-cell>
          <table:table-cell table:formula="of:=[.$H$9]*[.B31]" office:value-type="float" office:value="185770.214576992" calcext:value-type="float">
            <text:p>185,770</text:p>
          </table:table-cell>
          <table:table-cell table:style-name="ce24"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26.1523735144147" calcext:value-type="float">
            <text:p>26.2</text:p>
          </table:table-cell>
          <table:table-cell table:formula="of:=SUM([.E2:.E30])" office:value-type="float" office:value="506.411378097461" calcext:value-type="float">
            <text:p>506.4113780975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681157.45344897" calcext:value-type="float">
            <text:p>681,157</text:p>
          </table:table-cell>
          <table:table-cell table:formula="of:=[.$H$9]*[.B32]" office:value-type="float" office:value="204347.236034691" calcext:value-type="float">
            <text:p>204,347</text:p>
          </table:table-cell>
          <table:table-cell table:style-name="ce24"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28.2035400645649" calcext:value-type="float">
            <text:p>28.2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708403.751586929" calcext:value-type="float">
            <text:p>708,404</text:p>
          </table:table-cell>
          <table:table-cell table:formula="of:=[.$H$9]*[.B33]" office:value-type="float" office:value="212521.125476079" calcext:value-type="float">
            <text:p>212,521</text:p>
          </table:table-cell>
          <table:table-cell table:style-name="ce24"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28.7565506540662" calcext:value-type="float">
            <text:p>28.8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736739.901650406" calcext:value-type="float">
            <text:p>736,740</text:p>
          </table:table-cell>
          <table:table-cell table:formula="of:=[.$H$9]*[.B34]" office:value-type="float" office:value="221021.970495122" calcext:value-type="float">
            <text:p>221,022</text:p>
          </table:table-cell>
          <table:table-cell table:style-name="ce24"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29.3204045884597" calcext:value-type="float">
            <text:p>29.3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766209.497716422" calcext:value-type="float">
            <text:p>766,209</text:p>
          </table:table-cell>
          <table:table-cell table:formula="of:=[.$H$9]*[.B35]" office:value-type="float" office:value="229862.849314927" calcext:value-type="float">
            <text:p>229,863</text:p>
          </table:table-cell>
          <table:table-cell table:style-name="ce24"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29.895314482351" calcext:value-type="float">
            <text:p>29.9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796857.877625079" calcext:value-type="float">
            <text:p>796,858</text:p>
          </table:table-cell>
          <table:table-cell table:formula="of:=[.$H$9]*[.B36]" office:value-type="float" office:value="239057.363287524" calcext:value-type="float">
            <text:p>239,057</text:p>
          </table:table-cell>
          <table:table-cell table:style-name="ce24"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30.4814971192599" calcext:value-type="float">
            <text:p>30.5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828732.192730083" calcext:value-type="float">
            <text:p>828,732</text:p>
          </table:table-cell>
          <table:table-cell table:formula="of:=[.$H$9]*[.B37]" office:value-type="float" office:value="248619.657819025" calcext:value-type="float">
            <text:p>248,620</text:p>
          </table:table-cell>
          <table:table-cell table:style-name="ce24"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31.079173533363" calcext:value-type="float">
            <text:p>31.1</text:p>
          </table:table-cell>
          <table:table-cell table:formula="of:=SUM([.E2:.E36])" office:value-type="float" office:value="679.221058520577" calcext:value-type="float">
            <text:p>679.2210585206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911605.412003091" calcext:value-type="float">
            <text:p>911,605</text:p>
          </table:table-cell>
          <table:table-cell table:formula="of:=[.$H$9]*[.B38]" office:value-type="float" office:value="273481.623600927" calcext:value-type="float">
            <text:p>273,482</text:p>
          </table:table-cell>
          <table:table-cell table:style-name="ce24"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33.5167557712738" calcext:value-type="float">
            <text:p>33.5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948069.628483214" calcext:value-type="float">
            <text:p>948,070</text:p>
          </table:table-cell>
          <table:table-cell table:formula="of:=[.$H$9]*[.B39]" office:value-type="float" office:value="284420.888544964" calcext:value-type="float">
            <text:p>284,421</text:p>
          </table:table-cell>
          <table:table-cell table:style-name="ce24"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34.1739470609067" calcext:value-type="float">
            <text:p>34.2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985992.413622543" calcext:value-type="float">
            <text:p>985,992</text:p>
          </table:table-cell>
          <table:table-cell table:formula="of:=[.$H$9]*[.B40]" office:value-type="float" office:value="295797.724086763" calcext:value-type="float">
            <text:p>295,798</text:p>
          </table:table-cell>
          <table:table-cell table:style-name="ce24"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34.8440244542578" calcext:value-type="float">
            <text:p>34.8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1025432.11016744" calcext:value-type="float">
            <text:p>1,025,432</text:p>
          </table:table-cell>
          <table:table-cell table:formula="of:=[.$H$9]*[.B41]" office:value-type="float" office:value="307629.633050233" calcext:value-type="float">
            <text:p>307,630</text:p>
          </table:table-cell>
          <table:table-cell table:style-name="ce24"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35.5272406200275" calcext:value-type="float">
            <text:p>35.5</text:p>
          </table:table-cell>
          <table:table-cell table:number-columns-repeated="1019"/>
        </table:table-row>
        <table:table-row table:style-name="ro2">
          <table:table-cell/>
          <table:table-cell table:formula="of:=AVERAGE([.B2:.B31])" office:value-type="float" office:value="334318.296790295" calcext:value-type="float">
            <text:p>334,318</text:p>
          </table:table-cell>
          <table:table-cell table:number-columns-repeated="2"/>
          <table:table-cell table:formula="of:=SUM([.E2:.E41])" office:value-type="float" office:value="848.362199960406" calcext:value-type="float">
            <text:p>848.4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comparison.A4:comparison.Q33" table:contains-header="false">
          <table:sort>
            <table:sort-by table:field-number="1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 style:data-style-name="N2" text:time-value="18:28:35.782406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2:56:07.539064833</meta:creation-date>
    <meta:editing-duration>P2DT7H27M1S</meta:editing-duration>
    <meta:editing-cycles>55</meta:editing-cycles>
    <meta:generator>LibreOffice/5.1.6.2$Linux_X86_64 LibreOffice_project/10m0$Build-2</meta:generator>
    <dc:date>2018-07-03T18:56:17.899767482</dc:date>
    <meta:document-statistic meta:table-count="12" meta:cell-count="2628" meta:object-count="0"/>
  </office:meta>
</office:document-meta>
</file>